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BBBRPi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number-columns-repeated="3" office:value-type="string" calcext:value-type="string">
            <text:p><text:s/>successRate 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 SuccessRate</text:p>
          </table:table-cell>
          <table:table-cell office:value-type="string" calcext:value-type="string">
            <text:p>averageErrorRate</text:p>
          </table:table-cell>
          <table:table-cell/>
          <table:table-cell table:style-name="Default"/>
          <table:table-cell table:number-columns-repeated="1011"/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2])" office:value-type="float" office:value="10" calcext:value-type="float">
            <text:p>10</text:p>
          </table:table-cell>
          <table:table-cell table:formula="of:=ROUND(8*[.B2]/0.0418)" office:value-type="float" office:value="1914" calcext:value-type="float">
            <text:p>1914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Default" office:value-type="float" office:value="65" calcext:value-type="float">
            <text:p>65</text:p>
          </table:table-cell>
          <table:table-cell table:formula="of:=AVERAGE([.D2:.F2])" office:value-type="float" office:value="65" calcext:value-type="float">
            <text:p>65</text:p>
          </table:table-cell>
          <table:table-cell table:formula="of:=[.G2]/70" office:value-type="float" office:value="0.928571428571429" calcext:value-type="float">
            <text:p>0.928571428571429</text:p>
          </table:table-cell>
          <table:table-cell table:formula="of:=1-[.H2]" office:value-type="float" office:value="0.0714285714285714" calcext:value-type="float">
            <text:p>0.071428571428571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3])" office:value-type="float" office:value="20" calcext:value-type="float">
            <text:p>20</text:p>
          </table:table-cell>
          <table:table-cell table:formula="of:=ROUND(8*[.B3]/0.0418)" office:value-type="float" office:value="3828" calcext:value-type="float">
            <text:p>3828</text:p>
          </table:table-cell>
          <table:table-cell table:number-columns-repeated="2" office:value-type="float" office:value="57" calcext:value-type="float">
            <text:p>57</text:p>
          </table:table-cell>
          <table:table-cell table:style-name="Default" office:value-type="float" office:value="55" calcext:value-type="float">
            <text:p>55</text:p>
          </table:table-cell>
          <table:table-cell table:formula="of:=AVERAGE([.D3:.F3])" office:value-type="float" office:value="56.3333333333333" calcext:value-type="float">
            <text:p>56.3333333333333</text:p>
          </table:table-cell>
          <table:table-cell table:formula="of:=[.G3]/70" office:value-type="float" office:value="0.804761904761905" calcext:value-type="float">
            <text:p>0.804761904761905</text:p>
          </table:table-cell>
          <table:table-cell table:formula="of:=1-[.H3]" office:value-type="float" office:value="0.195238095238095" calcext:value-type="float">
            <text:p>0.195238095238095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4])" office:value-type="float" office:value="40" calcext:value-type="float">
            <text:p>40</text:p>
          </table:table-cell>
          <table:table-cell table:formula="of:=ROUND(8*[.B4]/0.0418)" office:value-type="float" office:value="7656" calcext:value-type="float">
            <text:p>765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64" calcext:value-type="float">
            <text:p>64</text:p>
          </table:table-cell>
          <table:table-cell table:formula="of:=AVERAGE([.D4:.F4])" office:value-type="float" office:value="64.3333333333333" calcext:value-type="float">
            <text:p>64.3333333333333</text:p>
          </table:table-cell>
          <table:table-cell table:formula="of:=[.G4]/70" office:value-type="float" office:value="0.919047619047619" calcext:value-type="float">
            <text:p>0.919047619047619</text:p>
          </table:table-cell>
          <table:table-cell table:formula="of:=1-[.H4]" office:value-type="float" office:value="0.080952380952381" calcext:value-type="float">
            <text:p>0.080952380952381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5])" office:value-type="float" office:value="50" calcext:value-type="float">
            <text:p>50</text:p>
          </table:table-cell>
          <table:table-cell table:formula="of:=ROUND(8*[.B5]/0.0418)" office:value-type="float" office:value="9569" calcext:value-type="float">
            <text:p>956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formula="of:=AVERAGE([.D5:.F5])" office:value-type="float" office:value="63.6666666666667" calcext:value-type="float">
            <text:p>63.6666666666667</text:p>
          </table:table-cell>
          <table:table-cell table:formula="of:=[.G5]/70" office:value-type="float" office:value="0.90952380952381" calcext:value-type="float">
            <text:p>0.90952380952381</text:p>
          </table:table-cell>
          <table:table-cell table:formula="of:=1-[.H5]" office:value-type="float" office:value="0.0904761904761905" calcext:value-type="float">
            <text:p>0.090476190476191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6])" office:value-type="float" office:value="66" calcext:value-type="float">
            <text:p>66</text:p>
          </table:table-cell>
          <table:table-cell table:formula="of:=ROUND(8*[.B6]/0.0418)" office:value-type="float" office:value="12632" calcext:value-type="float">
            <text:p>126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formula="of:=AVERAGE([.D6:.F6])" office:value-type="float" office:value="65" calcext:value-type="float">
            <text:p>65</text:p>
          </table:table-cell>
          <table:table-cell table:formula="of:=[.G6]/70" office:value-type="float" office:value="0.928571428571429" calcext:value-type="float">
            <text:p>0.928571428571429</text:p>
          </table:table-cell>
          <table:table-cell table:formula="of:=1-[.H6]" office:value-type="float" office:value="0.0714285714285714" calcext:value-type="float">
            <text:p>0.071428571428571</text:p>
          </table:table-cell>
          <table:table-cell/>
          <table:table-cell table:style-name="Default"/>
          <table:table-cell office:value-type="string" calcext:value-type="string">
            <text:p>Policy : always get next message</text:p>
          </table:table-cell>
          <table:table-cell table:number-columns-repeated="1010"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7])" office:value-type="float" office:value="100" calcext:value-type="float">
            <text:p>100</text:p>
          </table:table-cell>
          <table:table-cell table:formula="of:=ROUND(8*[.B7]/0.0418)" office:value-type="float" office:value="19139" calcext:value-type="float">
            <text:p>19139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7" calcext:value-type="float">
            <text:p>67</text:p>
          </table:table-cell>
          <table:table-cell table:formula="of:=AVERAGE([.D7:.F7])" office:value-type="float" office:value="65.3333333333333" calcext:value-type="float">
            <text:p>65.3333333333333</text:p>
          </table:table-cell>
          <table:table-cell table:formula="of:=[.G7]/70" office:value-type="float" office:value="0.933333333333333" calcext:value-type="float">
            <text:p>0.933333333333333</text:p>
          </table:table-cell>
          <table:table-cell table:formula="of:=1-[.H7]" office:value-type="float" office:value="0.0666666666666668" calcext:value-type="float">
            <text:p>0.066666666666667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8])" office:value-type="float" office:value="111" calcext:value-type="float">
            <text:p>111</text:p>
          </table:table-cell>
          <table:table-cell table:formula="of:=ROUND(8*[.B8]/0.0418)" office:value-type="float" office:value="21244" calcext:value-type="float">
            <text:p>2124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8" calcext:value-type="float">
            <text:p>68</text:p>
          </table:table-cell>
          <table:table-cell table:formula="of:=AVERAGE([.D8:.F8])" office:value-type="float" office:value="66" calcext:value-type="float">
            <text:p>66</text:p>
          </table:table-cell>
          <table:table-cell table:formula="of:=[.G8]/70" office:value-type="float" office:value="0.942857142857143" calcext:value-type="float">
            <text:p>0.942857142857143</text:p>
          </table:table-cell>
          <table:table-cell table:formula="of:=1-[.H8]" office:value-type="float" office:value="0.0571428571428572" calcext:value-type="float">
            <text:p>0.057142857142857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9])" office:value-type="float" office:value="125" calcext:value-type="float">
            <text:p>125</text:p>
          </table:table-cell>
          <table:table-cell table:formula="of:=ROUND(8*[.B9]/0.0418)" office:value-type="float" office:value="23923" calcext:value-type="float">
            <text:p>239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4" calcext:value-type="float">
            <text:p>64</text:p>
          </table:table-cell>
          <table:table-cell table:formula="of:=AVERAGE([.D9:.F9])" office:value-type="float" office:value="65.6666666666667" calcext:value-type="float">
            <text:p>65.6666666666667</text:p>
          </table:table-cell>
          <table:table-cell table:formula="of:=[.G9]/70" office:value-type="float" office:value="0.938095238095238" calcext:value-type="float">
            <text:p>0.938095238095238</text:p>
          </table:table-cell>
          <table:table-cell table:formula="of:=1-[.H9]" office:value-type="float" office:value="0.0619047619047618" calcext:value-type="float">
            <text:p>0.061904761904762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10])" office:value-type="float" office:value="142" calcext:value-type="float">
            <text:p>142</text:p>
          </table:table-cell>
          <table:table-cell table:formula="of:=ROUND(8*[.B10]/0.0418)" office:value-type="float" office:value="27177" calcext:value-type="float">
            <text:p>2717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66" calcext:value-type="float">
            <text:p>66</text:p>
          </table:table-cell>
          <table:table-cell table:formula="of:=AVERAGE([.D10:.F10])" office:value-type="float" office:value="63.3333333333333" calcext:value-type="float">
            <text:p>63.3333333333333</text:p>
          </table:table-cell>
          <table:table-cell table:formula="of:=[.G10]/70" office:value-type="float" office:value="0.904761904761905" calcext:value-type="float">
            <text:p>0.904761904761905</text:p>
          </table:table-cell>
          <table:table-cell table:formula="of:=1-[.H10]" office:value-type="float" office:value="0.0952380952380952" calcext:value-type="float">
            <text:p>0.095238095238095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11])" office:value-type="float" office:value="166" calcext:value-type="float">
            <text:p>166</text:p>
          </table:table-cell>
          <table:table-cell table:formula="of:=ROUND(8*[.B11]/0.0418)" office:value-type="float" office:value="31770" calcext:value-type="float">
            <text:p>3177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3" calcext:value-type="float">
            <text:p>53</text:p>
          </table:table-cell>
          <table:table-cell table:formula="of:=AVERAGE([.D11:.F11])" office:value-type="float" office:value="57.3333333333333" calcext:value-type="float">
            <text:p>57.3333333333333</text:p>
          </table:table-cell>
          <table:table-cell table:formula="of:=[.G11]/70" office:value-type="float" office:value="0.819047619047619" calcext:value-type="float">
            <text:p>0.819047619047619</text:p>
          </table:table-cell>
          <table:table-cell table:formula="of:=1-[.H11]" office:value-type="float" office:value="0.180952380952381" calcext:value-type="float">
            <text:p>0.180952380952381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12])" office:value-type="float" office:value="200" calcext:value-type="float">
            <text:p>200</text:p>
          </table:table-cell>
          <table:table-cell table:formula="of:=ROUND(8*[.B12]/0.0418)" office:value-type="float" office:value="38278" calcext:value-type="float">
            <text:p>38278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Default" office:value-type="float" office:value="52" calcext:value-type="float">
            <text:p>52</text:p>
          </table:table-cell>
          <table:table-cell table:formula="of:=AVERAGE([.D12:.F12])" office:value-type="float" office:value="53.3333333333333" calcext:value-type="float">
            <text:p>53.3333333333333</text:p>
          </table:table-cell>
          <table:table-cell table:formula="of:=[.G12]/70" office:value-type="float" office:value="0.761904761904762" calcext:value-type="float">
            <text:p>0.761904761904762</text:p>
          </table:table-cell>
          <table:table-cell table:formula="of:=1-[.H12]" office:value-type="float" office:value="0.238095238095238" calcext:value-type="float">
            <text:p>0.238095238095238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13])" office:value-type="float" office:value="250" calcext:value-type="float">
            <text:p>250</text:p>
          </table:table-cell>
          <table:table-cell table:formula="of:=ROUND(8*[.B13]/0.0418)" office:value-type="float" office:value="47847" calcext:value-type="float">
            <text:p>4784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6" calcext:value-type="float">
            <text:p>46</text:p>
          </table:table-cell>
          <table:table-cell table:formula="of:=AVERAGE([.D13:.F13])" office:value-type="float" office:value="45.6666666666667" calcext:value-type="float">
            <text:p>45.6666666666667</text:p>
          </table:table-cell>
          <table:table-cell table:formula="of:=[.G13]/70" office:value-type="float" office:value="0.652380952380952" calcext:value-type="float">
            <text:p>0.652380952380952</text:p>
          </table:table-cell>
          <table:table-cell table:formula="of:=1-[.H13]" office:value-type="float" office:value="0.347619047619048" calcext:value-type="float">
            <text:p>0.347619047619048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14])" office:value-type="float" office:value="333" calcext:value-type="float">
            <text:p>333</text:p>
          </table:table-cell>
          <table:table-cell table:formula="of:=ROUND(8*[.B14]/0.0418)" office:value-type="float" office:value="63732" calcext:value-type="float">
            <text:p>637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 table:formula="of:=AVERAGE([.D14:.F14])" office:value-type="float" office:value="31.3333333333333" calcext:value-type="float">
            <text:p>31.3333333333333</text:p>
          </table:table-cell>
          <table:table-cell table:formula="of:=[.G14]/70" office:value-type="float" office:value="0.447619047619048" calcext:value-type="float">
            <text:p>0.447619047619048</text:p>
          </table:table-cell>
          <table:table-cell table:formula="of:=1-[.H14]" office:value-type="float" office:value="0.552380952380952" calcext:value-type="float">
            <text:p>0.5523809523809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15])" office:value-type="float" office:value="500" calcext:value-type="float">
            <text:p>500</text:p>
          </table:table-cell>
          <table:table-cell table:formula="of:=ROUND(8*[.B15]/0.0418)" office:value-type="float" office:value="95694" calcext:value-type="float">
            <text:p>9569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AVERAGE([.D15:.F15])" office:value-type="float" office:value="8" calcext:value-type="float">
            <text:p>8</text:p>
          </table:table-cell>
          <table:table-cell table:formula="of:=[.G15]/70" office:value-type="float" office:value="0.114285714285714" calcext:value-type="float">
            <text:p>0.114285714285714</text:p>
          </table:table-cell>
          <table:table-cell table:formula="of:=1-[.H15]" office:value-type="float" office:value="0.885714285714286" calcext:value-type="float">
            <text:p>0.88571428571428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16])" office:value-type="float" office:value="1000" calcext:value-type="float">
            <text:p>1000</text:p>
          </table:table-cell>
          <table:table-cell table:formula="of:=ROUND(8*[.B16]/0.0418)" office:value-type="float" office:value="191388" calcext:value-type="float">
            <text:p>1913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AVERAGE([.D16:.F16])" office:value-type="float" office:value="0" calcext:value-type="float">
            <text:p>0</text:p>
          </table:table-cell>
          <table:table-cell table:formula="of:=[.G16]/70" office:value-type="float" office:value="0" calcext:value-type="float">
            <text:p>0</text:p>
          </table:table-cell>
          <table:table-cell table:formula="of:=1-[.H1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20])" office:value-type="float" office:value="10" calcext:value-type="float">
            <text:p>10</text:p>
          </table:table-cell>
          <table:table-cell table:formula="of:=ROUND(8*[.B20]/0.0418)" office:value-type="float" office:value="1914" calcext:value-type="float">
            <text:p>1914</text:p>
          </table:table-cell>
          <table:table-cell table:formula="of:=AVERAGE([.D37];[.D54];[.D71])" office:value-type="float" office:value="159397" calcext:value-type="float">
            <text:p>159397</text:p>
          </table:table-cell>
          <table:table-cell table:formula="of:=AVERAGE([.E37];[.E54];[.E71])" office:value-type="float" office:value="19155.1666666667" calcext:value-type="float">
            <text:p>19155.1666666667</text:p>
          </table:table-cell>
          <table:table-cell table:formula="of:=AVERAGE([.F37];[.F54];[.F71])" office:value-type="float" office:value="70" calcext:value-type="float">
            <text:p>70</text:p>
          </table:table-cell>
          <table:table-cell table:formula="of:=AVERAGE([.G37];[.G54];[.G71])" office:value-type="float" office:value="39020.3333333333" calcext:value-type="float">
            <text:p>39020.3333333333</text:p>
          </table:table-cell>
          <table:table-cell table:formula="of:=AVERAGE([.H37];[.H54];[.H71])" office:value-type="float" office:value="2731553.5" calcext:value-type="float">
            <text:p>2731553.5</text:p>
          </table:table-cell>
          <table:table-cell table:formula="of:=AVERAGE([.I37];[.I54];[.I71])" office:value-type="float" office:value="65233.3333333333" calcext:value-type="float">
            <text:p>65233.3333333333</text:p>
          </table:table-cell>
          <table:table-cell table:formula="of:=AVERAGE([.J37];[.J54];[.J71])" office:value-type="float" office:value="10482.1666666667" calcext:value-type="float">
            <text:p>10482.1666666667</text:p>
          </table:table-cell>
          <table:table-cell table:formula="of:=AVERAGE([.K37];[.K54];[.K71])" office:value-type="float" office:value="65133.3333333333" calcext:value-type="float">
            <text:p>65133.3333333333</text:p>
          </table:table-cell>
          <table:table-cell table:formula="of:=AVERAGE([.L37];[.L54];[.L71])" office:value-type="float" office:value="33478.3333333333" calcext:value-type="float">
            <text:p>33478.3333333333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21])" office:value-type="float" office:value="20" calcext:value-type="float">
            <text:p>20</text:p>
          </table:table-cell>
          <table:table-cell table:formula="of:=ROUND(8*[.B21]/0.0418)" office:value-type="float" office:value="3828" calcext:value-type="float">
            <text:p>3828</text:p>
          </table:table-cell>
          <table:table-cell table:formula="of:=AVERAGE([.D38];[.D55];[.D72])" office:value-type="float" office:value="129629.5" calcext:value-type="float">
            <text:p>129629.5</text:p>
          </table:table-cell>
          <table:table-cell table:formula="of:=AVERAGE([.E38];[.E55];[.E72])" office:value-type="float" office:value="10976.1666666667" calcext:value-type="float">
            <text:p>10976.1666666667</text:p>
          </table:table-cell>
          <table:table-cell table:formula="of:=AVERAGE([.F38];[.F55];[.F72])" office:value-type="float" office:value="70" calcext:value-type="float">
            <text:p>70</text:p>
          </table:table-cell>
          <table:table-cell table:formula="of:=AVERAGE([.G38];[.G55];[.G72])" office:value-type="float" office:value="15900.1666666667" calcext:value-type="float">
            <text:p>15900.1666666667</text:p>
          </table:table-cell>
          <table:table-cell table:formula="of:=AVERAGE([.H38];[.H55];[.H72])" office:value-type="float" office:value="1113279.83333333" calcext:value-type="float">
            <text:p>1113279.83333333</text:p>
          </table:table-cell>
          <table:table-cell table:formula="of:=AVERAGE([.I38];[.I55];[.I72])" office:value-type="float" office:value="26508.1666666667" calcext:value-type="float">
            <text:p>26508.1666666667</text:p>
          </table:table-cell>
          <table:table-cell table:formula="of:=AVERAGE([.J38];[.J55];[.J72])" office:value-type="float" office:value="10524.8333333333" calcext:value-type="float">
            <text:p>10524.8333333333</text:p>
          </table:table-cell>
          <table:table-cell table:formula="of:=AVERAGE([.K38];[.K55];[.K72])" office:value-type="float" office:value="26408.1666666667" calcext:value-type="float">
            <text:p>26408.1666666667</text:p>
          </table:table-cell>
          <table:table-cell table:formula="of:=AVERAGE([.L38];[.L55];[.L72])" office:value-type="float" office:value="33475.3333333333" calcext:value-type="float">
            <text:p>33475.333333333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22])" office:value-type="float" office:value="40" calcext:value-type="float">
            <text:p>40</text:p>
          </table:table-cell>
          <table:table-cell table:formula="of:=ROUND(8*[.B22]/0.0418)" office:value-type="float" office:value="7656" calcext:value-type="float">
            <text:p>7656</text:p>
          </table:table-cell>
          <table:table-cell table:formula="of:=AVERAGE([.D39];[.D56];[.D73])" office:value-type="float" office:value="157089" calcext:value-type="float">
            <text:p>157089</text:p>
          </table:table-cell>
          <table:table-cell table:formula="of:=AVERAGE([.E39];[.E56];[.E73])" office:value-type="float" office:value="7488.33333333333" calcext:value-type="float">
            <text:p>7488.33333333333</text:p>
          </table:table-cell>
          <table:table-cell table:formula="of:=AVERAGE([.F39];[.F56];[.F73])" office:value-type="float" office:value="70" calcext:value-type="float">
            <text:p>70</text:p>
          </table:table-cell>
          <table:table-cell table:formula="of:=AVERAGE([.G39];[.G56];[.G73])" office:value-type="float" office:value="10733.8333333333" calcext:value-type="float">
            <text:p>10733.8333333333</text:p>
          </table:table-cell>
          <table:table-cell table:formula="of:=AVERAGE([.H39];[.H56];[.H73])" office:value-type="float" office:value="751523.666666667" calcext:value-type="float">
            <text:p>751523.666666667</text:p>
          </table:table-cell>
          <table:table-cell table:formula="of:=AVERAGE([.I39];[.I56];[.I73])" office:value-type="float" office:value="17870" calcext:value-type="float">
            <text:p>17870</text:p>
          </table:table-cell>
          <table:table-cell table:formula="of:=AVERAGE([.J39];[.J56];[.J73])" office:value-type="float" office:value="10438.1666666667" calcext:value-type="float">
            <text:p>10438.1666666667</text:p>
          </table:table-cell>
          <table:table-cell table:formula="of:=AVERAGE([.K39];[.K56];[.K73])" office:value-type="float" office:value="17770" calcext:value-type="float">
            <text:p>17770</text:p>
          </table:table-cell>
          <table:table-cell table:formula="of:=AVERAGE([.L39];[.L56];[.L73])" office:value-type="float" office:value="33383.8333333333" calcext:value-type="float">
            <text:p>33383.8333333333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23])" office:value-type="float" office:value="50" calcext:value-type="float">
            <text:p>50</text:p>
          </table:table-cell>
          <table:table-cell table:formula="of:=ROUND(8*[.B23]/0.0418)" office:value-type="float" office:value="9569" calcext:value-type="float">
            <text:p>9569</text:p>
          </table:table-cell>
          <table:table-cell table:formula="of:=AVERAGE([.D40];[.D57];[.D74])" office:value-type="float" office:value="148945.666666667" calcext:value-type="float">
            <text:p>148945.666666667</text:p>
          </table:table-cell>
          <table:table-cell table:formula="of:=AVERAGE([.E40];[.E57];[.E74])" office:value-type="float" office:value="6752" calcext:value-type="float">
            <text:p>6752</text:p>
          </table:table-cell>
          <table:table-cell table:formula="of:=AVERAGE([.F40];[.F57];[.F74])" office:value-type="float" office:value="70" calcext:value-type="float">
            <text:p>70</text:p>
          </table:table-cell>
          <table:table-cell table:formula="of:=AVERAGE([.G40];[.G57];[.G74])" office:value-type="float" office:value="8167.33333333333" calcext:value-type="float">
            <text:p>8167.33333333333</text:p>
          </table:table-cell>
          <table:table-cell table:formula="of:=AVERAGE([.H40];[.H57];[.H74])" office:value-type="float" office:value="571749.166666667" calcext:value-type="float">
            <text:p>571749.166666667</text:p>
          </table:table-cell>
          <table:table-cell table:formula="of:=AVERAGE([.I40];[.I57];[.I74])" office:value-type="float" office:value="13540.6666666667" calcext:value-type="float">
            <text:p>13540.6666666667</text:p>
          </table:table-cell>
          <table:table-cell table:formula="of:=AVERAGE([.J40];[.J57];[.J74])" office:value-type="float" office:value="10312" calcext:value-type="float">
            <text:p>10312</text:p>
          </table:table-cell>
          <table:table-cell table:formula="of:=AVERAGE([.K40];[.K57];[.K74])" office:value-type="float" office:value="13440.6666666667" calcext:value-type="float">
            <text:p>13440.6666666667</text:p>
          </table:table-cell>
          <table:table-cell table:formula="of:=AVERAGE([.L40];[.L57];[.L74])" office:value-type="float" office:value="33351.6666666667" calcext:value-type="float">
            <text:p>33351.66666666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24])" office:value-type="float" office:value="66" calcext:value-type="float">
            <text:p>66</text:p>
          </table:table-cell>
          <table:table-cell table:formula="of:=ROUND(8*[.B24]/0.0418)" office:value-type="float" office:value="12632" calcext:value-type="float">
            <text:p>12632</text:p>
          </table:table-cell>
          <table:table-cell table:formula="of:=AVERAGE([.D41];[.D58];[.D75])" office:value-type="float" office:value="158096" calcext:value-type="float">
            <text:p>158096</text:p>
          </table:table-cell>
          <table:table-cell table:formula="of:=AVERAGE([.E41];[.E58];[.E75])" office:value-type="float" office:value="5786.66666666667" calcext:value-type="float">
            <text:p>5786.66666666667</text:p>
          </table:table-cell>
          <table:table-cell table:formula="of:=AVERAGE([.F41];[.F58];[.F75])" office:value-type="float" office:value="70" calcext:value-type="float">
            <text:p>70</text:p>
          </table:table-cell>
          <table:table-cell table:formula="of:=AVERAGE([.G41];[.G58];[.G75])" office:value-type="float" office:value="6672.66666666667" calcext:value-type="float">
            <text:p>6672.66666666667</text:p>
          </table:table-cell>
          <table:table-cell table:formula="of:=AVERAGE([.H41];[.H58];[.H75])" office:value-type="float" office:value="467054.333333333" calcext:value-type="float">
            <text:p>467054.333333333</text:p>
          </table:table-cell>
          <table:table-cell table:formula="of:=AVERAGE([.I41];[.I58];[.I75])" office:value-type="float" office:value="11066" calcext:value-type="float">
            <text:p>11066</text:p>
          </table:table-cell>
          <table:table-cell table:formula="of:=AVERAGE([.J41];[.J58];[.J75])" office:value-type="float" office:value="9749.83333333333" calcext:value-type="float">
            <text:p>9749.83333333333</text:p>
          </table:table-cell>
          <table:table-cell table:formula="of:=AVERAGE([.K41];[.K58];[.K75])" office:value-type="float" office:value="10966" calcext:value-type="float">
            <text:p>10966</text:p>
          </table:table-cell>
          <table:table-cell table:formula="of:=AVERAGE([.L41];[.L58];[.L75])" office:value-type="float" office:value="34046.3333333333" calcext:value-type="float">
            <text:p>34046.333333333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25])" office:value-type="float" office:value="100" calcext:value-type="float">
            <text:p>100</text:p>
          </table:table-cell>
          <table:table-cell table:formula="of:=ROUND(8*[.B25]/0.0418)" office:value-type="float" office:value="19139" calcext:value-type="float">
            <text:p>19139</text:p>
          </table:table-cell>
          <table:table-cell table:formula="of:=AVERAGE([.D42];[.D59];[.D76])" office:value-type="float" office:value="117837" calcext:value-type="float">
            <text:p>117837</text:p>
          </table:table-cell>
          <table:table-cell table:formula="of:=AVERAGE([.E42];[.E59];[.E76])" office:value-type="float" office:value="5234.5" calcext:value-type="float">
            <text:p>5234.5</text:p>
          </table:table-cell>
          <table:table-cell table:formula="of:=AVERAGE([.F42];[.F59];[.F76])" office:value-type="float" office:value="70" calcext:value-type="float">
            <text:p>70</text:p>
          </table:table-cell>
          <table:table-cell table:formula="of:=AVERAGE([.G42];[.G59];[.G76])" office:value-type="float" office:value="3526.5" calcext:value-type="float">
            <text:p>3526.5</text:p>
          </table:table-cell>
          <table:table-cell table:formula="of:=AVERAGE([.H42];[.H59];[.H76])" office:value-type="float" office:value="246803.166666667" calcext:value-type="float">
            <text:p>246803.166666667</text:p>
          </table:table-cell>
          <table:table-cell table:formula="of:=AVERAGE([.I42];[.I59];[.I76])" office:value-type="float" office:value="5770" calcext:value-type="float">
            <text:p>5770</text:p>
          </table:table-cell>
          <table:table-cell table:formula="of:=AVERAGE([.J42];[.J59];[.J76])" office:value-type="float" office:value="10201.5" calcext:value-type="float">
            <text:p>10201.5</text:p>
          </table:table-cell>
          <table:table-cell table:formula="of:=AVERAGE([.K42];[.K59];[.K76])" office:value-type="float" office:value="5670" calcext:value-type="float">
            <text:p>5670</text:p>
          </table:table-cell>
          <table:table-cell table:formula="of:=AVERAGE([.L42];[.L59];[.L76])" office:value-type="float" office:value="33593" calcext:value-type="float">
            <text:p>3359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26])" office:value-type="float" office:value="111" calcext:value-type="float">
            <text:p>111</text:p>
          </table:table-cell>
          <table:table-cell table:formula="of:=ROUND(8*[.B26]/0.0418)" office:value-type="float" office:value="21244" calcext:value-type="float">
            <text:p>21244</text:p>
          </table:table-cell>
          <table:table-cell table:formula="of:=AVERAGE([.D43];[.D60];[.D77])" office:value-type="float" office:value="127437" calcext:value-type="float">
            <text:p>127437</text:p>
          </table:table-cell>
          <table:table-cell table:formula="of:=AVERAGE([.E43];[.E60];[.E77])" office:value-type="float" office:value="5240.66666666667" calcext:value-type="float">
            <text:p>5240.66666666667</text:p>
          </table:table-cell>
          <table:table-cell table:formula="of:=AVERAGE([.F43];[.F60];[.F77])" office:value-type="float" office:value="70" calcext:value-type="float">
            <text:p>70</text:p>
          </table:table-cell>
          <table:table-cell table:formula="of:=AVERAGE([.G43];[.G60];[.G77])" office:value-type="float" office:value="3545.16666666667" calcext:value-type="float">
            <text:p>3545.16666666667</text:p>
          </table:table-cell>
          <table:table-cell table:formula="of:=AVERAGE([.H43];[.H60];[.H77])" office:value-type="float" office:value="248194.5" calcext:value-type="float">
            <text:p>248194.5</text:p>
          </table:table-cell>
          <table:table-cell table:formula="of:=AVERAGE([.I43];[.I60];[.I77])" office:value-type="float" office:value="5789" calcext:value-type="float">
            <text:p>5789</text:p>
          </table:table-cell>
          <table:table-cell table:formula="of:=AVERAGE([.J43];[.J60];[.J77])" office:value-type="float" office:value="9964.16666666667" calcext:value-type="float">
            <text:p>9964.16666666667</text:p>
          </table:table-cell>
          <table:table-cell table:formula="of:=AVERAGE([.K43];[.K60];[.K77])" office:value-type="float" office:value="5689" calcext:value-type="float">
            <text:p>5689</text:p>
          </table:table-cell>
          <table:table-cell table:formula="of:=AVERAGE([.L43];[.L60];[.L77])" office:value-type="float" office:value="33778.8333333333" calcext:value-type="float">
            <text:p>33778.833333333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27])" office:value-type="float" office:value="125" calcext:value-type="float">
            <text:p>125</text:p>
          </table:table-cell>
          <table:table-cell table:formula="of:=ROUND(8*[.B27]/0.0418)" office:value-type="float" office:value="23923" calcext:value-type="float">
            <text:p>23923</text:p>
          </table:table-cell>
          <table:table-cell table:formula="of:=AVERAGE([.D44];[.D61];[.D78])" office:value-type="float" office:value="145574.333333333" calcext:value-type="float">
            <text:p>145574.333333333</text:p>
          </table:table-cell>
          <table:table-cell table:formula="of:=AVERAGE([.E44];[.E61];[.E78])" office:value-type="float" office:value="4843.5" calcext:value-type="float">
            <text:p>4843.5</text:p>
          </table:table-cell>
          <table:table-cell table:formula="of:=AVERAGE([.F44];[.F61];[.F78])" office:value-type="float" office:value="70" calcext:value-type="float">
            <text:p>70</text:p>
          </table:table-cell>
          <table:table-cell table:formula="of:=AVERAGE([.G44];[.G61];[.G78])" office:value-type="float" office:value="3577.16666666667" calcext:value-type="float">
            <text:p>3577.16666666667</text:p>
          </table:table-cell>
          <table:table-cell table:formula="of:=AVERAGE([.H44];[.H61];[.H78])" office:value-type="float" office:value="250573.5" calcext:value-type="float">
            <text:p>250573.5</text:p>
          </table:table-cell>
          <table:table-cell table:formula="of:=AVERAGE([.I44];[.I61];[.I78])" office:value-type="float" office:value="5867" calcext:value-type="float">
            <text:p>5867</text:p>
          </table:table-cell>
          <table:table-cell table:formula="of:=AVERAGE([.J44];[.J61];[.J78])" office:value-type="float" office:value="10117.5" calcext:value-type="float">
            <text:p>10117.5</text:p>
          </table:table-cell>
          <table:table-cell table:formula="of:=AVERAGE([.K44];[.K61];[.K78])" office:value-type="float" office:value="5767" calcext:value-type="float">
            <text:p>5767</text:p>
          </table:table-cell>
          <table:table-cell table:formula="of:=AVERAGE([.L44];[.L61];[.L78])" office:value-type="float" office:value="33664.8333333333" calcext:value-type="float">
            <text:p>33664.833333333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28])" office:value-type="float" office:value="142" calcext:value-type="float">
            <text:p>142</text:p>
          </table:table-cell>
          <table:table-cell table:formula="of:=ROUND(8*[.B28]/0.0418)" office:value-type="float" office:value="27177" calcext:value-type="float">
            <text:p>27177</text:p>
          </table:table-cell>
          <table:table-cell table:formula="of:=AVERAGE([.D45];[.D62];[.D79])" office:value-type="float" office:value="117814" calcext:value-type="float">
            <text:p>117814</text:p>
          </table:table-cell>
          <table:table-cell table:formula="of:=AVERAGE([.E45];[.E62];[.E79])" office:value-type="float" office:value="5087.33333333333" calcext:value-type="float">
            <text:p>5087.33333333333</text:p>
          </table:table-cell>
          <table:table-cell table:formula="of:=AVERAGE([.F45];[.F62];[.F79])" office:value-type="float" office:value="70" calcext:value-type="float">
            <text:p>70</text:p>
          </table:table-cell>
          <table:table-cell table:formula="of:=AVERAGE([.G45];[.G62];[.G79])" office:value-type="float" office:value="2675" calcext:value-type="float">
            <text:p>2675</text:p>
          </table:table-cell>
          <table:table-cell table:formula="of:=AVERAGE([.H45];[.H62];[.H79])" office:value-type="float" office:value="187364.666666667" calcext:value-type="float">
            <text:p>187364.666666667</text:p>
          </table:table-cell>
          <table:table-cell table:formula="of:=AVERAGE([.I45];[.I62];[.I79])" office:value-type="float" office:value="4296" calcext:value-type="float">
            <text:p>4296</text:p>
          </table:table-cell>
          <table:table-cell table:formula="of:=AVERAGE([.J45];[.J62];[.J79])" office:value-type="float" office:value="10048.5" calcext:value-type="float">
            <text:p>10048.5</text:p>
          </table:table-cell>
          <table:table-cell table:formula="of:=AVERAGE([.K45];[.K62];[.K79])" office:value-type="float" office:value="4196" calcext:value-type="float">
            <text:p>4196</text:p>
          </table:table-cell>
          <table:table-cell table:formula="of:=AVERAGE([.L45];[.L62];[.L79])" office:value-type="float" office:value="33749.3333333333" calcext:value-type="float">
            <text:p>33749.333333333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29])" office:value-type="float" office:value="166" calcext:value-type="float">
            <text:p>166</text:p>
          </table:table-cell>
          <table:table-cell table:formula="of:=ROUND(8*[.B29]/0.0418)" office:value-type="float" office:value="31770" calcext:value-type="float">
            <text:p>31770</text:p>
          </table:table-cell>
          <table:table-cell table:formula="of:=AVERAGE([.D46];[.D63];[.D80])" office:value-type="float" office:value="164397.833333333" calcext:value-type="float">
            <text:p>164397.833333333</text:p>
          </table:table-cell>
          <table:table-cell table:formula="of:=AVERAGE([.E46];[.E63];[.E80])" office:value-type="float" office:value="4645.5" calcext:value-type="float">
            <text:p>4645.5</text:p>
          </table:table-cell>
          <table:table-cell table:formula="of:=AVERAGE([.F46];[.F63];[.F80])" office:value-type="float" office:value="70" calcext:value-type="float">
            <text:p>70</text:p>
          </table:table-cell>
          <table:table-cell table:formula="of:=AVERAGE([.G46];[.G63];[.G80])" office:value-type="float" office:value="3065.83333333333" calcext:value-type="float">
            <text:p>3065.83333333333</text:p>
          </table:table-cell>
          <table:table-cell table:formula="of:=AVERAGE([.H46];[.H63];[.H80])" office:value-type="float" office:value="215081.833333333" calcext:value-type="float">
            <text:p>215081.833333333</text:p>
          </table:table-cell>
          <table:table-cell table:formula="of:=AVERAGE([.I46];[.I63];[.I80])" office:value-type="float" office:value="4995.83333333333" calcext:value-type="float">
            <text:p>4995.83333333333</text:p>
          </table:table-cell>
          <table:table-cell table:formula="of:=AVERAGE([.J46];[.J63];[.J80])" office:value-type="float" office:value="10058.6666666667" calcext:value-type="float">
            <text:p>10058.6666666667</text:p>
          </table:table-cell>
          <table:table-cell table:formula="of:=AVERAGE([.K46];[.K63];[.K80])" office:value-type="float" office:value="4895.83333333333" calcext:value-type="float">
            <text:p>4895.83333333333</text:p>
          </table:table-cell>
          <table:table-cell table:formula="of:=AVERAGE([.L46];[.L63];[.L80])" office:value-type="float" office:value="33807.1666666667" calcext:value-type="float">
            <text:p>33807.166666666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30])" office:value-type="float" office:value="200" calcext:value-type="float">
            <text:p>200</text:p>
          </table:table-cell>
          <table:table-cell table:formula="of:=ROUND(8*[.B30]/0.0418)" office:value-type="float" office:value="38278" calcext:value-type="float">
            <text:p>38278</text:p>
          </table:table-cell>
          <table:table-cell table:formula="of:=AVERAGE([.D47];[.D64];[.D81])" office:value-type="float" office:value="158696.666666667" calcext:value-type="float">
            <text:p>158696.666666667</text:p>
          </table:table-cell>
          <table:table-cell table:formula="of:=AVERAGE([.E47];[.E64];[.E81])" office:value-type="float" office:value="4546" calcext:value-type="float">
            <text:p>4546</text:p>
          </table:table-cell>
          <table:table-cell table:formula="of:=AVERAGE([.F47];[.F64];[.F81])" office:value-type="float" office:value="70" calcext:value-type="float">
            <text:p>70</text:p>
          </table:table-cell>
          <table:table-cell table:formula="of:=AVERAGE([.G47];[.G64];[.G81])" office:value-type="float" office:value="2548.33333333333" calcext:value-type="float">
            <text:p>2548.33333333333</text:p>
          </table:table-cell>
          <table:table-cell table:formula="of:=AVERAGE([.H47];[.H64];[.H81])" office:value-type="float" office:value="178384.5" calcext:value-type="float">
            <text:p>178384.5</text:p>
          </table:table-cell>
          <table:table-cell table:formula="of:=AVERAGE([.I47];[.I64];[.I81])" office:value-type="float" office:value="4111" calcext:value-type="float">
            <text:p>4111</text:p>
          </table:table-cell>
          <table:table-cell table:formula="of:=AVERAGE([.J47];[.J64];[.J81])" office:value-type="float" office:value="10142.1666666667" calcext:value-type="float">
            <text:p>10142.1666666667</text:p>
          </table:table-cell>
          <table:table-cell table:formula="of:=AVERAGE([.K47];[.K64];[.K81])" office:value-type="float" office:value="4011" calcext:value-type="float">
            <text:p>4011</text:p>
          </table:table-cell>
          <table:table-cell table:formula="of:=AVERAGE([.L47];[.L64];[.L81])" office:value-type="float" office:value="33646.1666666667" calcext:value-type="float">
            <text:p>33646.166666666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31])" office:value-type="float" office:value="250" calcext:value-type="float">
            <text:p>250</text:p>
          </table:table-cell>
          <table:table-cell table:formula="of:=ROUND(8*[.B31]/0.0418)" office:value-type="float" office:value="47847" calcext:value-type="float">
            <text:p>47847</text:p>
          </table:table-cell>
          <table:table-cell table:formula="of:=AVERAGE([.D48];[.D65];[.D82])" office:value-type="float" office:value="171010.333333333" calcext:value-type="float">
            <text:p>171010.333333333</text:p>
          </table:table-cell>
          <table:table-cell table:formula="of:=AVERAGE([.E48];[.E65];[.E82])" office:value-type="float" office:value="4472.5" calcext:value-type="float">
            <text:p>4472.5</text:p>
          </table:table-cell>
          <table:table-cell table:formula="of:=AVERAGE([.F48];[.F65];[.F82])" office:value-type="float" office:value="71" calcext:value-type="float">
            <text:p>71</text:p>
          </table:table-cell>
          <table:table-cell table:formula="of:=AVERAGE([.G48];[.G65];[.G82])" office:value-type="float" office:value="2183" calcext:value-type="float">
            <text:p>2183</text:p>
          </table:table-cell>
          <table:table-cell table:formula="of:=AVERAGE([.H48];[.H65];[.H82])" office:value-type="float" office:value="154965.5" calcext:value-type="float">
            <text:p>154965.5</text:p>
          </table:table-cell>
          <table:table-cell table:formula="of:=AVERAGE([.I48];[.I65];[.I82])" office:value-type="float" office:value="3524.33333333333" calcext:value-type="float">
            <text:p>3524.33333333333</text:p>
          </table:table-cell>
          <table:table-cell table:formula="of:=AVERAGE([.J48];[.J65];[.J82])" office:value-type="float" office:value="10193" calcext:value-type="float">
            <text:p>10193</text:p>
          </table:table-cell>
          <table:table-cell table:formula="of:=AVERAGE([.K48];[.K65];[.K82])" office:value-type="float" office:value="3424.33333333333" calcext:value-type="float">
            <text:p>3424.33333333333</text:p>
          </table:table-cell>
          <table:table-cell table:formula="of:=AVERAGE([.L48];[.L65];[.L82])" office:value-type="float" office:value="33594.1666666667" calcext:value-type="float">
            <text:p>33594.16666666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32])" office:value-type="float" office:value="333" calcext:value-type="float">
            <text:p>333</text:p>
          </table:table-cell>
          <table:table-cell table:formula="of:=ROUND(8*[.B32]/0.0418)" office:value-type="float" office:value="63732" calcext:value-type="float">
            <text:p>63732</text:p>
          </table:table-cell>
          <table:table-cell table:formula="of:=AVERAGE([.D49];[.D66];[.D83])" office:value-type="float" office:value="144168" calcext:value-type="float">
            <text:p>144168</text:p>
          </table:table-cell>
          <table:table-cell table:formula="of:=AVERAGE([.E49];[.E66];[.E83])" office:value-type="float" office:value="4251.83333333333" calcext:value-type="float">
            <text:p>4251.83333333333</text:p>
          </table:table-cell>
          <table:table-cell table:formula="of:=AVERAGE([.F49];[.F66];[.F83])" office:value-type="float" office:value="70" calcext:value-type="float">
            <text:p>70</text:p>
          </table:table-cell>
          <table:table-cell table:formula="of:=AVERAGE([.G49];[.G66];[.G83])" office:value-type="float" office:value="1495.66666666667" calcext:value-type="float">
            <text:p>1495.66666666667</text:p>
          </table:table-cell>
          <table:table-cell table:formula="of:=AVERAGE([.H49];[.H66];[.H83])" office:value-type="float" office:value="104614.166666667" calcext:value-type="float">
            <text:p>104614.166666667</text:p>
          </table:table-cell>
          <table:table-cell table:formula="of:=AVERAGE([.I49];[.I66];[.I83])" office:value-type="float" office:value="2331" calcext:value-type="float">
            <text:p>2331</text:p>
          </table:table-cell>
          <table:table-cell table:formula="of:=AVERAGE([.J49];[.J66];[.J83])" office:value-type="float" office:value="10058" calcext:value-type="float">
            <text:p>10058</text:p>
          </table:table-cell>
          <table:table-cell table:formula="of:=AVERAGE([.K49];[.K66];[.K83])" office:value-type="float" office:value="2231" calcext:value-type="float">
            <text:p>2231</text:p>
          </table:table-cell>
          <table:table-cell table:formula="of:=AVERAGE([.L49];[.L66];[.L83])" office:value-type="float" office:value="33862.8333333333" calcext:value-type="float">
            <text:p>33862.833333333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33])" office:value-type="float" office:value="500" calcext:value-type="float">
            <text:p>500</text:p>
          </table:table-cell>
          <table:table-cell table:formula="of:=ROUND(8*[.B33]/0.0418)" office:value-type="float" office:value="95694" calcext:value-type="float">
            <text:p>95694</text:p>
          </table:table-cell>
          <table:table-cell table:formula="of:=AVERAGE([.D50];[.D67];[.D84])" office:value-type="float" office:value="160777.5" calcext:value-type="float">
            <text:p>160777.5</text:p>
          </table:table-cell>
          <table:table-cell table:formula="of:=AVERAGE([.E50];[.E67];[.E84])" office:value-type="float" office:value="3587.66666666667" calcext:value-type="float">
            <text:p>3587.66666666667</text:p>
          </table:table-cell>
          <table:table-cell table:formula="of:=AVERAGE([.F50];[.F67];[.F84])" office:value-type="float" office:value="72.5" calcext:value-type="float">
            <text:p>72.5</text:p>
          </table:table-cell>
          <table:table-cell table:formula="of:=AVERAGE([.G50];[.G67];[.G84])" office:value-type="float" office:value="1069.5" calcext:value-type="float">
            <text:p>1069.5</text:p>
          </table:table-cell>
          <table:table-cell table:formula="of:=AVERAGE([.H50];[.H67];[.H84])" office:value-type="float" office:value="77751.8333333333" calcext:value-type="float">
            <text:p>77751.8333333333</text:p>
          </table:table-cell>
          <table:table-cell table:formula="of:=AVERAGE([.I50];[.I67];[.I84])" office:value-type="float" office:value="1753" calcext:value-type="float">
            <text:p>1753</text:p>
          </table:table-cell>
          <table:table-cell table:formula="of:=AVERAGE([.J50];[.J67];[.J84])" office:value-type="float" office:value="10178" calcext:value-type="float">
            <text:p>10178</text:p>
          </table:table-cell>
          <table:table-cell table:formula="of:=AVERAGE([.K50];[.K67];[.K84])" office:value-type="float" office:value="1653" calcext:value-type="float">
            <text:p>1653</text:p>
          </table:table-cell>
          <table:table-cell table:formula="of:=AVERAGE([.L50];[.L67];[.L84])" office:value-type="float" office:value="33877.3333333333" calcext:value-type="float">
            <text:p>33877.333333333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34])" office:value-type="float" office:value="1000" calcext:value-type="float">
            <text:p>1000</text:p>
          </table:table-cell>
          <table:table-cell table:formula="of:=ROUND(8*[.B34]/0.0418)" office:value-type="float" office:value="191388" calcext:value-type="float">
            <text:p>191388</text:p>
          </table:table-cell>
          <table:table-cell table:formula="of:=AVERAGE([.D51];[.D68];[.D85])" office:value-type="float" office:value="167879" calcext:value-type="float">
            <text:p>167879</text:p>
          </table:table-cell>
          <table:table-cell table:formula="of:=AVERAGE([.E51];[.E68];[.E85])" office:value-type="float" office:value="3327.16666666667" calcext:value-type="float">
            <text:p>3327.16666666667</text:p>
          </table:table-cell>
          <table:table-cell table:formula="of:=AVERAGE([.F51];[.F68];[.F85])" office:value-type="float" office:value="70" calcext:value-type="float">
            <text:p>70</text:p>
          </table:table-cell>
          <table:table-cell table:formula="of:=AVERAGE([.G51];[.G68];[.G85])" office:value-type="float" office:value="641.833333333333" calcext:value-type="float">
            <text:p>641.833333333333</text:p>
          </table:table-cell>
          <table:table-cell table:formula="of:=AVERAGE([.H51];[.H68];[.H85])" office:value-type="float" office:value="44951.3333333333" calcext:value-type="float">
            <text:p>44951.3333333333</text:p>
          </table:table-cell>
          <table:table-cell table:formula="of:=AVERAGE([.I51];[.I68];[.I85])" office:value-type="float" office:value="978" calcext:value-type="float">
            <text:p>978</text:p>
          </table:table-cell>
          <table:table-cell table:formula="of:=AVERAGE([.J51];[.J68];[.J85])" office:value-type="float" office:value="10710.5" calcext:value-type="float">
            <text:p>10710.5</text:p>
          </table:table-cell>
          <table:table-cell table:formula="of:=AVERAGE([.K51];[.K68];[.K85])" office:value-type="float" office:value="878" calcext:value-type="float">
            <text:p>878</text:p>
          </table:table-cell>
          <table:table-cell table:formula="of:=AVERAGE([.L51];[.L68];[.L85])" office:value-type="float" office:value="34503.1666666667" calcext:value-type="float">
            <text:p>34503.1666666667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37])" office:value-type="float" office:value="10" calcext:value-type="float">
            <text:p>10</text:p>
          </table:table-cell>
          <table:table-cell table:formula="of:=ROUND(8*[.B37]/0.0418)" office:value-type="float" office:value="1914" calcext:value-type="float">
            <text:p>1914</text:p>
          </table:table-cell>
          <table:table-cell table:style-name="Default" office:value-type="float" office:value="159399" calcext:value-type="float">
            <text:p>159399</text:p>
          </table:table-cell>
          <table:table-cell table:style-name="Default" office:value-type="float" office:value="19094" calcext:value-type="float">
            <text:p>1909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013" calcext:value-type="float">
            <text:p>39013</text:p>
          </table:table-cell>
          <table:table-cell table:style-name="Default" office:value-type="float" office:value="2730986.5" calcext:value-type="float">
            <text:p>2730986.5</text:p>
          </table:table-cell>
          <table:table-cell office:value-type="float" office:value="65234" calcext:value-type="float">
            <text:p>65234</text:p>
          </table:table-cell>
          <table:table-cell office:value-type="float" office:value="10550.5" calcext:value-type="float">
            <text:p>10550.5</text:p>
          </table:table-cell>
          <table:table-cell office:value-type="float" office:value="65134" calcext:value-type="float">
            <text:p>65134</text:p>
          </table:table-cell>
          <table:table-cell office:value-type="float" office:value="33347.5" calcext:value-type="float">
            <text:p>33347.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38])" office:value-type="float" office:value="20" calcext:value-type="float">
            <text:p>20</text:p>
          </table:table-cell>
          <table:table-cell table:formula="of:=ROUND(8*[.B38]/0.0418)" office:value-type="float" office:value="3828" calcext:value-type="float">
            <text:p>3828</text:p>
          </table:table-cell>
          <table:table-cell table:style-name="Default" office:value-type="float" office:value="129663" calcext:value-type="float">
            <text:p>129663</text:p>
          </table:table-cell>
          <table:table-cell table:style-name="Default" office:value-type="float" office:value="10786.5" calcext:value-type="float">
            <text:p>10786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884" calcext:value-type="float">
            <text:p>15884</text:p>
          </table:table-cell>
          <table:table-cell table:style-name="Default" office:value-type="float" office:value="1112128.5" calcext:value-type="float">
            <text:p>1112128.5</text:p>
          </table:table-cell>
          <table:table-cell office:value-type="float" office:value="26515" calcext:value-type="float">
            <text:p>26515</text:p>
          </table:table-cell>
          <table:table-cell office:value-type="float" office:value="10488.5" calcext:value-type="float">
            <text:p>10488.5</text:p>
          </table:table-cell>
          <table:table-cell office:value-type="float" office:value="26415" calcext:value-type="float">
            <text:p>26415</text:p>
          </table:table-cell>
          <table:table-cell office:value-type="float" office:value="33376.5" calcext:value-type="float">
            <text:p>33376.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39])" office:value-type="float" office:value="40" calcext:value-type="float">
            <text:p>40</text:p>
          </table:table-cell>
          <table:table-cell table:formula="of:=ROUND(8*[.B39]/0.0418)" office:value-type="float" office:value="7656" calcext:value-type="float">
            <text:p>7656</text:p>
          </table:table-cell>
          <table:table-cell table:style-name="Default" office:value-type="float" office:value="157089" calcext:value-type="float">
            <text:p>157089</text:p>
          </table:table-cell>
          <table:table-cell table:style-name="Default" office:value-type="float" office:value="7428" calcext:value-type="float">
            <text:p>742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727.5" calcext:value-type="float">
            <text:p>10727.5</text:p>
          </table:table-cell>
          <table:table-cell table:style-name="Default" office:value-type="float" office:value="751150" calcext:value-type="float">
            <text:p>751150</text:p>
          </table:table-cell>
          <table:table-cell office:value-type="float" office:value="17870" calcext:value-type="float">
            <text:p>17870</text:p>
          </table:table-cell>
          <table:table-cell office:value-type="float" office:value="10418.5" calcext:value-type="float">
            <text:p>10418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314" calcext:value-type="float">
            <text:p>333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40])" office:value-type="float" office:value="50" calcext:value-type="float">
            <text:p>50</text:p>
          </table:table-cell>
          <table:table-cell table:formula="of:=ROUND(8*[.B40]/0.0418)" office:value-type="float" office:value="9569" calcext:value-type="float">
            <text:p>9569</text:p>
          </table:table-cell>
          <table:table-cell table:style-name="Default" office:value-type="float" office:value="148400" calcext:value-type="float">
            <text:p>148400</text:p>
          </table:table-cell>
          <table:table-cell table:style-name="Default" office:value-type="float" office:value="6435" calcext:value-type="float">
            <text:p>643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140" calcext:value-type="float">
            <text:p>8140</text:p>
          </table:table-cell>
          <table:table-cell table:style-name="Default" office:value-type="float" office:value="569818" calcext:value-type="float">
            <text:p>569818</text:p>
          </table:table-cell>
          <table:table-cell office:value-type="float" office:value="13540" calcext:value-type="float">
            <text:p>13540</text:p>
          </table:table-cell>
          <table:table-cell office:value-type="float" office:value="10453.5" calcext:value-type="float">
            <text:p>10453.5</text:p>
          </table:table-cell>
          <table:table-cell office:value-type="float" office:value="13440" calcext:value-type="float">
            <text:p>13440</text:p>
          </table:table-cell>
          <table:table-cell office:value-type="float" office:value="33319.5" calcext:value-type="float">
            <text:p>33319.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41])" office:value-type="float" office:value="66" calcext:value-type="float">
            <text:p>66</text:p>
          </table:table-cell>
          <table:table-cell table:formula="of:=ROUND(8*[.B41]/0.0418)" office:value-type="float" office:value="12632" calcext:value-type="float">
            <text:p>12632</text:p>
          </table:table-cell>
          <table:table-cell table:style-name="Default" office:value-type="float" office:value="159563" calcext:value-type="float">
            <text:p>159563</text:p>
          </table:table-cell>
          <table:table-cell table:style-name="Default" office:value-type="float" office:value="5737.5" calcext:value-type="float">
            <text:p>5737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70.5" calcext:value-type="float">
            <text:p>6670.5</text:p>
          </table:table-cell>
          <table:table-cell table:style-name="Default" office:value-type="float" office:value="466923.5" calcext:value-type="float">
            <text:p>466923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966" calcext:value-type="float">
            <text:p>10966</text:p>
          </table:table-cell>
          <table:table-cell office:value-type="float" office:value="33908" calcext:value-type="float">
            <text:p>3390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42])" office:value-type="float" office:value="100" calcext:value-type="float">
            <text:p>100</text:p>
          </table:table-cell>
          <table:table-cell table:formula="of:=ROUND(8*[.B42]/0.0418)" office:value-type="float" office:value="19139" calcext:value-type="float">
            <text:p>19139</text:p>
          </table:table-cell>
          <table:table-cell table:style-name="Default" office:value-type="float" office:value="117459" calcext:value-type="float">
            <text:p>117459</text:p>
          </table:table-cell>
          <table:table-cell table:style-name="Default" office:value-type="float" office:value="5178.5" calcext:value-type="float">
            <text:p>5178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23" calcext:value-type="float">
            <text:p>3523</text:p>
          </table:table-cell>
          <table:table-cell table:style-name="Default" office:value-type="float" office:value="246517" calcext:value-type="float">
            <text:p>246517</text:p>
          </table:table-cell>
          <table:table-cell office:value-type="float" office:value="5770" calcext:value-type="float">
            <text:p>5770</text:p>
          </table:table-cell>
          <table:table-cell office:value-type="float" office:value="10331" calcext:value-type="float">
            <text:p>10331</text:p>
          </table:table-cell>
          <table:table-cell office:value-type="float" office:value="5670" calcext:value-type="float">
            <text:p>5670</text:p>
          </table:table-cell>
          <table:table-cell office:value-type="float" office:value="33404.5" calcext:value-type="float">
            <text:p>33404.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43])" office:value-type="float" office:value="111" calcext:value-type="float">
            <text:p>111</text:p>
          </table:table-cell>
          <table:table-cell table:formula="of:=ROUND(8*[.B43]/0.0418)" office:value-type="float" office:value="21244" calcext:value-type="float">
            <text:p>21244</text:p>
          </table:table-cell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44])" office:value-type="float" office:value="125" calcext:value-type="float">
            <text:p>125</text:p>
          </table:table-cell>
          <table:table-cell table:formula="of:=ROUND(8*[.B44]/0.0418)" office:value-type="float" office:value="23923" calcext:value-type="float">
            <text:p>23923</text:p>
          </table:table-cell>
          <table:table-cell table:style-name="Default" office:value-type="float" office:value="145831" calcext:value-type="float">
            <text:p>145831</text:p>
          </table:table-cell>
          <table:table-cell table:style-name="Default" office:value-type="float" office:value="5039" calcext:value-type="float">
            <text:p>5039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45])" office:value-type="float" office:value="142" calcext:value-type="float">
            <text:p>142</text:p>
          </table:table-cell>
          <table:table-cell table:formula="of:=ROUND(8*[.B45]/0.0418)" office:value-type="float" office:value="27177" calcext:value-type="float">
            <text:p>27177</text:p>
          </table:table-cell>
          <table:table-cell table:style-name="Default" office:value-type="float" office:value="117814" calcext:value-type="float">
            <text:p>117814</text:p>
          </table:table-cell>
          <table:table-cell table:style-name="Default" office:value-type="float" office:value="5595" calcext:value-type="float">
            <text:p>5595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46])" office:value-type="float" office:value="166" calcext:value-type="float">
            <text:p>166</text:p>
          </table:table-cell>
          <table:table-cell table:formula="of:=ROUND(8*[.B46]/0.0418)" office:value-type="float" office:value="31770" calcext:value-type="float">
            <text:p>31770</text:p>
          </table:table-cell>
          <table:table-cell table:style-name="Default" office:value-type="float" office:value="163776" calcext:value-type="float">
            <text:p>163776</text:p>
          </table:table-cell>
          <table:table-cell table:style-name="Default" office:value-type="float" office:value="5050.5" calcext:value-type="float">
            <text:p>5050.5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47])" office:value-type="float" office:value="200" calcext:value-type="float">
            <text:p>200</text:p>
          </table:table-cell>
          <table:table-cell table:formula="of:=ROUND(8*[.B47]/0.0418)" office:value-type="float" office:value="38278" calcext:value-type="float">
            <text:p>38278</text:p>
          </table:table-cell>
          <table:table-cell table:style-name="Default" office:value-type="float" office:value="158429" calcext:value-type="float">
            <text:p>158429</text:p>
          </table:table-cell>
          <table:table-cell table:style-name="Default" office:value-type="float" office:value="4900" calcext:value-type="float">
            <text:p>4900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48])" office:value-type="float" office:value="250" calcext:value-type="float">
            <text:p>250</text:p>
          </table:table-cell>
          <table:table-cell table:formula="of:=ROUND(8*[.B48]/0.0418)" office:value-type="float" office:value="47847" calcext:value-type="float">
            <text:p>47847</text:p>
          </table:table-cell>
          <table:table-cell table:style-name="Default" office:value-type="float" office:value="170763" calcext:value-type="float">
            <text:p>170763</text:p>
          </table:table-cell>
          <table:table-cell table:style-name="Default" office:value-type="float" office:value="4583" calcext:value-type="float">
            <text:p>4583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49])" office:value-type="float" office:value="333" calcext:value-type="float">
            <text:p>333</text:p>
          </table:table-cell>
          <table:table-cell table:formula="of:=ROUND(8*[.B49]/0.0418)" office:value-type="float" office:value="63732" calcext:value-type="float">
            <text:p>63732</text:p>
          </table:table-cell>
          <table:table-cell table:style-name="Default" office:value-type="float" office:value="143572" calcext:value-type="float">
            <text:p>143572</text:p>
          </table:table-cell>
          <table:table-cell table:style-name="Default" office:value-type="float" office:value="4591.5" calcext:value-type="float">
            <text:p>4591.5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50])" office:value-type="float" office:value="500" calcext:value-type="float">
            <text:p>500</text:p>
          </table:table-cell>
          <table:table-cell table:formula="of:=ROUND(8*[.B50]/0.0418)" office:value-type="float" office:value="95694" calcext:value-type="float">
            <text:p>95694</text:p>
          </table:table-cell>
          <table:table-cell table:style-name="Default" office:value-type="float" office:value="160777.5" calcext:value-type="float">
            <text:p>160777.5</text:p>
          </table:table-cell>
          <table:table-cell table:style-name="Default" office:value-type="float" office:value="3489" calcext:value-type="float">
            <text:p>3489</text:p>
          </table:table-cell>
          <table:table-cell table:style-name="Default"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51])" office:value-type="float" office:value="1000" calcext:value-type="float">
            <text:p>1000</text:p>
          </table:table-cell>
          <table:table-cell table:formula="of:=ROUND(8*[.B51]/0.0418)" office:value-type="float" office:value="191388" calcext:value-type="float">
            <text:p>191388</text:p>
          </table:table-cell>
          <table:table-cell table:style-name="Default" office:value-type="float" office:value="167879" calcext:value-type="float">
            <text:p>167879</text:p>
          </table:table-cell>
          <table:table-cell table:style-name="Default" office:value-type="float" office:value="3400.5" calcext:value-type="float">
            <text:p>3400.5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54])" office:value-type="float" office:value="10" calcext:value-type="float">
            <text:p>10</text:p>
          </table:table-cell>
          <table:table-cell table:formula="of:=ROUND(8*[.B54]/0.0418)" office:value-type="float" office:value="1914" calcext:value-type="float">
            <text:p>1914</text:p>
          </table:table-cell>
          <table:table-cell table:style-name="Default" office:value-type="float" office:value="159396" calcext:value-type="float">
            <text:p>159396</text:p>
          </table:table-cell>
          <table:table-cell table:style-name="Default" office:value-type="float" office:value="19160.5" calcext:value-type="float">
            <text:p>19160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021" calcext:value-type="float">
            <text:p>39021</text:p>
          </table:table-cell>
          <table:table-cell table:style-name="Default" office:value-type="float" office:value="2731558.5" calcext:value-type="float">
            <text:p>2731558.5</text:p>
          </table:table-cell>
          <table:table-cell table:style-name="Default" office:value-type="float" office:value="65233" calcext:value-type="float">
            <text:p>65233</text:p>
          </table:table-cell>
          <table:table-cell table:style-name="Default" office:value-type="float" office:value="10469.5" calcext:value-type="float">
            <text:p>10469.5</text:p>
          </table:table-cell>
          <table:table-cell table:style-name="Default" office:value-type="float" office:value="65133" calcext:value-type="float">
            <text:p>65133</text:p>
          </table:table-cell>
          <table:table-cell table:style-name="Default" office:value-type="float" office:value="33550" calcext:value-type="float">
            <text:p>3355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55])" office:value-type="float" office:value="20" calcext:value-type="float">
            <text:p>20</text:p>
          </table:table-cell>
          <table:table-cell table:formula="of:=ROUND(8*[.B55]/0.0418)" office:value-type="float" office:value="3828" calcext:value-type="float">
            <text:p>3828</text:p>
          </table:table-cell>
          <table:table-cell table:style-name="Default" office:value-type="float" office:value="129663" calcext:value-type="float">
            <text:p>129663</text:p>
          </table:table-cell>
          <table:table-cell table:style-name="Default" office:value-type="float" office:value="11028" calcext:value-type="float">
            <text:p>1102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913.5" calcext:value-type="float">
            <text:p>15913.5</text:p>
          </table:table-cell>
          <table:table-cell table:style-name="Default" office:value-type="float" office:value="1114189.5" calcext:value-type="float">
            <text:p>1114189.5</text:p>
          </table:table-cell>
          <table:table-cell table:style-name="Default" office:value-type="float" office:value="26515" calcext:value-type="float">
            <text:p>26515</text:p>
          </table:table-cell>
          <table:table-cell table:style-name="Default" office:value-type="float" office:value="10409.5" calcext:value-type="float">
            <text:p>10409.5</text:p>
          </table:table-cell>
          <table:table-cell table:style-name="Default" office:value-type="float" office:value="26415" calcext:value-type="float">
            <text:p>26415</text:p>
          </table:table-cell>
          <table:table-cell table:style-name="Default" office:value-type="float" office:value="33412.5" calcext:value-type="float">
            <text:p>33412.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56])" office:value-type="float" office:value="40" calcext:value-type="float">
            <text:p>40</text:p>
          </table:table-cell>
          <table:table-cell table:formula="of:=ROUND(8*[.B56]/0.0418)" office:value-type="float" office:value="7656" calcext:value-type="float">
            <text:p>7656</text:p>
          </table:table-cell>
          <table:table-cell table:style-name="Default" office:value-type="float" office:value="157089" calcext:value-type="float">
            <text:p>157089</text:p>
          </table:table-cell>
          <table:table-cell table:style-name="Default" office:value-type="float" office:value="7477.5" calcext:value-type="float">
            <text:p>7477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736" calcext:value-type="float">
            <text:p>10736</text:p>
          </table:table-cell>
          <table:table-cell table:style-name="Default" office:value-type="float" office:value="751653.5" calcext:value-type="float">
            <text:p>751653.5</text:p>
          </table:table-cell>
          <table:table-cell table:style-name="Default" office:value-type="float" office:value="17870" calcext:value-type="float">
            <text:p>17870</text:p>
          </table:table-cell>
          <table:table-cell table:style-name="Default" office:value-type="float" office:value="10420.5" calcext:value-type="float">
            <text:p>10420.5</text:p>
          </table:table-cell>
          <table:table-cell table:style-name="Default" office:value-type="float" office:value="17770" calcext:value-type="float">
            <text:p>17770</text:p>
          </table:table-cell>
          <table:table-cell table:style-name="Default" office:value-type="float" office:value="33314" calcext:value-type="float">
            <text:p>333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57])" office:value-type="float" office:value="50" calcext:value-type="float">
            <text:p>50</text:p>
          </table:table-cell>
          <table:table-cell table:formula="of:=ROUND(8*[.B57]/0.0418)" office:value-type="float" office:value="9569" calcext:value-type="float">
            <text:p>9569</text:p>
          </table:table-cell>
          <table:table-cell table:style-name="Default" office:value-type="float" office:value="149287" calcext:value-type="float">
            <text:p>149287</text:p>
          </table:table-cell>
          <table:table-cell table:style-name="Default" office:value-type="float" office:value="6988.5" calcext:value-type="float">
            <text:p>6988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190" calcext:value-type="float">
            <text:p>8190</text:p>
          </table:table-cell>
          <table:table-cell table:style-name="Default" office:value-type="float" office:value="573354" calcext:value-type="float">
            <text:p>573354</text:p>
          </table:table-cell>
          <table:table-cell table:style-name="Default" office:value-type="float" office:value="13541" calcext:value-type="float">
            <text:p>13541</text:p>
          </table:table-cell>
          <table:table-cell table:style-name="Default" office:value-type="float" office:value="10250" calcext:value-type="float">
            <text:p>10250</text:p>
          </table:table-cell>
          <table:table-cell table:style-name="Default" office:value-type="float" office:value="13441" calcext:value-type="float">
            <text:p>13441</text:p>
          </table:table-cell>
          <table:table-cell table:style-name="Default" office:value-type="float" office:value="33375.5" calcext:value-type="float">
            <text:p>33375.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58])" office:value-type="float" office:value="66" calcext:value-type="float">
            <text:p>66</text:p>
          </table:table-cell>
          <table:table-cell table:formula="of:=ROUND(8*[.B58]/0.0418)" office:value-type="float" office:value="12632" calcext:value-type="float">
            <text:p>12632</text:p>
          </table:table-cell>
          <table:table-cell table:style-name="Default" office:value-type="float" office:value="157356" calcext:value-type="float">
            <text:p>157356</text:p>
          </table:table-cell>
          <table:table-cell table:style-name="Default" office:value-type="float" office:value="5862" calcext:value-type="float">
            <text:p>586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78" calcext:value-type="float">
            <text:p>6678</text:p>
          </table:table-cell>
          <table:table-cell table:style-name="Default" office:value-type="float" office:value="467418" calcext:value-type="float">
            <text:p>467418</text:p>
          </table:table-cell>
          <table:table-cell table:style-name="Default" office:value-type="float" office:value="11066" calcext:value-type="float">
            <text:p>11066</text:p>
          </table:table-cell>
          <table:table-cell table:style-name="Default" office:value-type="float" office:value="9739" calcext:value-type="float">
            <text:p>9739</text:p>
          </table:table-cell>
          <table:table-cell table:style-name="Default" office:value-type="float" office:value="10966" calcext:value-type="float">
            <text:p>10966</text:p>
          </table:table-cell>
          <table:table-cell table:style-name="Default" office:value-type="float" office:value="34118" calcext:value-type="float">
            <text:p>3411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59])" office:value-type="float" office:value="100" calcext:value-type="float">
            <text:p>100</text:p>
          </table:table-cell>
          <table:table-cell table:formula="of:=ROUND(8*[.B59]/0.0418)" office:value-type="float" office:value="19139" calcext:value-type="float">
            <text:p>19139</text:p>
          </table:table-cell>
          <table:table-cell table:style-name="Default" office:value-type="float" office:value="118593" calcext:value-type="float">
            <text:p>118593</text:p>
          </table:table-cell>
          <table:table-cell table:style-name="Default" office:value-type="float" office:value="5382.5" calcext:value-type="float">
            <text:p>5382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39" calcext:value-type="float">
            <text:p>3539</text:p>
          </table:table-cell>
          <table:table-cell table:style-name="Default" office:value-type="float" office:value="247749.5" calcext:value-type="float">
            <text:p>247749.5</text:p>
          </table:table-cell>
          <table:table-cell table:style-name="Default" office:value-type="float" office:value="5770" calcext:value-type="float">
            <text:p>5770</text:p>
          </table:table-cell>
          <table:table-cell table:style-name="Default" office:value-type="float" office:value="10210.5" calcext:value-type="float">
            <text:p>10210.5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33698.5" calcext:value-type="float">
            <text:p>33698.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60])" office:value-type="float" office:value="111" calcext:value-type="float">
            <text:p>111</text:p>
          </table:table-cell>
          <table:table-cell table:formula="of:=ROUND(8*[.B60]/0.0418)" office:value-type="float" office:value="21244" calcext:value-type="float">
            <text:p>21244</text:p>
          </table:table-cell>
          <table:table-cell table:style-name="Default" office:value-type="float" office:value="127437" calcext:value-type="float">
            <text:p>127437</text:p>
          </table:table-cell>
          <table:table-cell table:style-name="Default" office:value-type="float" office:value="5370" calcext:value-type="float">
            <text:p>537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56.5" calcext:value-type="float">
            <text:p>3556.5</text:p>
          </table:table-cell>
          <table:table-cell table:style-name="Default" office:value-type="float" office:value="248935" calcext:value-type="float">
            <text:p>248935</text:p>
          </table:table-cell>
          <table:table-cell table:style-name="Default" office:value-type="float" office:value="5789" calcext:value-type="float">
            <text:p>5789</text:p>
          </table:table-cell>
          <table:table-cell table:style-name="Default" office:value-type="float" office:value="9945.5" calcext:value-type="float">
            <text:p>9945.5</text:p>
          </table:table-cell>
          <table:table-cell table:style-name="Default" office:value-type="float" office:value="5689" calcext:value-type="float">
            <text:p>5689</text:p>
          </table:table-cell>
          <table:table-cell table:style-name="Default" office:value-type="float" office:value="33711" calcext:value-type="float">
            <text:p>3371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61])" office:value-type="float" office:value="125" calcext:value-type="float">
            <text:p>125</text:p>
          </table:table-cell>
          <table:table-cell table:formula="of:=ROUND(8*[.B61]/0.0418)" office:value-type="float" office:value="23923" calcext:value-type="float">
            <text:p>23923</text:p>
          </table:table-cell>
          <table:table-cell table:style-name="Default" office:value-type="float" office:value="145446" calcext:value-type="float">
            <text:p>145446</text:p>
          </table:table-cell>
          <table:table-cell table:style-name="Default" office:value-type="float" office:value="4700.5" calcext:value-type="float">
            <text:p>4700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66" calcext:value-type="float">
            <text:p>3566</text:p>
          </table:table-cell>
          <table:table-cell table:style-name="Default" office:value-type="float" office:value="249762.5" calcext:value-type="float">
            <text:p>249762.5</text:p>
          </table:table-cell>
          <table:table-cell table:style-name="Default" office:value-type="float" office:value="5867" calcext:value-type="float">
            <text:p>5867</text:p>
          </table:table-cell>
          <table:table-cell table:style-name="Default" office:value-type="float" office:value="9963.5" calcext:value-type="float">
            <text:p>9963.5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33711" calcext:value-type="float">
            <text:p>3371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62])" office:value-type="float" office:value="142" calcext:value-type="float">
            <text:p>142</text:p>
          </table:table-cell>
          <table:table-cell table:formula="of:=ROUND(8*[.B62]/0.0418)" office:value-type="float" office:value="27177" calcext:value-type="float">
            <text:p>27177</text:p>
          </table:table-cell>
          <table:table-cell table:style-name="Default" office:value-type="float" office:value="117814" calcext:value-type="float">
            <text:p>117814</text:p>
          </table:table-cell>
          <table:table-cell table:style-name="Default" office:value-type="float" office:value="4821.5" calcext:value-type="float">
            <text:p>4821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185570" calcext:value-type="float">
            <text:p>185570</text:p>
          </table:table-cell>
          <table:table-cell table:style-name="Default" office:value-type="float" office:value="4296" calcext:value-type="float">
            <text:p>4296</text:p>
          </table:table-cell>
          <table:table-cell table:style-name="Default" office:value-type="float" office:value="9980" calcext:value-type="float">
            <text:p>9980</text:p>
          </table:table-cell>
          <table:table-cell table:style-name="Default" office:value-type="float" office:value="4196" calcext:value-type="float">
            <text:p>4196</text:p>
          </table:table-cell>
          <table:table-cell table:style-name="Default" office:value-type="float" office:value="33914" calcext:value-type="float">
            <text:p>3391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63])" office:value-type="float" office:value="166" calcext:value-type="float">
            <text:p>166</text:p>
          </table:table-cell>
          <table:table-cell table:formula="of:=ROUND(8*[.B63]/0.0418)" office:value-type="float" office:value="31770" calcext:value-type="float">
            <text:p>31770</text:p>
          </table:table-cell>
          <table:table-cell table:style-name="Default" office:value-type="float" office:value="164743.5" calcext:value-type="float">
            <text:p>164743.5</text:p>
          </table:table-cell>
          <table:table-cell table:style-name="Default" office:value-type="float" office:value="4326" calcext:value-type="float">
            <text:p>432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38.5" calcext:value-type="float">
            <text:p>3038.5</text:p>
          </table:table-cell>
          <table:table-cell table:style-name="Default" office:value-type="float" office:value="213191.5" calcext:value-type="float">
            <text:p>213191.5</text:p>
          </table:table-cell>
          <table:table-cell table:style-name="Default" office:value-type="float" office:value="4995.5" calcext:value-type="float">
            <text:p>4995.5</text:p>
          </table:table-cell>
          <table:table-cell table:style-name="Default" office:value-type="float" office:value="10086" calcext:value-type="float">
            <text:p>10086</text:p>
          </table:table-cell>
          <table:table-cell table:style-name="Default" office:value-type="float" office:value="4895.5" calcext:value-type="float">
            <text:p>4895.5</text:p>
          </table:table-cell>
          <table:table-cell table:style-name="Default" office:value-type="float" office:value="33821.5" calcext:value-type="float">
            <text:p>33821.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64])" office:value-type="float" office:value="200" calcext:value-type="float">
            <text:p>200</text:p>
          </table:table-cell>
          <table:table-cell table:formula="of:=ROUND(8*[.B64]/0.0418)" office:value-type="float" office:value="38278" calcext:value-type="float">
            <text:p>38278</text:p>
          </table:table-cell>
          <table:table-cell table:style-name="Default" office:value-type="float" office:value="159232" calcext:value-type="float">
            <text:p>159232</text:p>
          </table:table-cell>
          <table:table-cell table:style-name="Default" office:value-type="float" office:value="4481" calcext:value-type="float">
            <text:p>448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44" calcext:value-type="float">
            <text:p>2544</text:p>
          </table:table-cell>
          <table:table-cell table:style-name="Default" office:value-type="float" office:value="178063.5" calcext:value-type="float">
            <text:p>178063.5</text:p>
          </table:table-cell>
          <table:table-cell table:style-name="Default" office:value-type="float" office:value="4111" calcext:value-type="float">
            <text:p>4111</text:p>
          </table:table-cell>
          <table:table-cell table:style-name="Default" office:value-type="float" office:value="10118.5" calcext:value-type="float">
            <text:p>10118.5</text:p>
          </table:table-cell>
          <table:table-cell table:style-name="Default" office:value-type="float" office:value="4011" calcext:value-type="float">
            <text:p>4011</text:p>
          </table:table-cell>
          <table:table-cell table:style-name="Default" office:value-type="float" office:value="33552.5" calcext:value-type="float">
            <text:p>33552.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65])" office:value-type="float" office:value="250" calcext:value-type="float">
            <text:p>250</text:p>
          </table:table-cell>
          <table:table-cell table:formula="of:=ROUND(8*[.B65]/0.0418)" office:value-type="float" office:value="47847" calcext:value-type="float">
            <text:p>47847</text:p>
          </table:table-cell>
          <table:table-cell table:style-name="Default" office:value-type="float" office:value="171505" calcext:value-type="float">
            <text:p>171505</text:p>
          </table:table-cell>
          <table:table-cell table:style-name="Default" office:value-type="float" office:value="4706.5" calcext:value-type="float">
            <text:p>4706.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209" calcext:value-type="float">
            <text:p>2209</text:p>
          </table:table-cell>
          <table:table-cell table:style-name="Default" office:value-type="float" office:value="156810.5" calcext:value-type="float">
            <text:p>156810.5</text:p>
          </table:table-cell>
          <table:table-cell table:style-name="Default" office:value-type="float" office:value="3525" calcext:value-type="float">
            <text:p>3525</text:p>
          </table:table-cell>
          <table:table-cell table:style-name="Default" office:value-type="float" office:value="10181" calcext:value-type="float">
            <text:p>10181</text:p>
          </table:table-cell>
          <table:table-cell table:style-name="Default" office:value-type="float" office:value="3425" calcext:value-type="float">
            <text:p>3425</text:p>
          </table:table-cell>
          <table:table-cell table:style-name="Default" office:value-type="float" office:value="33607.5" calcext:value-type="float">
            <text:p>33607.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66])" office:value-type="float" office:value="333" calcext:value-type="float">
            <text:p>333</text:p>
          </table:table-cell>
          <table:table-cell table:formula="of:=ROUND(8*[.B66]/0.0418)" office:value-type="float" office:value="63732" calcext:value-type="float">
            <text:p>63732</text:p>
          </table:table-cell>
          <table:table-cell table:style-name="Default" office:value-type="float" office:value="144913" calcext:value-type="float">
            <text:p>144913</text:p>
          </table:table-cell>
          <table:table-cell table:style-name="Default" office:value-type="float" office:value="4160.5" calcext:value-type="float">
            <text:p>4160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487.5" calcext:value-type="float">
            <text:p>1487.5</text:p>
          </table:table-cell>
          <table:table-cell table:style-name="Default" office:value-type="float" office:value="104008" calcext:value-type="float">
            <text:p>104008</text:p>
          </table:table-cell>
          <table:table-cell table:style-name="Default" office:value-type="float" office:value="2331" calcext:value-type="float">
            <text:p>2331</text:p>
          </table:table-cell>
          <table:table-cell table:style-name="Default" office:value-type="float" office:value="9984.5" calcext:value-type="float">
            <text:p>9984.5</text:p>
          </table:table-cell>
          <table:table-cell table:style-name="Default" office:value-type="float" office:value="2231" calcext:value-type="float">
            <text:p>2231</text:p>
          </table:table-cell>
          <table:table-cell table:style-name="Default" office:value-type="float" office:value="34049" calcext:value-type="float">
            <text:p>3404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67])" office:value-type="float" office:value="500" calcext:value-type="float">
            <text:p>500</text:p>
          </table:table-cell>
          <table:table-cell table:formula="of:=ROUND(8*[.B67]/0.0418)" office:value-type="float" office:value="95694" calcext:value-type="float">
            <text:p>95694</text:p>
          </table:table-cell>
          <table:table-cell table:style-name="Default" office:value-type="float" office:value="160446.5" calcext:value-type="float">
            <text:p>160446.5</text:p>
          </table:table-cell>
          <table:table-cell table:style-name="Default" office:value-type="float" office:value="3464" calcext:value-type="float">
            <text:p>3464</text:p>
          </table:table-cell>
          <table:table-cell table:style-name="Default" office:value-type="float" office:value="72.5" calcext:value-type="float">
            <text:p>72.5</text:p>
          </table:table-cell>
          <table:table-cell table:style-name="Default" office:value-type="float" office:value="1060.5" calcext:value-type="float">
            <text:p>1060.5</text:p>
          </table:table-cell>
          <table:table-cell table:style-name="Default" office:value-type="float" office:value="77072" calcext:value-type="float">
            <text:p>77072</text:p>
          </table:table-cell>
          <table:table-cell table:style-name="Default" office:value-type="float" office:value="1753" calcext:value-type="float">
            <text:p>1753</text:p>
          </table:table-cell>
          <table:table-cell table:style-name="Default" office:value-type="float" office:value="10176" calcext:value-type="float">
            <text:p>10176</text:p>
          </table:table-cell>
          <table:table-cell table:style-name="Default" office:value-type="float" office:value="1653" calcext:value-type="float">
            <text:p>1653</text:p>
          </table:table-cell>
          <table:table-cell table:style-name="Default" office:value-type="float" office:value="33867" calcext:value-type="float">
            <text:p>338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68])" office:value-type="float" office:value="1000" calcext:value-type="float">
            <text:p>1000</text:p>
          </table:table-cell>
          <table:table-cell table:formula="of:=ROUND(8*[.B68]/0.0418)" office:value-type="float" office:value="191388" calcext:value-type="float">
            <text:p>191388</text:p>
          </table:table-cell>
          <table:table-cell table:style-name="Default" office:value-type="float" office:value="167879" calcext:value-type="float">
            <text:p>167879</text:p>
          </table:table-cell>
          <table:table-cell table:style-name="Default" office:value-type="float" office:value="3275.5" calcext:value-type="float">
            <text:p>327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37" calcext:value-type="float">
            <text:p>637</text:p>
          </table:table-cell>
          <table:table-cell table:style-name="Default" office:value-type="float" office:value="44676.5" calcext:value-type="float">
            <text:p>44676.5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10731" calcext:value-type="float">
            <text:p>10731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office:value-type="float" office:value="34456.5" calcext:value-type="float">
            <text:p>34456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71])" office:value-type="float" office:value="10" calcext:value-type="float">
            <text:p>10</text:p>
          </table:table-cell>
          <table:table-cell table:formula="of:=ROUND(8*[.B71]/0.0418)" office:value-type="float" office:value="1914" calcext:value-type="float">
            <text:p>1914</text:p>
          </table:table-cell>
          <table:table-cell table:style-name="Default" office:value-type="float" office:value="159396" calcext:value-type="float">
            <text:p>159396</text:p>
          </table:table-cell>
          <table:table-cell table:style-name="Default" office:value-type="float" office:value="19211" calcext:value-type="float">
            <text:p>1921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027" calcext:value-type="float">
            <text:p>39027</text:p>
          </table:table-cell>
          <table:table-cell table:style-name="Default" office:value-type="float" office:value="2732115.5" calcext:value-type="float">
            <text:p>2732115.5</text:p>
          </table:table-cell>
          <table:table-cell table:style-name="Default" office:value-type="float" office:value="65233" calcext:value-type="float">
            <text:p>65233</text:p>
          </table:table-cell>
          <table:table-cell table:style-name="Default" office:value-type="float" office:value="10426.5" calcext:value-type="float">
            <text:p>10426.5</text:p>
          </table:table-cell>
          <table:table-cell table:style-name="Default" office:value-type="float" office:value="65133" calcext:value-type="float">
            <text:p>65133</text:p>
          </table:table-cell>
          <table:table-cell table:style-name="Default" office:value-type="float" office:value="33537.5" calcext:value-type="float">
            <text:p>33537.5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72])" office:value-type="float" office:value="20" calcext:value-type="float">
            <text:p>20</text:p>
          </table:table-cell>
          <table:table-cell table:formula="of:=ROUND(8*[.B72]/0.0418)" office:value-type="float" office:value="3828" calcext:value-type="float">
            <text:p>3828</text:p>
          </table:table-cell>
          <table:table-cell table:style-name="Default" office:value-type="float" office:value="129562.5" calcext:value-type="float">
            <text:p>129562.5</text:p>
          </table:table-cell>
          <table:table-cell table:style-name="Default" office:value-type="float" office:value="11114" calcext:value-type="float">
            <text:p>1111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903" calcext:value-type="float">
            <text:p>15903</text:p>
          </table:table-cell>
          <table:table-cell table:style-name="Default" office:value-type="float" office:value="1113521.5" calcext:value-type="float">
            <text:p>1113521.5</text:p>
          </table:table-cell>
          <table:table-cell table:style-name="Default" office:value-type="float" office:value="26494.5" calcext:value-type="float">
            <text:p>26494.5</text:p>
          </table:table-cell>
          <table:table-cell table:style-name="Default" office:value-type="float" office:value="10676.5" calcext:value-type="float">
            <text:p>10676.5</text:p>
          </table:table-cell>
          <table:table-cell table:style-name="Default" office:value-type="float" office:value="26394.5" calcext:value-type="float">
            <text:p>26394.5</text:p>
          </table:table-cell>
          <table:table-cell table:style-name="Default" office:value-type="float" office:value="33637" calcext:value-type="float">
            <text:p>33637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73])" office:value-type="float" office:value="40" calcext:value-type="float">
            <text:p>40</text:p>
          </table:table-cell>
          <table:table-cell table:formula="of:=ROUND(8*[.B73]/0.0418)" office:value-type="float" office:value="7656" calcext:value-type="float">
            <text:p>7656</text:p>
          </table:table-cell>
          <table:table-cell table:style-name="Default" office:value-type="float" office:value="157089" calcext:value-type="float">
            <text:p>157089</text:p>
          </table:table-cell>
          <table:table-cell table:style-name="Default" office:value-type="float" office:value="7559.5" calcext:value-type="float">
            <text:p>7559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738" calcext:value-type="float">
            <text:p>10738</text:p>
          </table:table-cell>
          <table:table-cell table:style-name="Default" office:value-type="float" office:value="751767.5" calcext:value-type="float">
            <text:p>751767.5</text:p>
          </table:table-cell>
          <table:table-cell table:style-name="Default" office:value-type="float" office:value="17870" calcext:value-type="float">
            <text:p>17870</text:p>
          </table:table-cell>
          <table:table-cell table:style-name="Default" office:value-type="float" office:value="10475.5" calcext:value-type="float">
            <text:p>10475.5</text:p>
          </table:table-cell>
          <table:table-cell table:style-name="Default" office:value-type="float" office:value="17770" calcext:value-type="float">
            <text:p>17770</text:p>
          </table:table-cell>
          <table:table-cell table:style-name="Default" office:value-type="float" office:value="33523.5" calcext:value-type="float">
            <text:p>33523.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74])" office:value-type="float" office:value="50" calcext:value-type="float">
            <text:p>50</text:p>
          </table:table-cell>
          <table:table-cell table:formula="of:=ROUND(8*[.B74]/0.0418)" office:value-type="float" office:value="9569" calcext:value-type="float">
            <text:p>9569</text:p>
          </table:table-cell>
          <table:table-cell table:style-name="Default" office:value-type="float" office:value="149150" calcext:value-type="float">
            <text:p>149150</text:p>
          </table:table-cell>
          <table:table-cell table:style-name="Default" office:value-type="float" office:value="6832.5" calcext:value-type="float">
            <text:p>6832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172" calcext:value-type="float">
            <text:p>8172</text:p>
          </table:table-cell>
          <table:table-cell table:style-name="Default" office:value-type="float" office:value="572075.5" calcext:value-type="float">
            <text:p>572075.5</text:p>
          </table:table-cell>
          <table:table-cell table:style-name="Default" office:value-type="float" office:value="13541" calcext:value-type="float">
            <text:p>13541</text:p>
          </table:table-cell>
          <table:table-cell table:style-name="Default" office:value-type="float" office:value="10232.5" calcext:value-type="float">
            <text:p>10232.5</text:p>
          </table:table-cell>
          <table:table-cell table:style-name="Default" office:value-type="float" office:value="13441" calcext:value-type="float">
            <text:p>13441</text:p>
          </table:table-cell>
          <table:table-cell table:style-name="Default" office:value-type="float" office:value="33360" calcext:value-type="float">
            <text:p>333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75])" office:value-type="float" office:value="66" calcext:value-type="float">
            <text:p>66</text:p>
          </table:table-cell>
          <table:table-cell table:formula="of:=ROUND(8*[.B75]/0.0418)" office:value-type="float" office:value="12632" calcext:value-type="float">
            <text:p>12632</text:p>
          </table:table-cell>
          <table:table-cell table:style-name="Default" office:value-type="float" office:value="157369" calcext:value-type="float">
            <text:p>157369</text:p>
          </table:table-cell>
          <table:table-cell table:style-name="Default" office:value-type="float" office:value="5760.5" calcext:value-type="float">
            <text:p>5760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69.5" calcext:value-type="float">
            <text:p>6669.5</text:p>
          </table:table-cell>
          <table:table-cell table:style-name="Default" office:value-type="float" office:value="466821.5" calcext:value-type="float">
            <text:p>466821.5</text:p>
          </table:table-cell>
          <table:table-cell table:style-name="Default" office:value-type="float" office:value="11066" calcext:value-type="float">
            <text:p>11066</text:p>
          </table:table-cell>
          <table:table-cell table:style-name="Default" office:value-type="float" office:value="9718" calcext:value-type="float">
            <text:p>9718</text:p>
          </table:table-cell>
          <table:table-cell table:style-name="Default" office:value-type="float" office:value="10966" calcext:value-type="float">
            <text:p>10966</text:p>
          </table:table-cell>
          <table:table-cell table:style-name="Default" office:value-type="float" office:value="34113" calcext:value-type="float">
            <text:p>341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76])" office:value-type="float" office:value="100" calcext:value-type="float">
            <text:p>100</text:p>
          </table:table-cell>
          <table:table-cell table:formula="of:=ROUND(8*[.B76]/0.0418)" office:value-type="float" office:value="19139" calcext:value-type="float">
            <text:p>19139</text:p>
          </table:table-cell>
          <table:table-cell table:style-name="Default" office:value-type="float" office:value="117459" calcext:value-type="float">
            <text:p>117459</text:p>
          </table:table-cell>
          <table:table-cell table:style-name="Default" office:value-type="float" office:value="5142.5" calcext:value-type="float">
            <text:p>5142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17.5" calcext:value-type="float">
            <text:p>3517.5</text:p>
          </table:table-cell>
          <table:table-cell table:style-name="Default" office:value-type="float" office:value="246143" calcext:value-type="float">
            <text:p>246143</text:p>
          </table:table-cell>
          <table:table-cell table:style-name="Default" office:value-type="float" office:value="5770" calcext:value-type="float">
            <text:p>5770</text:p>
          </table:table-cell>
          <table:table-cell table:style-name="Default" office:value-type="float" office:value="10063" calcext:value-type="float">
            <text:p>10063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33676" calcext:value-type="float">
            <text:p>3367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77])" office:value-type="float" office:value="111" calcext:value-type="float">
            <text:p>111</text:p>
          </table:table-cell>
          <table:table-cell table:formula="of:=ROUND(8*[.B77]/0.0418)" office:value-type="float" office:value="21244" calcext:value-type="float">
            <text:p>21244</text:p>
          </table:table-cell>
          <table:table-cell table:style-name="Default" office:value-type="float" office:value="127437" calcext:value-type="float">
            <text:p>127437</text:p>
          </table:table-cell>
          <table:table-cell table:style-name="Default" office:value-type="float" office:value="5098" calcext:value-type="float">
            <text:p>509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29.5" calcext:value-type="float">
            <text:p>3529.5</text:p>
          </table:table-cell>
          <table:table-cell table:style-name="Default" office:value-type="float" office:value="247121" calcext:value-type="float">
            <text:p>247121</text:p>
          </table:table-cell>
          <table:table-cell table:style-name="Default" office:value-type="float" office:value="5789" calcext:value-type="float">
            <text:p>5789</text:p>
          </table:table-cell>
          <table:table-cell table:style-name="Default" office:value-type="float" office:value="9968" calcext:value-type="float">
            <text:p>9968</text:p>
          </table:table-cell>
          <table:table-cell table:style-name="Default" office:value-type="float" office:value="5689" calcext:value-type="float">
            <text:p>5689</text:p>
          </table:table-cell>
          <table:table-cell table:style-name="Default" office:value-type="float" office:value="33919" calcext:value-type="float">
            <text:p>3391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78])" office:value-type="float" office:value="125" calcext:value-type="float">
            <text:p>125</text:p>
          </table:table-cell>
          <table:table-cell table:formula="of:=ROUND(8*[.B78]/0.0418)" office:value-type="float" office:value="23923" calcext:value-type="float">
            <text:p>23923</text:p>
          </table:table-cell>
          <table:table-cell table:style-name="Default" office:value-type="float" office:value="145446" calcext:value-type="float">
            <text:p>145446</text:p>
          </table:table-cell>
          <table:table-cell table:style-name="Default" office:value-type="float" office:value="4791" calcext:value-type="float">
            <text:p>479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71.5" calcext:value-type="float">
            <text:p>3571.5</text:p>
          </table:table-cell>
          <table:table-cell table:style-name="Default" office:value-type="float" office:value="250239.5" calcext:value-type="float">
            <text:p>250239.5</text:p>
          </table:table-cell>
          <table:table-cell table:style-name="Default" office:value-type="float" office:value="5867" calcext:value-type="float">
            <text:p>5867</text:p>
          </table:table-cell>
          <table:table-cell table:style-name="Default" office:value-type="float" office:value="10111" calcext:value-type="float">
            <text:p>10111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33838.5" calcext:value-type="float">
            <text:p>33838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79])" office:value-type="float" office:value="142" calcext:value-type="float">
            <text:p>142</text:p>
          </table:table-cell>
          <table:table-cell table:formula="of:=ROUND(8*[.B79]/0.0418)" office:value-type="float" office:value="27177" calcext:value-type="float">
            <text:p>27177</text:p>
          </table:table-cell>
          <table:table-cell table:style-name="Default" office:value-type="float" office:value="117814" calcext:value-type="float">
            <text:p>117814</text:p>
          </table:table-cell>
          <table:table-cell table:style-name="Default" office:value-type="float" office:value="4845.5" calcext:value-type="float">
            <text:p>484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652" calcext:value-type="float">
            <text:p>2652</text:p>
          </table:table-cell>
          <table:table-cell table:style-name="Default" office:value-type="float" office:value="185798.5" calcext:value-type="float">
            <text:p>185798.5</text:p>
          </table:table-cell>
          <table:table-cell table:style-name="Default" office:value-type="float" office:value="4296" calcext:value-type="float">
            <text:p>4296</text:p>
          </table:table-cell>
          <table:table-cell table:style-name="Default" office:value-type="float" office:value="10086.5" calcext:value-type="float">
            <text:p>10086.5</text:p>
          </table:table-cell>
          <table:table-cell table:style-name="Default" office:value-type="float" office:value="4196" calcext:value-type="float">
            <text:p>4196</text:p>
          </table:table-cell>
          <table:table-cell table:style-name="Default" office:value-type="float" office:value="33639" calcext:value-type="float">
            <text:p>3363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80])" office:value-type="float" office:value="166" calcext:value-type="float">
            <text:p>166</text:p>
          </table:table-cell>
          <table:table-cell table:formula="of:=ROUND(8*[.B80]/0.0418)" office:value-type="float" office:value="31770" calcext:value-type="float">
            <text:p>31770</text:p>
          </table:table-cell>
          <table:table-cell table:style-name="Default" office:value-type="float" office:value="164674" calcext:value-type="float">
            <text:p>164674</text:p>
          </table:table-cell>
          <table:table-cell table:style-name="Default" office:value-type="float" office:value="4560" calcext:value-type="float">
            <text:p>45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56.5" calcext:value-type="float">
            <text:p>3056.5</text:p>
          </table:table-cell>
          <table:table-cell table:style-name="Default" office:value-type="float" office:value="214447.5" calcext:value-type="float">
            <text:p>214447.5</text:p>
          </table:table-cell>
          <table:table-cell table:style-name="Default" office:value-type="float" office:value="4996" calcext:value-type="float">
            <text:p>4996</text:p>
          </table:table-cell>
          <table:table-cell table:style-name="Default" office:value-type="float" office:value="10062" calcext:value-type="float">
            <text:p>10062</text:p>
          </table:table-cell>
          <table:table-cell table:style-name="Default" office:value-type="float" office:value="4896" calcext:value-type="float">
            <text:p>4896</text:p>
          </table:table-cell>
          <table:table-cell table:style-name="Default" office:value-type="float" office:value="33849" calcext:value-type="float">
            <text:p>3384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81])" office:value-type="float" office:value="200" calcext:value-type="float">
            <text:p>200</text:p>
          </table:table-cell>
          <table:table-cell table:formula="of:=ROUND(8*[.B81]/0.0418)" office:value-type="float" office:value="38278" calcext:value-type="float">
            <text:p>38278</text:p>
          </table:table-cell>
          <table:table-cell table:style-name="Default" office:value-type="float" office:value="158429" calcext:value-type="float">
            <text:p>158429</text:p>
          </table:table-cell>
          <table:table-cell table:style-name="Default" office:value-type="float" office:value="4257" calcext:value-type="float">
            <text:p>425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22" calcext:value-type="float">
            <text:p>2522</text:p>
          </table:table-cell>
          <table:table-cell table:style-name="Default" office:value-type="float" office:value="176550" calcext:value-type="float">
            <text:p>176550</text:p>
          </table:table-cell>
          <table:table-cell table:style-name="Default" office:value-type="float" office:value="4111" calcext:value-type="float">
            <text:p>4111</text:p>
          </table:table-cell>
          <table:table-cell table:style-name="Default" office:value-type="float" office:value="10114" calcext:value-type="float">
            <text:p>10114</text:p>
          </table:table-cell>
          <table:table-cell table:style-name="Default" office:value-type="float" office:value="4011" calcext:value-type="float">
            <text:p>4011</text:p>
          </table:table-cell>
          <table:table-cell table:style-name="Default" office:value-type="float" office:value="33807" calcext:value-type="float">
            <text:p>338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82])" office:value-type="float" office:value="250" calcext:value-type="float">
            <text:p>250</text:p>
          </table:table-cell>
          <table:table-cell table:formula="of:=ROUND(8*[.B82]/0.0418)" office:value-type="float" office:value="47847" calcext:value-type="float">
            <text:p>47847</text:p>
          </table:table-cell>
          <table:table-cell table:style-name="Default" office:value-type="float" office:value="170763" calcext:value-type="float">
            <text:p>170763</text:p>
          </table:table-cell>
          <table:table-cell table:style-name="Default" office:value-type="float" office:value="4128" calcext:value-type="float">
            <text:p>412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149" calcext:value-type="float">
            <text:p>2149</text:p>
          </table:table-cell>
          <table:table-cell table:style-name="Default" office:value-type="float" office:value="152603" calcext:value-type="float">
            <text:p>152603</text:p>
          </table:table-cell>
          <table:table-cell table:style-name="Default" office:value-type="float" office:value="3524" calcext:value-type="float">
            <text:p>3524</text:p>
          </table:table-cell>
          <table:table-cell table:style-name="Default" office:value-type="float" office:value="10200" calcext:value-type="float">
            <text:p>10200</text:p>
          </table:table-cell>
          <table:table-cell table:style-name="Default" office:value-type="float" office:value="3424" calcext:value-type="float">
            <text:p>3424</text:p>
          </table:table-cell>
          <table:table-cell table:style-name="Default" office:value-type="float" office:value="33571" calcext:value-type="float">
            <text:p>3357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83])" office:value-type="float" office:value="333" calcext:value-type="float">
            <text:p>333</text:p>
          </table:table-cell>
          <table:table-cell table:formula="of:=ROUND(8*[.B83]/0.0418)" office:value-type="float" office:value="63732" calcext:value-type="float">
            <text:p>63732</text:p>
          </table:table-cell>
          <table:table-cell table:style-name="Default" office:value-type="float" office:value="144019" calcext:value-type="float">
            <text:p>144019</text:p>
          </table:table-cell>
          <table:table-cell table:style-name="Default" office:value-type="float" office:value="4003.5" calcext:value-type="float">
            <text:p>4003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472" calcext:value-type="float">
            <text:p>1472</text:p>
          </table:table-cell>
          <table:table-cell table:style-name="Default" office:value-type="float" office:value="103041" calcext:value-type="float">
            <text:p>103041</text:p>
          </table:table-cell>
          <table:table-cell table:style-name="Default" office:value-type="float" office:value="2331" calcext:value-type="float">
            <text:p>2331</text:p>
          </table:table-cell>
          <table:table-cell table:style-name="Default" office:value-type="float" office:value="10082" calcext:value-type="float">
            <text:p>10082</text:p>
          </table:table-cell>
          <table:table-cell table:style-name="Default" office:value-type="float" office:value="2231" calcext:value-type="float">
            <text:p>2231</text:p>
          </table:table-cell>
          <table:table-cell table:style-name="Default" office:value-type="float" office:value="33746" calcext:value-type="float">
            <text:p>3374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84])" office:value-type="float" office:value="500" calcext:value-type="float">
            <text:p>500</text:p>
          </table:table-cell>
          <table:table-cell table:formula="of:=ROUND(8*[.B84]/0.0418)" office:value-type="float" office:value="95694" calcext:value-type="float">
            <text:p>95694</text:p>
          </table:table-cell>
          <table:table-cell table:style-name="Default" office:value-type="float" office:value="161108.5" calcext:value-type="float">
            <text:p>161108.5</text:p>
          </table:table-cell>
          <table:table-cell table:style-name="Default" office:value-type="float" office:value="3810" calcext:value-type="float">
            <text:p>3810</text:p>
          </table:table-cell>
          <table:table-cell table:style-name="Default" office:value-type="float" office:value="72.5" calcext:value-type="float">
            <text:p>72.5</text:p>
          </table:table-cell>
          <table:table-cell table:style-name="Default" office:value-type="float" office:value="1085" calcext:value-type="float">
            <text:p>1085</text:p>
          </table:table-cell>
          <table:table-cell table:style-name="Default" office:value-type="float" office:value="78916.5" calcext:value-type="float">
            <text:p>78916.5</text:p>
          </table:table-cell>
          <table:table-cell table:style-name="Default" office:value-type="float" office:value="1753" calcext:value-type="float">
            <text:p>1753</text:p>
          </table:table-cell>
          <table:table-cell table:style-name="Default" office:value-type="float" office:value="10178" calcext:value-type="float">
            <text:p>10178</text:p>
          </table:table-cell>
          <table:table-cell table:style-name="Default" office:value-type="float" office:value="1653" calcext:value-type="float">
            <text:p>1653</text:p>
          </table:table-cell>
          <table:table-cell table:style-name="Default" office:value-type="float" office:value="33897" calcext:value-type="float">
            <text:p>3389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85])" office:value-type="float" office:value="1000" calcext:value-type="float">
            <text:p>1000</text:p>
          </table:table-cell>
          <table:table-cell table:formula="of:=ROUND(8*[.B85]/0.0418)" office:value-type="float" office:value="191388" calcext:value-type="float">
            <text:p>191388</text:p>
          </table:table-cell>
          <table:table-cell table:style-name="Default" office:value-type="float" office:value="167879" calcext:value-type="float">
            <text:p>167879</text:p>
          </table:table-cell>
          <table:table-cell table:style-name="Default" office:value-type="float" office:value="3305.5" calcext:value-type="float">
            <text:p>330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44842" calcext:value-type="float">
            <text:p>44842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10725.5" calcext:value-type="float">
            <text:p>10725.5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office:value-type="float" office:value="34478.5" calcext:value-type="float">
            <text:p>34478.5</text:p>
          </table:table-cell>
          <table:table-cell table:number-columns-repeated="101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iRPi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number-columns-repeated="3" office:value-type="string" calcext:value-type="string">
            <text:p><text:s/>successRate 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 SuccessRate</text:p>
          </table:table-cell>
          <table:table-cell office:value-type="string" calcext:value-type="string">
            <text:p>averageErrorRate</text:p>
          </table:table-cell>
          <table:table-cell/>
          <table:table-cell table:style-name="Default"/>
          <table:table-cell table:number-columns-repeated="1011"/>
          <table:table-cell table:style-name="Default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2])" office:value-type="float" office:value="10" calcext:value-type="float">
            <text:p>10</text:p>
          </table:table-cell>
          <table:table-cell table:formula="of:=ROUND(8*[.B2]/0.0418)" office:value-type="float" office:value="1914" calcext:value-type="float">
            <text:p>1914</text:p>
          </table:table-cell>
          <table:table-cell table:number-columns-repeated="3" table:style-name="Default" office:value-type="float" office:value="65" calcext:value-type="float">
            <text:p>65</text:p>
          </table:table-cell>
          <table:table-cell table:formula="of:=AVERAGE([.D2:.F2])" office:value-type="float" office:value="65" calcext:value-type="float">
            <text:p>65</text:p>
          </table:table-cell>
          <table:table-cell table:formula="of:=[.G2]/70" office:value-type="float" office:value="0.928571428571429" calcext:value-type="float">
            <text:p>0.928571428571429</text:p>
          </table:table-cell>
          <table:table-cell table:formula="of:=1-[.H2]" office:value-type="float" office:value="0.0714285714285714" calcext:value-type="float">
            <text:p>0.071428571428571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3])" office:value-type="float" office:value="20" calcext:value-type="float">
            <text:p>20</text:p>
          </table:table-cell>
          <table:table-cell table:formula="of:=ROUND(8*[.B3]/0.0418)" office:value-type="float" office:value="3828" calcext:value-type="float">
            <text:p>382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7" calcext:value-type="float">
            <text:p>57</text:p>
          </table:table-cell>
          <table:table-cell table:formula="of:=AVERAGE([.D3:.F3])" office:value-type="float" office:value="56.6666666666667" calcext:value-type="float">
            <text:p>56.6666666666667</text:p>
          </table:table-cell>
          <table:table-cell table:formula="of:=[.G3]/70" office:value-type="float" office:value="0.80952380952381" calcext:value-type="float">
            <text:p>0.80952380952381</text:p>
          </table:table-cell>
          <table:table-cell table:formula="of:=1-[.H3]" office:value-type="float" office:value="0.19047619047619" calcext:value-type="float">
            <text:p>0.19047619047619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4])" office:value-type="float" office:value="40" calcext:value-type="float">
            <text:p>40</text:p>
          </table:table-cell>
          <table:table-cell table:formula="of:=ROUND(8*[.B4]/0.0418)" office:value-type="float" office:value="7656" calcext:value-type="float">
            <text:p>765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3" calcext:value-type="float">
            <text:p>63</text:p>
          </table:table-cell>
          <table:table-cell table:formula="of:=AVERAGE([.D4:.F4])" office:value-type="float" office:value="64" calcext:value-type="float">
            <text:p>64</text:p>
          </table:table-cell>
          <table:table-cell table:formula="of:=[.G4]/70" office:value-type="float" office:value="0.914285714285714" calcext:value-type="float">
            <text:p>0.914285714285714</text:p>
          </table:table-cell>
          <table:table-cell table:formula="of:=1-[.H4]" office:value-type="float" office:value="0.0857142857142858" calcext:value-type="float">
            <text:p>0.085714285714286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5])" office:value-type="float" office:value="50" calcext:value-type="float">
            <text:p>50</text:p>
          </table:table-cell>
          <table:table-cell table:formula="of:=ROUND(8*[.B5]/0.0418)" office:value-type="float" office:value="9569" calcext:value-type="float">
            <text:p>956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1" calcext:value-type="float">
            <text:p>61</text:p>
          </table:table-cell>
          <table:table-cell table:formula="of:=AVERAGE([.D5:.F5])" office:value-type="float" office:value="62.6666666666667" calcext:value-type="float">
            <text:p>62.6666666666667</text:p>
          </table:table-cell>
          <table:table-cell table:formula="of:=[.G5]/70" office:value-type="float" office:value="0.895238095238095" calcext:value-type="float">
            <text:p>0.895238095238095</text:p>
          </table:table-cell>
          <table:table-cell table:formula="of:=1-[.H5]" office:value-type="float" office:value="0.104761904761905" calcext:value-type="float">
            <text:p>0.104761904761905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6])" office:value-type="float" office:value="66" calcext:value-type="float">
            <text:p>66</text:p>
          </table:table-cell>
          <table:table-cell table:formula="of:=ROUND(8*[.B6]/0.0418)" office:value-type="float" office:value="12632" calcext:value-type="float">
            <text:p>12632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6" calcext:value-type="float">
            <text:p>66</text:p>
          </table:table-cell>
          <table:table-cell table:formula="of:=AVERAGE([.D6:.F6])" office:value-type="float" office:value="65.3333333333333" calcext:value-type="float">
            <text:p>65.3333333333333</text:p>
          </table:table-cell>
          <table:table-cell table:formula="of:=[.G6]/70" office:value-type="float" office:value="0.933333333333333" calcext:value-type="float">
            <text:p>0.933333333333333</text:p>
          </table:table-cell>
          <table:table-cell table:formula="of:=1-[.H6]" office:value-type="float" office:value="0.0666666666666668" calcext:value-type="float">
            <text:p>0.066666666666667</text:p>
          </table:table-cell>
          <table:table-cell/>
          <table:table-cell table:style-name="Default"/>
          <table:table-cell office:value-type="string" calcext:value-type="string">
            <text:p>Policy : always get next message</text:p>
          </table:table-cell>
          <table:table-cell table:number-columns-repeated="1010"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7])" office:value-type="float" office:value="100" calcext:value-type="float">
            <text:p>100</text:p>
          </table:table-cell>
          <table:table-cell table:formula="of:=ROUND(8*[.B7]/0.0418)" office:value-type="float" office:value="19139" calcext:value-type="float">
            <text:p>1913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70" calcext:value-type="float">
            <text:p>70</text:p>
          </table:table-cell>
          <table:table-cell table:formula="of:=AVERAGE([.D7:.F7])" office:value-type="float" office:value="68.3333333333333" calcext:value-type="float">
            <text:p>68.3333333333333</text:p>
          </table:table-cell>
          <table:table-cell table:formula="of:=[.G7]/70" office:value-type="float" office:value="0.976190476190476" calcext:value-type="float">
            <text:p>0.976190476190476</text:p>
          </table:table-cell>
          <table:table-cell table:formula="of:=1-[.H7]" office:value-type="float" office:value="0.0238095238095238" calcext:value-type="float">
            <text:p>0.023809523809524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8])" office:value-type="float" office:value="111" calcext:value-type="float">
            <text:p>111</text:p>
          </table:table-cell>
          <table:table-cell table:formula="of:=ROUND(8*[.B8]/0.0418)" office:value-type="float" office:value="21244" calcext:value-type="float">
            <text:p>21244</text:p>
          </table:table-cell>
          <table:table-cell table:number-columns-repeated="3" table:style-name="Default" office:value-type="float" office:value="70" calcext:value-type="float">
            <text:p>70</text:p>
          </table:table-cell>
          <table:table-cell table:formula="of:=AVERAGE([.D8:.F8])" office:value-type="float" office:value="70" calcext:value-type="float">
            <text:p>70</text:p>
          </table:table-cell>
          <table:table-cell table:formula="of:=[.G8]/70" office:value-type="float" office:value="1" calcext:value-type="float">
            <text:p>1</text:p>
          </table:table-cell>
          <table:table-cell table:formula="of:=1-[.H8]" office:value-type="float" office:value="0" calcext:value-type="float">
            <text:p>0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9])" office:value-type="float" office:value="125" calcext:value-type="float">
            <text:p>125</text:p>
          </table:table-cell>
          <table:table-cell table:formula="of:=ROUND(8*[.B9]/0.0418)" office:value-type="float" office:value="23923" calcext:value-type="float">
            <text:p>23923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6" calcext:value-type="float">
            <text:p>66</text:p>
          </table:table-cell>
          <table:table-cell table:formula="of:=AVERAGE([.D9:.F9])" office:value-type="float" office:value="66.3333333333333" calcext:value-type="float">
            <text:p>66.3333333333333</text:p>
          </table:table-cell>
          <table:table-cell table:formula="of:=[.G9]/70" office:value-type="float" office:value="0.947619047619047" calcext:value-type="float">
            <text:p>0.947619047619047</text:p>
          </table:table-cell>
          <table:table-cell table:formula="of:=1-[.H9]" office:value-type="float" office:value="0.0523809523809524" calcext:value-type="float">
            <text:p>0.052380952380953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10])" office:value-type="float" office:value="142" calcext:value-type="float">
            <text:p>142</text:p>
          </table:table-cell>
          <table:table-cell table:formula="of:=ROUND(8*[.B10]/0.0418)" office:value-type="float" office:value="27177" calcext:value-type="float">
            <text:p>27177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4" calcext:value-type="float">
            <text:p>64</text:p>
          </table:table-cell>
          <table:table-cell table:formula="of:=AVERAGE([.D10:.F10])" office:value-type="float" office:value="64.3333333333333" calcext:value-type="float">
            <text:p>64.3333333333333</text:p>
          </table:table-cell>
          <table:table-cell table:formula="of:=[.G10]/70" office:value-type="float" office:value="0.919047619047619" calcext:value-type="float">
            <text:p>0.919047619047619</text:p>
          </table:table-cell>
          <table:table-cell table:formula="of:=1-[.H10]" office:value-type="float" office:value="0.080952380952381" calcext:value-type="float">
            <text:p>0.080952380952381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11])" office:value-type="float" office:value="166" calcext:value-type="float">
            <text:p>166</text:p>
          </table:table-cell>
          <table:table-cell table:formula="of:=ROUND(8*[.B11]/0.0418)" office:value-type="float" office:value="31770" calcext:value-type="float">
            <text:p>3177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5" calcext:value-type="float">
            <text:p>55</text:p>
          </table:table-cell>
          <table:table-cell table:formula="of:=AVERAGE([.D11:.F11])" office:value-type="float" office:value="54" calcext:value-type="float">
            <text:p>54</text:p>
          </table:table-cell>
          <table:table-cell table:formula="of:=[.G11]/70" office:value-type="float" office:value="0.771428571428571" calcext:value-type="float">
            <text:p>0.771428571428571</text:p>
          </table:table-cell>
          <table:table-cell table:formula="of:=1-[.H11]" office:value-type="float" office:value="0.228571428571429" calcext:value-type="float">
            <text:p>0.228571428571429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12])" office:value-type="float" office:value="200" calcext:value-type="float">
            <text:p>200</text:p>
          </table:table-cell>
          <table:table-cell table:formula="of:=ROUND(8*[.B12]/0.0418)" office:value-type="float" office:value="38278" calcext:value-type="float">
            <text:p>38278</text:p>
          </table:table-cell>
          <table:table-cell table:number-columns-repeated="2" table:style-name="Default" office:value-type="float" office:value="51" calcext:value-type="float">
            <text:p>51</text:p>
          </table:table-cell>
          <table:table-cell table:style-name="Default" office:value-type="float" office:value="48" calcext:value-type="float">
            <text:p>48</text:p>
          </table:table-cell>
          <table:table-cell table:formula="of:=AVERAGE([.D12:.F12])" office:value-type="float" office:value="50" calcext:value-type="float">
            <text:p>50</text:p>
          </table:table-cell>
          <table:table-cell table:formula="of:=[.G12]/70" office:value-type="float" office:value="0.714285714285714" calcext:value-type="float">
            <text:p>0.714285714285714</text:p>
          </table:table-cell>
          <table:table-cell table:formula="of:=1-[.H12]" office:value-type="float" office:value="0.285714285714286" calcext:value-type="float">
            <text:p>0.285714285714286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13])" office:value-type="float" office:value="250" calcext:value-type="float">
            <text:p>250</text:p>
          </table:table-cell>
          <table:table-cell table:formula="of:=ROUND(8*[.B13]/0.0418)" office:value-type="float" office:value="47847" calcext:value-type="float">
            <text:p>4784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formula="of:=AVERAGE([.D13:.F13])" office:value-type="float" office:value="40.6666666666667" calcext:value-type="float">
            <text:p>40.6666666666667</text:p>
          </table:table-cell>
          <table:table-cell table:formula="of:=[.G13]/70" office:value-type="float" office:value="0.580952380952381" calcext:value-type="float">
            <text:p>0.580952380952381</text:p>
          </table:table-cell>
          <table:table-cell table:formula="of:=1-[.H13]" office:value-type="float" office:value="0.419047619047619" calcext:value-type="float">
            <text:p>0.419047619047619</text:p>
          </table:table-cell>
          <table:table-cell table:number-columns-repeated="1013"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14])" office:value-type="float" office:value="333" calcext:value-type="float">
            <text:p>333</text:p>
          </table:table-cell>
          <table:table-cell table:formula="of:=ROUND(8*[.B14]/0.0418)" office:value-type="float" office:value="63732" calcext:value-type="float">
            <text:p>6373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formula="of:=AVERAGE([.D14:.F14])" office:value-type="float" office:value="23" calcext:value-type="float">
            <text:p>23</text:p>
          </table:table-cell>
          <table:table-cell table:formula="of:=[.G14]/70" office:value-type="float" office:value="0.328571428571429" calcext:value-type="float">
            <text:p>0.328571428571429</text:p>
          </table:table-cell>
          <table:table-cell table:formula="of:=1-[.H14]" office:value-type="float" office:value="0.671428571428571" calcext:value-type="float">
            <text:p>0.67142857142857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15])" office:value-type="float" office:value="500" calcext:value-type="float">
            <text:p>500</text:p>
          </table:table-cell>
          <table:table-cell table:formula="of:=ROUND(8*[.B15]/0.0418)" office:value-type="float" office:value="95694" calcext:value-type="float">
            <text:p>95694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formula="of:=AVERAGE([.D15:.F15])" office:value-type="float" office:value="23.6666666666667" calcext:value-type="float">
            <text:p>23.6666666666667</text:p>
          </table:table-cell>
          <table:table-cell table:formula="of:=[.G15]/70" office:value-type="float" office:value="0.338095238095238" calcext:value-type="float">
            <text:p>0.338095238095238</text:p>
          </table:table-cell>
          <table:table-cell table:formula="of:=1-[.H15]" office:value-type="float" office:value="0.661904761904762" calcext:value-type="float">
            <text:p>0.66190476190476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16])" office:value-type="float" office:value="1000" calcext:value-type="float">
            <text:p>1000</text:p>
          </table:table-cell>
          <table:table-cell table:formula="of:=ROUND(8*[.B16]/0.0418)" office:value-type="float" office:value="191388" calcext:value-type="float">
            <text:p>1913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formula="of:=AVERAGE([.D16:.F16])" office:value-type="float" office:value="9" calcext:value-type="float">
            <text:p>9</text:p>
          </table:table-cell>
          <table:table-cell table:formula="of:=[.G16]/70" office:value-type="float" office:value="0.128571428571429" calcext:value-type="float">
            <text:p>0.128571428571429</text:p>
          </table:table-cell>
          <table:table-cell table:formula="of:=1-[.H16]" office:value-type="float" office:value="0.871428571428571" calcext:value-type="float">
            <text:p>0.871428571428571</text:p>
          </table:table-cell>
          <table:table-cell table:number-columns-repeated="1015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20])" office:value-type="float" office:value="10" calcext:value-type="float">
            <text:p>10</text:p>
          </table:table-cell>
          <table:table-cell table:formula="of:=ROUND(8*[.B20]/0.0418)" office:value-type="float" office:value="1914" calcext:value-type="float">
            <text:p>1914</text:p>
          </table:table-cell>
          <table:table-cell table:formula="of:=AVERAGE([.D37];[.D54];[.D71])" office:value-type="float" office:value="159396" calcext:value-type="float">
            <text:p>159396</text:p>
          </table:table-cell>
          <table:table-cell table:formula="of:=AVERAGE([.E37];[.E54];[.E71])" office:value-type="float" office:value="19205.3333333333" calcext:value-type="float">
            <text:p>19205.3333333333</text:p>
          </table:table-cell>
          <table:table-cell table:formula="of:=AVERAGE([.F37];[.F54];[.F71])" office:value-type="float" office:value="70" calcext:value-type="float">
            <text:p>70</text:p>
          </table:table-cell>
          <table:table-cell table:formula="of:=AVERAGE([.G37];[.G54];[.G71])" office:value-type="float" office:value="39028" calcext:value-type="float">
            <text:p>39028</text:p>
          </table:table-cell>
          <table:table-cell table:formula="of:=AVERAGE([.H37];[.H54];[.H71])" office:value-type="float" office:value="2732107.66666667" calcext:value-type="float">
            <text:p>2732107.66666667</text:p>
          </table:table-cell>
          <table:table-cell table:formula="of:=AVERAGE([.I37];[.I54];[.I71])" office:value-type="float" office:value="65233" calcext:value-type="float">
            <text:p>65233</text:p>
          </table:table-cell>
          <table:table-cell table:formula="of:=AVERAGE([.J37];[.J54];[.J71])" office:value-type="float" office:value="10454.6666666667" calcext:value-type="float">
            <text:p>10454.6666666667</text:p>
          </table:table-cell>
          <table:table-cell table:formula="of:=AVERAGE([.K37];[.K54];[.K71])" office:value-type="float" office:value="65133" calcext:value-type="float">
            <text:p>65133</text:p>
          </table:table-cell>
          <table:table-cell table:formula="of:=AVERAGE([.L37];[.L54];[.L71])" office:value-type="float" office:value="33371" calcext:value-type="float">
            <text:p>3337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21])" office:value-type="float" office:value="20" calcext:value-type="float">
            <text:p>20</text:p>
          </table:table-cell>
          <table:table-cell table:formula="of:=ROUND(8*[.B21]/0.0418)" office:value-type="float" office:value="3828" calcext:value-type="float">
            <text:p>3828</text:p>
          </table:table-cell>
          <table:table-cell table:formula="of:=AVERAGE([.D38];[.D55];[.D72])" office:value-type="float" office:value="129608.833333333" calcext:value-type="float">
            <text:p>129608.833333333</text:p>
          </table:table-cell>
          <table:table-cell table:formula="of:=AVERAGE([.E38];[.E55];[.E72])" office:value-type="float" office:value="11130" calcext:value-type="float">
            <text:p>11130</text:p>
          </table:table-cell>
          <table:table-cell table:formula="of:=AVERAGE([.F38];[.F55];[.F72])" office:value-type="float" office:value="70" calcext:value-type="float">
            <text:p>70</text:p>
          </table:table-cell>
          <table:table-cell table:formula="of:=AVERAGE([.G38];[.G55];[.G72])" office:value-type="float" office:value="15889.6666666667" calcext:value-type="float">
            <text:p>15889.6666666667</text:p>
          </table:table-cell>
          <table:table-cell table:formula="of:=AVERAGE([.H38];[.H55];[.H72])" office:value-type="float" office:value="1112550.83333333" calcext:value-type="float">
            <text:p>1112550.83333333</text:p>
          </table:table-cell>
          <table:table-cell table:formula="of:=AVERAGE([.I38];[.I55];[.I72])" office:value-type="float" office:value="26504.1666666667" calcext:value-type="float">
            <text:p>26504.1666666667</text:p>
          </table:table-cell>
          <table:table-cell table:formula="of:=AVERAGE([.J38];[.J55];[.J72])" office:value-type="float" office:value="10389.5" calcext:value-type="float">
            <text:p>10389.5</text:p>
          </table:table-cell>
          <table:table-cell table:formula="of:=AVERAGE([.K38];[.K55];[.K72])" office:value-type="float" office:value="26404.1666666667" calcext:value-type="float">
            <text:p>26404.1666666667</text:p>
          </table:table-cell>
          <table:table-cell table:formula="of:=AVERAGE([.L38];[.L55];[.L72])" office:value-type="float" office:value="33373.1666666667" calcext:value-type="float">
            <text:p>33373.1666666667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22])" office:value-type="float" office:value="40" calcext:value-type="float">
            <text:p>40</text:p>
          </table:table-cell>
          <table:table-cell table:formula="of:=ROUND(8*[.B22]/0.0418)" office:value-type="float" office:value="7656" calcext:value-type="float">
            <text:p>7656</text:p>
          </table:table-cell>
          <table:table-cell table:formula="of:=AVERAGE([.D39];[.D56];[.D73])" office:value-type="float" office:value="157089" calcext:value-type="float">
            <text:p>157089</text:p>
          </table:table-cell>
          <table:table-cell table:formula="of:=AVERAGE([.E39];[.E56];[.E73])" office:value-type="float" office:value="7745.16666666667" calcext:value-type="float">
            <text:p>7745.16666666667</text:p>
          </table:table-cell>
          <table:table-cell table:formula="of:=AVERAGE([.F39];[.F56];[.F73])" office:value-type="float" office:value="70" calcext:value-type="float">
            <text:p>70</text:p>
          </table:table-cell>
          <table:table-cell table:formula="of:=AVERAGE([.G39];[.G56];[.G73])" office:value-type="float" office:value="10760.8333333333" calcext:value-type="float">
            <text:p>10760.8333333333</text:p>
          </table:table-cell>
          <table:table-cell table:formula="of:=AVERAGE([.H39];[.H56];[.H73])" office:value-type="float" office:value="753448.333333333" calcext:value-type="float">
            <text:p>753448.333333333</text:p>
          </table:table-cell>
          <table:table-cell table:formula="of:=AVERAGE([.I39];[.I56];[.I73])" office:value-type="float" office:value="17870" calcext:value-type="float">
            <text:p>17870</text:p>
          </table:table-cell>
          <table:table-cell table:formula="of:=AVERAGE([.J39];[.J56];[.J73])" office:value-type="float" office:value="10338" calcext:value-type="float">
            <text:p>10338</text:p>
          </table:table-cell>
          <table:table-cell table:formula="of:=AVERAGE([.K39];[.K56];[.K73])" office:value-type="float" office:value="17770" calcext:value-type="float">
            <text:p>17770</text:p>
          </table:table-cell>
          <table:table-cell table:formula="of:=AVERAGE([.L39];[.L56];[.L73])" office:value-type="float" office:value="33396.8333333333" calcext:value-type="float">
            <text:p>33396.8333333333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23])" office:value-type="float" office:value="50" calcext:value-type="float">
            <text:p>50</text:p>
          </table:table-cell>
          <table:table-cell table:formula="of:=ROUND(8*[.B23]/0.0418)" office:value-type="float" office:value="9569" calcext:value-type="float">
            <text:p>9569</text:p>
          </table:table-cell>
          <table:table-cell table:formula="of:=AVERAGE([.D40];[.D57];[.D74])" office:value-type="float" office:value="148726.333333333" calcext:value-type="float">
            <text:p>148726.333333333</text:p>
          </table:table-cell>
          <table:table-cell table:formula="of:=AVERAGE([.E40];[.E57];[.E74])" office:value-type="float" office:value="6625.83333333333" calcext:value-type="float">
            <text:p>6625.83333333333</text:p>
          </table:table-cell>
          <table:table-cell table:formula="of:=AVERAGE([.F40];[.F57];[.F74])" office:value-type="float" office:value="70" calcext:value-type="float">
            <text:p>70</text:p>
          </table:table-cell>
          <table:table-cell table:formula="of:=AVERAGE([.G40];[.G57];[.G74])" office:value-type="float" office:value="8157.33333333333" calcext:value-type="float">
            <text:p>8157.33333333333</text:p>
          </table:table-cell>
          <table:table-cell table:formula="of:=AVERAGE([.H40];[.H57];[.H74])" office:value-type="float" office:value="570972.5" calcext:value-type="float">
            <text:p>570972.5</text:p>
          </table:table-cell>
          <table:table-cell table:formula="of:=AVERAGE([.I40];[.I57];[.I74])" office:value-type="float" office:value="13540" calcext:value-type="float">
            <text:p>13540</text:p>
          </table:table-cell>
          <table:table-cell table:formula="of:=AVERAGE([.J40];[.J57];[.J74])" office:value-type="float" office:value="10264.1666666667" calcext:value-type="float">
            <text:p>10264.1666666667</text:p>
          </table:table-cell>
          <table:table-cell table:formula="of:=AVERAGE([.K40];[.K57];[.K74])" office:value-type="float" office:value="13440" calcext:value-type="float">
            <text:p>13440</text:p>
          </table:table-cell>
          <table:table-cell table:formula="of:=AVERAGE([.L40];[.L57];[.L74])" office:value-type="float" office:value="33394.1666666667" calcext:value-type="float">
            <text:p>33394.166666666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24])" office:value-type="float" office:value="66" calcext:value-type="float">
            <text:p>66</text:p>
          </table:table-cell>
          <table:table-cell table:formula="of:=ROUND(8*[.B24]/0.0418)" office:value-type="float" office:value="12632" calcext:value-type="float">
            <text:p>12632</text:p>
          </table:table-cell>
          <table:table-cell table:formula="of:=AVERAGE([.D41];[.D58];[.D75])" office:value-type="float" office:value="158100.333333333" calcext:value-type="float">
            <text:p>158100.333333333</text:p>
          </table:table-cell>
          <table:table-cell table:formula="of:=AVERAGE([.E41];[.E58];[.E75])" office:value-type="float" office:value="5757.33333333333" calcext:value-type="float">
            <text:p>5757.33333333333</text:p>
          </table:table-cell>
          <table:table-cell table:formula="of:=AVERAGE([.F41];[.F58];[.F75])" office:value-type="float" office:value="70" calcext:value-type="float">
            <text:p>70</text:p>
          </table:table-cell>
          <table:table-cell table:formula="of:=AVERAGE([.G41];[.G58];[.G75])" office:value-type="float" office:value="6667.33333333333" calcext:value-type="float">
            <text:p>6667.33333333333</text:p>
          </table:table-cell>
          <table:table-cell table:formula="of:=AVERAGE([.H41];[.H58];[.H75])" office:value-type="float" office:value="466835.666666667" calcext:value-type="float">
            <text:p>466835.666666667</text:p>
          </table:table-cell>
          <table:table-cell table:formula="of:=AVERAGE([.I41];[.I58];[.I75])" office:value-type="float" office:value="11066" calcext:value-type="float">
            <text:p>11066</text:p>
          </table:table-cell>
          <table:table-cell table:formula="of:=AVERAGE([.J41];[.J58];[.J75])" office:value-type="float" office:value="9817" calcext:value-type="float">
            <text:p>9817</text:p>
          </table:table-cell>
          <table:table-cell table:formula="of:=AVERAGE([.K41];[.K58];[.K75])" office:value-type="float" office:value="10966" calcext:value-type="float">
            <text:p>10966</text:p>
          </table:table-cell>
          <table:table-cell table:formula="of:=AVERAGE([.L41];[.L58];[.L75])" office:value-type="float" office:value="33883.5" calcext:value-type="float">
            <text:p>33883.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25])" office:value-type="float" office:value="100" calcext:value-type="float">
            <text:p>100</text:p>
          </table:table-cell>
          <table:table-cell table:formula="of:=ROUND(8*[.B25]/0.0418)" office:value-type="float" office:value="19139" calcext:value-type="float">
            <text:p>19139</text:p>
          </table:table-cell>
          <table:table-cell table:formula="of:=AVERAGE([.D42];[.D59];[.D76])" office:value-type="float" office:value="115521.333333333" calcext:value-type="float">
            <text:p>115521.333333333</text:p>
          </table:table-cell>
          <table:table-cell table:formula="of:=AVERAGE([.E42];[.E59];[.E76])" office:value-type="float" office:value="11405.5" calcext:value-type="float">
            <text:p>11405.5</text:p>
          </table:table-cell>
          <table:table-cell table:formula="of:=AVERAGE([.F42];[.F59];[.F76])" office:value-type="float" office:value="70" calcext:value-type="float">
            <text:p>70</text:p>
          </table:table-cell>
          <table:table-cell table:formula="of:=AVERAGE([.G42];[.G59];[.G76])" office:value-type="float" office:value="5242.5" calcext:value-type="float">
            <text:p>5242.5</text:p>
          </table:table-cell>
          <table:table-cell table:formula="of:=AVERAGE([.H42];[.H59];[.H76])" office:value-type="float" office:value="366825.666666667" calcext:value-type="float">
            <text:p>366825.666666667</text:p>
          </table:table-cell>
          <table:table-cell table:formula="of:=AVERAGE([.I42];[.I59];[.I76])" office:value-type="float" office:value="5660.66666666667" calcext:value-type="float">
            <text:p>5660.66666666667</text:p>
          </table:table-cell>
          <table:table-cell table:formula="of:=AVERAGE([.J42];[.J59];[.J76])" office:value-type="float" office:value="9958.83333333333" calcext:value-type="float">
            <text:p>9958.83333333333</text:p>
          </table:table-cell>
          <table:table-cell table:formula="of:=AVERAGE([.K42];[.K59];[.K76])" office:value-type="float" office:value="5560.66666666667" calcext:value-type="float">
            <text:p>5560.66666666667</text:p>
          </table:table-cell>
          <table:table-cell table:formula="of:=AVERAGE([.L42];[.L59];[.L76])" office:value-type="float" office:value="34025.8333333333" calcext:value-type="float">
            <text:p>34025.833333333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26])" office:value-type="float" office:value="111" calcext:value-type="float">
            <text:p>111</text:p>
          </table:table-cell>
          <table:table-cell table:formula="of:=ROUND(8*[.B26]/0.0418)" office:value-type="float" office:value="21244" calcext:value-type="float">
            <text:p>21244</text:p>
          </table:table-cell>
          <table:table-cell table:formula="of:=AVERAGE([.D43];[.D60];[.D77])" office:value-type="float" office:value="128195.666666667" calcext:value-type="float">
            <text:p>128195.666666667</text:p>
          </table:table-cell>
          <table:table-cell table:formula="of:=AVERAGE([.E43];[.E60];[.E77])" office:value-type="float" office:value="4852.83333333333" calcext:value-type="float">
            <text:p>4852.83333333333</text:p>
          </table:table-cell>
          <table:table-cell table:formula="of:=AVERAGE([.F43];[.F60];[.F77])" office:value-type="float" office:value="70" calcext:value-type="float">
            <text:p>70</text:p>
          </table:table-cell>
          <table:table-cell table:formula="of:=AVERAGE([.G43];[.G60];[.G77])" office:value-type="float" office:value="3517" calcext:value-type="float">
            <text:p>3517</text:p>
          </table:table-cell>
          <table:table-cell table:formula="of:=AVERAGE([.H43];[.H60];[.H77])" office:value-type="float" office:value="246122.166666667" calcext:value-type="float">
            <text:p>246122.166666667</text:p>
          </table:table-cell>
          <table:table-cell table:formula="of:=AVERAGE([.I43];[.I60];[.I77])" office:value-type="float" office:value="5789" calcext:value-type="float">
            <text:p>5789</text:p>
          </table:table-cell>
          <table:table-cell table:formula="of:=AVERAGE([.J43];[.J60];[.J77])" office:value-type="float" office:value="9986.16666666667" calcext:value-type="float">
            <text:p>9986.16666666667</text:p>
          </table:table-cell>
          <table:table-cell table:formula="of:=AVERAGE([.K43];[.K60];[.K77])" office:value-type="float" office:value="5689" calcext:value-type="float">
            <text:p>5689</text:p>
          </table:table-cell>
          <table:table-cell table:formula="of:=AVERAGE([.L43];[.L60];[.L77])" office:value-type="float" office:value="33758" calcext:value-type="float">
            <text:p>3375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27])" office:value-type="float" office:value="125" calcext:value-type="float">
            <text:p>125</text:p>
          </table:table-cell>
          <table:table-cell table:formula="of:=ROUND(8*[.B27]/0.0418)" office:value-type="float" office:value="23923" calcext:value-type="float">
            <text:p>23923</text:p>
          </table:table-cell>
          <table:table-cell table:formula="of:=AVERAGE([.D44];[.D61];[.D78])" office:value-type="float" office:value="145702.666666667" calcext:value-type="float">
            <text:p>145702.666666667</text:p>
          </table:table-cell>
          <table:table-cell table:formula="of:=AVERAGE([.E44];[.E61];[.E78])" office:value-type="float" office:value="4635.33333333333" calcext:value-type="float">
            <text:p>4635.33333333333</text:p>
          </table:table-cell>
          <table:table-cell table:formula="of:=AVERAGE([.F44];[.F61];[.F78])" office:value-type="float" office:value="70" calcext:value-type="float">
            <text:p>70</text:p>
          </table:table-cell>
          <table:table-cell table:formula="of:=AVERAGE([.G44];[.G61];[.G78])" office:value-type="float" office:value="3560.16666666667" calcext:value-type="float">
            <text:p>3560.16666666667</text:p>
          </table:table-cell>
          <table:table-cell table:formula="of:=AVERAGE([.H44];[.H61];[.H78])" office:value-type="float" office:value="249359.166666667" calcext:value-type="float">
            <text:p>249359.166666667</text:p>
          </table:table-cell>
          <table:table-cell table:formula="of:=AVERAGE([.I44];[.I61];[.I78])" office:value-type="float" office:value="5867" calcext:value-type="float">
            <text:p>5867</text:p>
          </table:table-cell>
          <table:table-cell table:formula="of:=AVERAGE([.J44];[.J61];[.J78])" office:value-type="float" office:value="10342.6666666667" calcext:value-type="float">
            <text:p>10342.6666666667</text:p>
          </table:table-cell>
          <table:table-cell table:formula="of:=AVERAGE([.K44];[.K61];[.K78])" office:value-type="float" office:value="5767" calcext:value-type="float">
            <text:p>5767</text:p>
          </table:table-cell>
          <table:table-cell table:formula="of:=AVERAGE([.L44];[.L61];[.L78])" office:value-type="float" office:value="33373" calcext:value-type="float">
            <text:p>3337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28])" office:value-type="float" office:value="142" calcext:value-type="float">
            <text:p>142</text:p>
          </table:table-cell>
          <table:table-cell table:formula="of:=ROUND(8*[.B28]/0.0418)" office:value-type="float" office:value="27177" calcext:value-type="float">
            <text:p>27177</text:p>
          </table:table-cell>
          <table:table-cell table:formula="of:=AVERAGE([.D45];[.D62];[.D79])" office:value-type="float" office:value="118094" calcext:value-type="float">
            <text:p>118094</text:p>
          </table:table-cell>
          <table:table-cell table:formula="of:=AVERAGE([.E45];[.E62];[.E79])" office:value-type="float" office:value="4543.66666666667" calcext:value-type="float">
            <text:p>4543.66666666667</text:p>
          </table:table-cell>
          <table:table-cell table:formula="of:=AVERAGE([.F45];[.F62];[.F79])" office:value-type="float" office:value="70" calcext:value-type="float">
            <text:p>70</text:p>
          </table:table-cell>
          <table:table-cell table:formula="of:=AVERAGE([.G45];[.G62];[.G79])" office:value-type="float" office:value="2628.33333333333" calcext:value-type="float">
            <text:p>2628.33333333333</text:p>
          </table:table-cell>
          <table:table-cell table:formula="of:=AVERAGE([.H45];[.H62];[.H79])" office:value-type="float" office:value="184095.166666667" calcext:value-type="float">
            <text:p>184095.166666667</text:p>
          </table:table-cell>
          <table:table-cell table:formula="of:=AVERAGE([.I45];[.I62];[.I79])" office:value-type="float" office:value="4296" calcext:value-type="float">
            <text:p>4296</text:p>
          </table:table-cell>
          <table:table-cell table:formula="of:=AVERAGE([.J45];[.J62];[.J79])" office:value-type="float" office:value="10048" calcext:value-type="float">
            <text:p>10048</text:p>
          </table:table-cell>
          <table:table-cell table:formula="of:=AVERAGE([.K45];[.K62];[.K79])" office:value-type="float" office:value="4196" calcext:value-type="float">
            <text:p>4196</text:p>
          </table:table-cell>
          <table:table-cell table:formula="of:=AVERAGE([.L45];[.L62];[.L79])" office:value-type="float" office:value="33689.6666666667" calcext:value-type="float">
            <text:p>33689.666666666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29])" office:value-type="float" office:value="166" calcext:value-type="float">
            <text:p>166</text:p>
          </table:table-cell>
          <table:table-cell table:formula="of:=ROUND(8*[.B29]/0.0418)" office:value-type="float" office:value="31770" calcext:value-type="float">
            <text:p>31770</text:p>
          </table:table-cell>
          <table:table-cell table:formula="of:=AVERAGE([.D46];[.D63];[.D80])" office:value-type="float" office:value="164394.333333333" calcext:value-type="float">
            <text:p>164394.333333333</text:p>
          </table:table-cell>
          <table:table-cell table:formula="of:=AVERAGE([.E46];[.E63];[.E80])" office:value-type="float" office:value="4339.66666666667" calcext:value-type="float">
            <text:p>4339.66666666667</text:p>
          </table:table-cell>
          <table:table-cell table:formula="of:=AVERAGE([.F46];[.F63];[.F80])" office:value-type="float" office:value="70" calcext:value-type="float">
            <text:p>70</text:p>
          </table:table-cell>
          <table:table-cell table:formula="of:=AVERAGE([.G46];[.G63];[.G80])" office:value-type="float" office:value="3039.33333333333" calcext:value-type="float">
            <text:p>3039.33333333333</text:p>
          </table:table-cell>
          <table:table-cell table:formula="of:=AVERAGE([.H46];[.H63];[.H80])" office:value-type="float" office:value="213260.166666667" calcext:value-type="float">
            <text:p>213260.166666667</text:p>
          </table:table-cell>
          <table:table-cell table:formula="of:=AVERAGE([.I46];[.I63];[.I80])" office:value-type="float" office:value="4996" calcext:value-type="float">
            <text:p>4996</text:p>
          </table:table-cell>
          <table:table-cell table:formula="of:=AVERAGE([.J46];[.J63];[.J80])" office:value-type="float" office:value="10120.1666666667" calcext:value-type="float">
            <text:p>10120.1666666667</text:p>
          </table:table-cell>
          <table:table-cell table:formula="of:=AVERAGE([.K46];[.K63];[.K80])" office:value-type="float" office:value="4896" calcext:value-type="float">
            <text:p>4896</text:p>
          </table:table-cell>
          <table:table-cell table:formula="of:=AVERAGE([.L46];[.L63];[.L80])" office:value-type="float" office:value="33548.3333333333" calcext:value-type="float">
            <text:p>33548.333333333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30])" office:value-type="float" office:value="200" calcext:value-type="float">
            <text:p>200</text:p>
          </table:table-cell>
          <table:table-cell table:formula="of:=ROUND(8*[.B30]/0.0418)" office:value-type="float" office:value="38278" calcext:value-type="float">
            <text:p>38278</text:p>
          </table:table-cell>
          <table:table-cell table:formula="of:=AVERAGE([.D47];[.D64];[.D81])" office:value-type="float" office:value="158696.666666667" calcext:value-type="float">
            <text:p>158696.666666667</text:p>
          </table:table-cell>
          <table:table-cell table:formula="of:=AVERAGE([.E47];[.E64];[.E81])" office:value-type="float" office:value="4295.5" calcext:value-type="float">
            <text:p>4295.5</text:p>
          </table:table-cell>
          <table:table-cell table:formula="of:=AVERAGE([.F47];[.F64];[.F81])" office:value-type="float" office:value="70" calcext:value-type="float">
            <text:p>70</text:p>
          </table:table-cell>
          <table:table-cell table:formula="of:=AVERAGE([.G47];[.G64];[.G81])" office:value-type="float" office:value="2529.5" calcext:value-type="float">
            <text:p>2529.5</text:p>
          </table:table-cell>
          <table:table-cell table:formula="of:=AVERAGE([.H47];[.H64];[.H81])" office:value-type="float" office:value="177016.833333333" calcext:value-type="float">
            <text:p>177016.833333333</text:p>
          </table:table-cell>
          <table:table-cell table:formula="of:=AVERAGE([.I47];[.I64];[.I81])" office:value-type="float" office:value="4111" calcext:value-type="float">
            <text:p>4111</text:p>
          </table:table-cell>
          <table:table-cell table:formula="of:=AVERAGE([.J47];[.J64];[.J81])" office:value-type="float" office:value="10254.5" calcext:value-type="float">
            <text:p>10254.5</text:p>
          </table:table-cell>
          <table:table-cell table:formula="of:=AVERAGE([.K47];[.K64];[.K81])" office:value-type="float" office:value="4011" calcext:value-type="float">
            <text:p>4011</text:p>
          </table:table-cell>
          <table:table-cell table:formula="of:=AVERAGE([.L47];[.L64];[.L81])" office:value-type="float" office:value="33484" calcext:value-type="float">
            <text:p>3348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31])" office:value-type="float" office:value="250" calcext:value-type="float">
            <text:p>250</text:p>
          </table:table-cell>
          <table:table-cell table:formula="of:=ROUND(8*[.B31]/0.0418)" office:value-type="float" office:value="47847" calcext:value-type="float">
            <text:p>47847</text:p>
          </table:table-cell>
          <table:table-cell table:formula="of:=AVERAGE([.D48];[.D65];[.D82])" office:value-type="float" office:value="170991.333333333" calcext:value-type="float">
            <text:p>170991.333333333</text:p>
          </table:table-cell>
          <table:table-cell table:formula="of:=AVERAGE([.E48];[.E65];[.E82])" office:value-type="float" office:value="3965.16666666667" calcext:value-type="float">
            <text:p>3965.16666666667</text:p>
          </table:table-cell>
          <table:table-cell table:formula="of:=AVERAGE([.F48];[.F65];[.F82])" office:value-type="float" office:value="71" calcext:value-type="float">
            <text:p>71</text:p>
          </table:table-cell>
          <table:table-cell table:formula="of:=AVERAGE([.G48];[.G65];[.G82])" office:value-type="float" office:value="2138.5" calcext:value-type="float">
            <text:p>2138.5</text:p>
          </table:table-cell>
          <table:table-cell table:formula="of:=AVERAGE([.H48];[.H65];[.H82])" office:value-type="float" office:value="151758" calcext:value-type="float">
            <text:p>151758</text:p>
          </table:table-cell>
          <table:table-cell table:formula="of:=AVERAGE([.I48];[.I65];[.I82])" office:value-type="float" office:value="3524" calcext:value-type="float">
            <text:p>3524</text:p>
          </table:table-cell>
          <table:table-cell table:formula="of:=AVERAGE([.J48];[.J65];[.J82])" office:value-type="float" office:value="10282.5" calcext:value-type="float">
            <text:p>10282.5</text:p>
          </table:table-cell>
          <table:table-cell table:formula="of:=AVERAGE([.K48];[.K65];[.K82])" office:value-type="float" office:value="3424" calcext:value-type="float">
            <text:p>3424</text:p>
          </table:table-cell>
          <table:table-cell table:formula="of:=AVERAGE([.L48];[.L65];[.L82])" office:value-type="float" office:value="33501.3333333333" calcext:value-type="float">
            <text:p>33501.333333333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32])" office:value-type="float" office:value="333" calcext:value-type="float">
            <text:p>333</text:p>
          </table:table-cell>
          <table:table-cell table:formula="of:=ROUND(8*[.B32]/0.0418)" office:value-type="float" office:value="63732" calcext:value-type="float">
            <text:p>63732</text:p>
          </table:table-cell>
          <table:table-cell table:formula="of:=AVERAGE([.D49];[.D66];[.D83])" office:value-type="float" office:value="144010.833333333" calcext:value-type="float">
            <text:p>144010.833333333</text:p>
          </table:table-cell>
          <table:table-cell table:formula="of:=AVERAGE([.E49];[.E66];[.E83])" office:value-type="float" office:value="3896" calcext:value-type="float">
            <text:p>3896</text:p>
          </table:table-cell>
          <table:table-cell table:formula="of:=AVERAGE([.F49];[.F66];[.F83])" office:value-type="float" office:value="70" calcext:value-type="float">
            <text:p>70</text:p>
          </table:table-cell>
          <table:table-cell table:formula="of:=AVERAGE([.G49];[.G66];[.G83])" office:value-type="float" office:value="1463.16666666667" calcext:value-type="float">
            <text:p>1463.16666666667</text:p>
          </table:table-cell>
          <table:table-cell table:formula="of:=AVERAGE([.H49];[.H66];[.H83])" office:value-type="float" office:value="102391.333333333" calcext:value-type="float">
            <text:p>102391.333333333</text:p>
          </table:table-cell>
          <table:table-cell table:formula="of:=AVERAGE([.I49];[.I66];[.I83])" office:value-type="float" office:value="2330.83333333333" calcext:value-type="float">
            <text:p>2330.83333333333</text:p>
          </table:table-cell>
          <table:table-cell table:formula="of:=AVERAGE([.J49];[.J66];[.J83])" office:value-type="float" office:value="10191.1666666667" calcext:value-type="float">
            <text:p>10191.1666666667</text:p>
          </table:table-cell>
          <table:table-cell table:formula="of:=AVERAGE([.K49];[.K66];[.K83])" office:value-type="float" office:value="2230.83333333333" calcext:value-type="float">
            <text:p>2230.83333333333</text:p>
          </table:table-cell>
          <table:table-cell table:formula="of:=AVERAGE([.L49];[.L66];[.L83])" office:value-type="float" office:value="33675.1666666667" calcext:value-type="float">
            <text:p>33675.166666666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33])" office:value-type="float" office:value="500" calcext:value-type="float">
            <text:p>500</text:p>
          </table:table-cell>
          <table:table-cell table:formula="of:=ROUND(8*[.B33]/0.0418)" office:value-type="float" office:value="95694" calcext:value-type="float">
            <text:p>95694</text:p>
          </table:table-cell>
          <table:table-cell table:formula="of:=AVERAGE([.D50];[.D67];[.D84])" office:value-type="float" office:value="160998.166666667" calcext:value-type="float">
            <text:p>160998.166666667</text:p>
          </table:table-cell>
          <table:table-cell table:formula="of:=AVERAGE([.E50];[.E67];[.E84])" office:value-type="float" office:value="3567.83333333333" calcext:value-type="float">
            <text:p>3567.83333333333</text:p>
          </table:table-cell>
          <table:table-cell table:formula="of:=AVERAGE([.F50];[.F67];[.F84])" office:value-type="float" office:value="72.5" calcext:value-type="float">
            <text:p>72.5</text:p>
          </table:table-cell>
          <table:table-cell table:formula="of:=AVERAGE([.G50];[.G67];[.G84])" office:value-type="float" office:value="1068" calcext:value-type="float">
            <text:p>1068</text:p>
          </table:table-cell>
          <table:table-cell table:formula="of:=AVERAGE([.H50];[.H67];[.H84])" office:value-type="float" office:value="77652.5" calcext:value-type="float">
            <text:p>77652.5</text:p>
          </table:table-cell>
          <table:table-cell table:formula="of:=AVERAGE([.I50];[.I67];[.I84])" office:value-type="float" office:value="1753" calcext:value-type="float">
            <text:p>1753</text:p>
          </table:table-cell>
          <table:table-cell table:formula="of:=AVERAGE([.J50];[.J67];[.J84])" office:value-type="float" office:value="10460.8333333333" calcext:value-type="float">
            <text:p>10460.8333333333</text:p>
          </table:table-cell>
          <table:table-cell table:formula="of:=AVERAGE([.K50];[.K67];[.K84])" office:value-type="float" office:value="1653" calcext:value-type="float">
            <text:p>1653</text:p>
          </table:table-cell>
          <table:table-cell table:formula="of:=AVERAGE([.L50];[.L67];[.L84])" office:value-type="float" office:value="33564.6666666667" calcext:value-type="float">
            <text:p>33564.66666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34])" office:value-type="float" office:value="1000" calcext:value-type="float">
            <text:p>1000</text:p>
          </table:table-cell>
          <table:table-cell table:formula="of:=ROUND(8*[.B34]/0.0418)" office:value-type="float" office:value="191388" calcext:value-type="float">
            <text:p>191388</text:p>
          </table:table-cell>
          <table:table-cell table:formula="of:=AVERAGE([.D51];[.D68];[.D85])" office:value-type="float" office:value="167703" calcext:value-type="float">
            <text:p>167703</text:p>
          </table:table-cell>
          <table:table-cell table:formula="of:=AVERAGE([.E51];[.E68];[.E85])" office:value-type="float" office:value="3425.5" calcext:value-type="float">
            <text:p>3425.5</text:p>
          </table:table-cell>
          <table:table-cell table:formula="of:=AVERAGE([.F51];[.F68];[.F85])" office:value-type="float" office:value="70" calcext:value-type="float">
            <text:p>70</text:p>
          </table:table-cell>
          <table:table-cell table:formula="of:=AVERAGE([.G51];[.G68];[.G85])" office:value-type="float" office:value="649" calcext:value-type="float">
            <text:p>649</text:p>
          </table:table-cell>
          <table:table-cell table:formula="of:=AVERAGE([.H51];[.H68];[.H85])" office:value-type="float" office:value="45528" calcext:value-type="float">
            <text:p>45528</text:p>
          </table:table-cell>
          <table:table-cell table:formula="of:=AVERAGE([.I51];[.I68];[.I85])" office:value-type="float" office:value="978" calcext:value-type="float">
            <text:p>978</text:p>
          </table:table-cell>
          <table:table-cell table:formula="of:=AVERAGE([.J51];[.J68];[.J85])" office:value-type="float" office:value="11288.5" calcext:value-type="float">
            <text:p>11288.5</text:p>
          </table:table-cell>
          <table:table-cell table:formula="of:=AVERAGE([.K51];[.K68];[.K85])" office:value-type="float" office:value="878" calcext:value-type="float">
            <text:p>878</text:p>
          </table:table-cell>
          <table:table-cell table:formula="of:=AVERAGE([.L51];[.L68];[.L85])" office:value-type="float" office:value="33846.5" calcext:value-type="float">
            <text:p>33846.5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37])" office:value-type="float" office:value="10" calcext:value-type="float">
            <text:p>10</text:p>
          </table:table-cell>
          <table:table-cell table:formula="of:=ROUND(8*[.B37]/0.0418)" office:value-type="float" office:value="1914" calcext:value-type="float">
            <text:p>1914</text:p>
          </table:table-cell>
          <table:table-cell table:style-name="Default" office:value-type="float" office:value="159396" calcext:value-type="float">
            <text:p>159396</text:p>
          </table:table-cell>
          <table:table-cell table:style-name="Default" office:value-type="float" office:value="19141" calcext:value-type="float">
            <text:p>1914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019.5" calcext:value-type="float">
            <text:p>39019.5</text:p>
          </table:table-cell>
          <table:table-cell table:style-name="Default" office:value-type="float" office:value="2731492" calcext:value-type="float">
            <text:p>2731492</text:p>
          </table:table-cell>
          <table:table-cell table:style-name="Default" office:value-type="float" office:value="65233" calcext:value-type="float">
            <text:p>65233</text:p>
          </table:table-cell>
          <table:table-cell table:style-name="Default" office:value-type="float" office:value="10448" calcext:value-type="float">
            <text:p>10448</text:p>
          </table:table-cell>
          <table:table-cell table:style-name="Default" office:value-type="float" office:value="65133" calcext:value-type="float">
            <text:p>65133</text:p>
          </table:table-cell>
          <table:table-cell table:style-name="Default" office:value-type="float" office:value="33366" calcext:value-type="float">
            <text:p>33366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38])" office:value-type="float" office:value="20" calcext:value-type="float">
            <text:p>20</text:p>
          </table:table-cell>
          <table:table-cell table:formula="of:=ROUND(8*[.B38]/0.0418)" office:value-type="float" office:value="3828" calcext:value-type="float">
            <text:p>3828</text:p>
          </table:table-cell>
          <table:table-cell table:style-name="Default" office:value-type="float" office:value="129586.5" calcext:value-type="float">
            <text:p>129586.5</text:p>
          </table:table-cell>
          <table:table-cell table:style-name="Default" office:value-type="float" office:value="11108.5" calcext:value-type="float">
            <text:p>11108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875" calcext:value-type="float">
            <text:p>15875</text:p>
          </table:table-cell>
          <table:table-cell table:style-name="Default" office:value-type="float" office:value="1111477" calcext:value-type="float">
            <text:p>1111477</text:p>
          </table:table-cell>
          <table:table-cell table:style-name="Default" office:value-type="float" office:value="26500" calcext:value-type="float">
            <text:p>26500</text:p>
          </table:table-cell>
          <table:table-cell table:style-name="Default" office:value-type="float" office:value="10499" calcext:value-type="float">
            <text:p>10499</text:p>
          </table:table-cell>
          <table:table-cell table:style-name="Default" office:value-type="float" office:value="26400" calcext:value-type="float">
            <text:p>26400</text:p>
          </table:table-cell>
          <table:table-cell table:style-name="Default" office:value-type="float" office:value="33371.5" calcext:value-type="float">
            <text:p>33371.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39])" office:value-type="float" office:value="40" calcext:value-type="float">
            <text:p>40</text:p>
          </table:table-cell>
          <table:table-cell table:formula="of:=ROUND(8*[.B39]/0.0418)" office:value-type="float" office:value="7656" calcext:value-type="float">
            <text:p>7656</text:p>
          </table:table-cell>
          <table:table-cell table:style-name="Default" office:value-type="float" office:value="157089" calcext:value-type="float">
            <text:p>157089</text:p>
          </table:table-cell>
          <table:table-cell table:style-name="Default" office:value-type="float" office:value="8339" calcext:value-type="float">
            <text:p>833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819.5" calcext:value-type="float">
            <text:p>10819.5</text:p>
          </table:table-cell>
          <table:table-cell table:style-name="Default" office:value-type="float" office:value="757526.5" calcext:value-type="float">
            <text:p>757526.5</text:p>
          </table:table-cell>
          <table:table-cell table:style-name="Default" office:value-type="float" office:value="17870" calcext:value-type="float">
            <text:p>17870</text:p>
          </table:table-cell>
          <table:table-cell table:style-name="Default" office:value-type="float" office:value="10239.5" calcext:value-type="float">
            <text:p>10239.5</text:p>
          </table:table-cell>
          <table:table-cell table:style-name="Default" office:value-type="float" office:value="17770" calcext:value-type="float">
            <text:p>17770</text:p>
          </table:table-cell>
          <table:table-cell table:style-name="Default" office:value-type="float" office:value="33457.5" calcext:value-type="float">
            <text:p>33457.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40])" office:value-type="float" office:value="50" calcext:value-type="float">
            <text:p>50</text:p>
          </table:table-cell>
          <table:table-cell table:formula="of:=ROUND(8*[.B40]/0.0418)" office:value-type="float" office:value="9569" calcext:value-type="float">
            <text:p>9569</text:p>
          </table:table-cell>
          <table:table-cell table:style-name="Default" office:value-type="float" office:value="149183" calcext:value-type="float">
            <text:p>149183</text:p>
          </table:table-cell>
          <table:table-cell table:style-name="Default" office:value-type="float" office:value="6507.5" calcext:value-type="float">
            <text:p>6507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147.5" calcext:value-type="float">
            <text:p>8147.5</text:p>
          </table:table-cell>
          <table:table-cell table:style-name="Default" office:value-type="float" office:value="570337" calcext:value-type="float">
            <text:p>570337</text:p>
          </table:table-cell>
          <table:table-cell table:style-name="Default" office:value-type="float" office:value="13540" calcext:value-type="float">
            <text:p>13540</text:p>
          </table:table-cell>
          <table:table-cell table:style-name="Default" office:value-type="float" office:value="10228.5" calcext:value-type="float">
            <text:p>10228.5</text:p>
          </table:table-cell>
          <table:table-cell table:style-name="Default" office:value-type="float" office:value="13440" calcext:value-type="float">
            <text:p>13440</text:p>
          </table:table-cell>
          <table:table-cell table:style-name="Default" office:value-type="float" office:value="33380" calcext:value-type="float">
            <text:p>3338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41])" office:value-type="float" office:value="66" calcext:value-type="float">
            <text:p>66</text:p>
          </table:table-cell>
          <table:table-cell table:formula="of:=ROUND(8*[.B41]/0.0418)" office:value-type="float" office:value="12632" calcext:value-type="float">
            <text:p>12632</text:p>
          </table:table-cell>
          <table:table-cell table:style-name="Default" office:value-type="float" office:value="157369" calcext:value-type="float">
            <text:p>157369</text:p>
          </table:table-cell>
          <table:table-cell table:style-name="Default" office:value-type="float" office:value="5699.5" calcext:value-type="float">
            <text:p>5699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61" calcext:value-type="float">
            <text:p>6661</text:p>
          </table:table-cell>
          <table:table-cell table:style-name="Default" office:value-type="float" office:value="466383" calcext:value-type="float">
            <text:p>466383</text:p>
          </table:table-cell>
          <table:table-cell table:style-name="Default" office:value-type="float" office:value="11066" calcext:value-type="float">
            <text:p>11066</text:p>
          </table:table-cell>
          <table:table-cell table:style-name="Default" office:value-type="float" office:value="9807.5" calcext:value-type="float">
            <text:p>9807.5</text:p>
          </table:table-cell>
          <table:table-cell table:style-name="Default" office:value-type="float" office:value="10966" calcext:value-type="float">
            <text:p>10966</text:p>
          </table:table-cell>
          <table:table-cell table:style-name="Default" office:value-type="float" office:value="33873.5" calcext:value-type="float">
            <text:p>33873.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42])" office:value-type="float" office:value="100" calcext:value-type="float">
            <text:p>100</text:p>
          </table:table-cell>
          <table:table-cell table:formula="of:=ROUND(8*[.B42]/0.0418)" office:value-type="float" office:value="19139" calcext:value-type="float">
            <text:p>19139</text:p>
          </table:table-cell>
          <table:table-cell table:style-name="Default" office:value-type="float" office:value="117087" calcext:value-type="float">
            <text:p>117087</text:p>
          </table:table-cell>
          <table:table-cell table:style-name="Default" office:value-type="float" office:value="23763" calcext:value-type="float">
            <text:p>2376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858" calcext:value-type="float">
            <text:p>8858</text:p>
          </table:table-cell>
          <table:table-cell table:style-name="Default" office:value-type="float" office:value="619654.5" calcext:value-type="float">
            <text:p>619654.5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9410" calcext:value-type="float">
            <text:p>9410</text:p>
          </table:table-cell>
          <table:table-cell table:style-name="Default" office:value-type="float" office:value="5652" calcext:value-type="float">
            <text:p>5652</text:p>
          </table:table-cell>
          <table:table-cell table:style-name="Default" office:value-type="float" office:value="35064.5" calcext:value-type="float">
            <text:p>35064.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43])" office:value-type="float" office:value="111" calcext:value-type="float">
            <text:p>111</text:p>
          </table:table-cell>
          <table:table-cell table:formula="of:=ROUND(8*[.B43]/0.0418)" office:value-type="float" office:value="21244" calcext:value-type="float">
            <text:p>21244</text:p>
          </table:table-cell>
          <table:table-cell table:style-name="Default" office:value-type="float" office:value="128575" calcext:value-type="float">
            <text:p>128575</text:p>
          </table:table-cell>
          <table:table-cell table:style-name="Default" office:value-type="float" office:value="4775.5" calcext:value-type="float">
            <text:p>477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13.5" calcext:value-type="float">
            <text:p>3513.5</text:p>
          </table:table-cell>
          <table:table-cell table:style-name="Default" office:value-type="float" office:value="245792" calcext:value-type="float">
            <text:p>245792</text:p>
          </table:table-cell>
          <table:table-cell table:style-name="Default" office:value-type="float" office:value="5789" calcext:value-type="float">
            <text:p>5789</text:p>
          </table:table-cell>
          <table:table-cell table:style-name="Default" office:value-type="float" office:value="9965.5" calcext:value-type="float">
            <text:p>9965.5</text:p>
          </table:table-cell>
          <table:table-cell table:style-name="Default" office:value-type="float" office:value="5689" calcext:value-type="float">
            <text:p>5689</text:p>
          </table:table-cell>
          <table:table-cell table:style-name="Default" office:value-type="float" office:value="33751.5" calcext:value-type="float">
            <text:p>33751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44])" office:value-type="float" office:value="125" calcext:value-type="float">
            <text:p>125</text:p>
          </table:table-cell>
          <table:table-cell table:formula="of:=ROUND(8*[.B44]/0.0418)" office:value-type="float" office:value="23923" calcext:value-type="float">
            <text:p>23923</text:p>
          </table:table-cell>
          <table:table-cell table:style-name="Default" office:value-type="float" office:value="145446" calcext:value-type="float">
            <text:p>145446</text:p>
          </table:table-cell>
          <table:table-cell table:style-name="Default" office:value-type="float" office:value="4502" calcext:value-type="float">
            <text:p>450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49.5" calcext:value-type="float">
            <text:p>3549.5</text:p>
          </table:table-cell>
          <table:table-cell table:style-name="Default" office:value-type="float" office:value="248596" calcext:value-type="float">
            <text:p>248596</text:p>
          </table:table-cell>
          <table:table-cell table:style-name="Default" office:value-type="float" office:value="5867" calcext:value-type="float">
            <text:p>5867</text:p>
          </table:table-cell>
          <table:table-cell table:style-name="Default" office:value-type="float" office:value="10340" calcext:value-type="float">
            <text:p>10340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33357.5" calcext:value-type="float">
            <text:p>33357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45])" office:value-type="float" office:value="142" calcext:value-type="float">
            <text:p>142</text:p>
          </table:table-cell>
          <table:table-cell table:formula="of:=ROUND(8*[.B45]/0.0418)" office:value-type="float" office:value="27177" calcext:value-type="float">
            <text:p>27177</text:p>
          </table:table-cell>
          <table:table-cell table:style-name="Default" office:value-type="float" office:value="117814" calcext:value-type="float">
            <text:p>117814</text:p>
          </table:table-cell>
          <table:table-cell table:style-name="Default" office:value-type="float" office:value="4515.5" calcext:value-type="float">
            <text:p>451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626.5" calcext:value-type="float">
            <text:p>2626.5</text:p>
          </table:table-cell>
          <table:table-cell table:style-name="Default" office:value-type="float" office:value="183911" calcext:value-type="float">
            <text:p>183911</text:p>
          </table:table-cell>
          <table:table-cell table:style-name="Default" office:value-type="float" office:value="4296" calcext:value-type="float">
            <text:p>4296</text:p>
          </table:table-cell>
          <table:table-cell table:style-name="Default" office:value-type="float" office:value="10064" calcext:value-type="float">
            <text:p>10064</text:p>
          </table:table-cell>
          <table:table-cell table:style-name="Default" office:value-type="float" office:value="4196" calcext:value-type="float">
            <text:p>4196</text:p>
          </table:table-cell>
          <table:table-cell table:style-name="Default" office:value-type="float" office:value="33639" calcext:value-type="float">
            <text:p>3363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46])" office:value-type="float" office:value="166" calcext:value-type="float">
            <text:p>166</text:p>
          </table:table-cell>
          <table:table-cell table:formula="of:=ROUND(8*[.B46]/0.0418)" office:value-type="float" office:value="31770" calcext:value-type="float">
            <text:p>31770</text:p>
          </table:table-cell>
          <table:table-cell table:style-name="Default" office:value-type="float" office:value="164674" calcext:value-type="float">
            <text:p>164674</text:p>
          </table:table-cell>
          <table:table-cell table:style-name="Default" office:value-type="float" office:value="4345" calcext:value-type="float">
            <text:p>434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40" calcext:value-type="float">
            <text:p>3040</text:p>
          </table:table-cell>
          <table:table-cell table:style-name="Default" office:value-type="float" office:value="213289.5" calcext:value-type="float">
            <text:p>213289.5</text:p>
          </table:table-cell>
          <table:table-cell table:style-name="Default" office:value-type="float" office:value="4996" calcext:value-type="float">
            <text:p>4996</text:p>
          </table:table-cell>
          <table:table-cell table:style-name="Default" office:value-type="float" office:value="10187" calcext:value-type="float">
            <text:p>10187</text:p>
          </table:table-cell>
          <table:table-cell table:style-name="Default" office:value-type="float" office:value="4896" calcext:value-type="float">
            <text:p>4896</text:p>
          </table:table-cell>
          <table:table-cell table:style-name="Default" office:value-type="float" office:value="33496.5" calcext:value-type="float">
            <text:p>33496.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47])" office:value-type="float" office:value="200" calcext:value-type="float">
            <text:p>200</text:p>
          </table:table-cell>
          <table:table-cell table:formula="of:=ROUND(8*[.B47]/0.0418)" office:value-type="float" office:value="38278" calcext:value-type="float">
            <text:p>38278</text:p>
          </table:table-cell>
          <table:table-cell table:style-name="Default" office:value-type="float" office:value="159232" calcext:value-type="float">
            <text:p>159232</text:p>
          </table:table-cell>
          <table:table-cell table:style-name="Default" office:value-type="float" office:value="4232.5" calcext:value-type="float">
            <text:p>4232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23.5" calcext:value-type="float">
            <text:p>2523.5</text:p>
          </table:table-cell>
          <table:table-cell table:style-name="Default" office:value-type="float" office:value="176654.5" calcext:value-type="float">
            <text:p>176654.5</text:p>
          </table:table-cell>
          <table:table-cell table:style-name="Default" office:value-type="float" office:value="4111" calcext:value-type="float">
            <text:p>4111</text:p>
          </table:table-cell>
          <table:table-cell table:style-name="Default" office:value-type="float" office:value="10271" calcext:value-type="float">
            <text:p>10271</text:p>
          </table:table-cell>
          <table:table-cell table:style-name="Default" office:value-type="float" office:value="4011" calcext:value-type="float">
            <text:p>4011</text:p>
          </table:table-cell>
          <table:table-cell table:style-name="Default" office:value-type="float" office:value="33477.5" calcext:value-type="float">
            <text:p>33477.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48])" office:value-type="float" office:value="250" calcext:value-type="float">
            <text:p>250</text:p>
          </table:table-cell>
          <table:table-cell table:formula="of:=ROUND(8*[.B48]/0.0418)" office:value-type="float" office:value="47847" calcext:value-type="float">
            <text:p>47847</text:p>
          </table:table-cell>
          <table:table-cell table:style-name="Default" office:value-type="float" office:value="171448" calcext:value-type="float">
            <text:p>171448</text:p>
          </table:table-cell>
          <table:table-cell table:style-name="Default" office:value-type="float" office:value="3924" calcext:value-type="float">
            <text:p>3924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136" calcext:value-type="float">
            <text:p>2136</text:p>
          </table:table-cell>
          <table:table-cell table:style-name="Default" office:value-type="float" office:value="151510.5" calcext:value-type="float">
            <text:p>151510.5</text:p>
          </table:table-cell>
          <table:table-cell table:style-name="Default" office:value-type="float" office:value="3524" calcext:value-type="float">
            <text:p>3524</text:p>
          </table:table-cell>
          <table:table-cell table:style-name="Default" office:value-type="float" office:value="10281.5" calcext:value-type="float">
            <text:p>10281.5</text:p>
          </table:table-cell>
          <table:table-cell table:style-name="Default" office:value-type="float" office:value="3424" calcext:value-type="float">
            <text:p>3424</text:p>
          </table:table-cell>
          <table:table-cell table:style-name="Default" office:value-type="float" office:value="33497.5" calcext:value-type="float">
            <text:p>33497.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49])" office:value-type="float" office:value="333" calcext:value-type="float">
            <text:p>333</text:p>
          </table:table-cell>
          <table:table-cell table:formula="of:=ROUND(8*[.B49]/0.0418)" office:value-type="float" office:value="63732" calcext:value-type="float">
            <text:p>63732</text:p>
          </table:table-cell>
          <table:table-cell table:style-name="Default" office:value-type="float" office:value="143994.5" calcext:value-type="float">
            <text:p>143994.5</text:p>
          </table:table-cell>
          <table:table-cell table:style-name="Default" office:value-type="float" office:value="3993" calcext:value-type="float">
            <text:p>399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473" calcext:value-type="float">
            <text:p>1473</text:p>
          </table:table-cell>
          <table:table-cell table:style-name="Default" office:value-type="float" office:value="103128" calcext:value-type="float">
            <text:p>103128</text:p>
          </table:table-cell>
          <table:table-cell table:style-name="Default" office:value-type="float" office:value="2330.5" calcext:value-type="float">
            <text:p>2330.5</text:p>
          </table:table-cell>
          <table:table-cell table:style-name="Default" office:value-type="float" office:value="10245.5" calcext:value-type="float">
            <text:p>10245.5</text:p>
          </table:table-cell>
          <table:table-cell table:style-name="Default" office:value-type="float" office:value="2230.5" calcext:value-type="float">
            <text:p>2230.5</text:p>
          </table:table-cell>
          <table:table-cell table:style-name="Default" office:value-type="float" office:value="33674" calcext:value-type="float">
            <text:p>3367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50])" office:value-type="float" office:value="500" calcext:value-type="float">
            <text:p>500</text:p>
          </table:table-cell>
          <table:table-cell table:formula="of:=ROUND(8*[.B50]/0.0418)" office:value-type="float" office:value="95694" calcext:value-type="float">
            <text:p>95694</text:p>
          </table:table-cell>
          <table:table-cell table:style-name="Default" office:value-type="float" office:value="160446.5" calcext:value-type="float">
            <text:p>160446.5</text:p>
          </table:table-cell>
          <table:table-cell table:style-name="Default" office:value-type="float" office:value="3419" calcext:value-type="float">
            <text:p>3419</text:p>
          </table:table-cell>
          <table:table-cell table:style-name="Default" office:value-type="float" office:value="72.5" calcext:value-type="float">
            <text:p>72.5</text:p>
          </table:table-cell>
          <table:table-cell table:style-name="Default" office:value-type="float" office:value="1057" calcext:value-type="float">
            <text:p>1057</text:p>
          </table:table-cell>
          <table:table-cell table:style-name="Default" office:value-type="float" office:value="76817.5" calcext:value-type="float">
            <text:p>76817.5</text:p>
          </table:table-cell>
          <table:table-cell table:style-name="Default" office:value-type="float" office:value="1753" calcext:value-type="float">
            <text:p>1753</text:p>
          </table:table-cell>
          <table:table-cell table:style-name="Default" office:value-type="float" office:value="10466" calcext:value-type="float">
            <text:p>10466</text:p>
          </table:table-cell>
          <table:table-cell table:style-name="Default" office:value-type="float" office:value="1653" calcext:value-type="float">
            <text:p>1653</text:p>
          </table:table-cell>
          <table:table-cell table:style-name="Default" office:value-type="float" office:value="33555" calcext:value-type="float">
            <text:p>3355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51])" office:value-type="float" office:value="1000" calcext:value-type="float">
            <text:p>1000</text:p>
          </table:table-cell>
          <table:table-cell table:formula="of:=ROUND(8*[.B51]/0.0418)" office:value-type="float" office:value="191388" calcext:value-type="float">
            <text:p>191388</text:p>
          </table:table-cell>
          <table:table-cell table:style-name="Default" office:value-type="float" office:value="167527" calcext:value-type="float">
            <text:p>167527</text:p>
          </table:table-cell>
          <table:table-cell table:style-name="Default" office:value-type="float" office:value="3665.5" calcext:value-type="float">
            <text:p>366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7.5" calcext:value-type="float">
            <text:p>667.5</text:p>
          </table:table-cell>
          <table:table-cell table:style-name="Default" office:value-type="float" office:value="46768.5" calcext:value-type="float">
            <text:p>46768.5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11291" calcext:value-type="float">
            <text:p>11291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office:value-type="float" office:value="33854" calcext:value-type="float">
            <text:p>33854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54])" office:value-type="float" office:value="10" calcext:value-type="float">
            <text:p>10</text:p>
          </table:table-cell>
          <table:table-cell table:formula="of:=ROUND(8*[.B54]/0.0418)" office:value-type="float" office:value="1914" calcext:value-type="float">
            <text:p>1914</text:p>
          </table:table-cell>
          <table:table-cell table:style-name="Default" office:value-type="float" office:value="159396" calcext:value-type="float">
            <text:p>159396</text:p>
          </table:table-cell>
          <table:table-cell table:style-name="Default" office:value-type="float" office:value="19334" calcext:value-type="float">
            <text:p>1933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045" calcext:value-type="float">
            <text:p>39045</text:p>
          </table:table-cell>
          <table:table-cell table:style-name="Default" office:value-type="float" office:value="2733339" calcext:value-type="float">
            <text:p>2733339</text:p>
          </table:table-cell>
          <table:table-cell table:style-name="Default" office:value-type="float" office:value="65233" calcext:value-type="float">
            <text:p>65233</text:p>
          </table:table-cell>
          <table:table-cell table:style-name="Default" office:value-type="float" office:value="10468" calcext:value-type="float">
            <text:p>10468</text:p>
          </table:table-cell>
          <table:table-cell table:style-name="Default" office:value-type="float" office:value="65133" calcext:value-type="float">
            <text:p>65133</text:p>
          </table:table-cell>
          <table:table-cell table:style-name="Default" office:value-type="float" office:value="33381" calcext:value-type="float">
            <text:p>3338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55])" office:value-type="float" office:value="20" calcext:value-type="float">
            <text:p>20</text:p>
          </table:table-cell>
          <table:table-cell table:formula="of:=ROUND(8*[.B55]/0.0418)" office:value-type="float" office:value="3828" calcext:value-type="float">
            <text:p>3828</text:p>
          </table:table-cell>
          <table:table-cell table:style-name="Default" office:value-type="float" office:value="129577" calcext:value-type="float">
            <text:p>129577</text:p>
          </table:table-cell>
          <table:table-cell table:style-name="Default" office:value-type="float" office:value="11424.5" calcext:value-type="float">
            <text:p>11424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905.5" calcext:value-type="float">
            <text:p>15905.5</text:p>
          </table:table-cell>
          <table:table-cell table:style-name="Default" office:value-type="float" office:value="1113712.5" calcext:value-type="float">
            <text:p>1113712.5</text:p>
          </table:table-cell>
          <table:table-cell table:style-name="Default" office:value-type="float" office:value="26497.5" calcext:value-type="float">
            <text:p>26497.5</text:p>
          </table:table-cell>
          <table:table-cell table:style-name="Default" office:value-type="float" office:value="10514.5" calcext:value-type="float">
            <text:p>10514.5</text:p>
          </table:table-cell>
          <table:table-cell table:style-name="Default" office:value-type="float" office:value="26397.5" calcext:value-type="float">
            <text:p>26397.5</text:p>
          </table:table-cell>
          <table:table-cell table:style-name="Default" office:value-type="float" office:value="33368" calcext:value-type="float">
            <text:p>3336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56])" office:value-type="float" office:value="40" calcext:value-type="float">
            <text:p>40</text:p>
          </table:table-cell>
          <table:table-cell table:formula="of:=ROUND(8*[.B56]/0.0418)" office:value-type="float" office:value="7656" calcext:value-type="float">
            <text:p>7656</text:p>
          </table:table-cell>
          <table:table-cell table:style-name="Default" office:value-type="float" office:value="157089" calcext:value-type="float">
            <text:p>157089</text:p>
          </table:table-cell>
          <table:table-cell table:style-name="Default" office:value-type="float" office:value="7555" calcext:value-type="float">
            <text:p>755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745" calcext:value-type="float">
            <text:p>10745</text:p>
          </table:table-cell>
          <table:table-cell table:style-name="Default" office:value-type="float" office:value="752267" calcext:value-type="float">
            <text:p>752267</text:p>
          </table:table-cell>
          <table:table-cell table:style-name="Default" office:value-type="float" office:value="17870" calcext:value-type="float">
            <text:p>17870</text:p>
          </table:table-cell>
          <table:table-cell table:style-name="Default" office:value-type="float" office:value="10368" calcext:value-type="float">
            <text:p>10368</text:p>
          </table:table-cell>
          <table:table-cell table:style-name="Default" office:value-type="float" office:value="17770" calcext:value-type="float">
            <text:p>17770</text:p>
          </table:table-cell>
          <table:table-cell table:style-name="Default" office:value-type="float" office:value="33380" calcext:value-type="float">
            <text:p>3338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57])" office:value-type="float" office:value="50" calcext:value-type="float">
            <text:p>50</text:p>
          </table:table-cell>
          <table:table-cell table:formula="of:=ROUND(8*[.B57]/0.0418)" office:value-type="float" office:value="9569" calcext:value-type="float">
            <text:p>9569</text:p>
          </table:table-cell>
          <table:table-cell table:style-name="Default" office:value-type="float" office:value="148394" calcext:value-type="float">
            <text:p>148394</text:p>
          </table:table-cell>
          <table:table-cell table:style-name="Default" office:value-type="float" office:value="6603" calcext:value-type="float">
            <text:p>660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149" calcext:value-type="float">
            <text:p>8149</text:p>
          </table:table-cell>
          <table:table-cell table:style-name="Default" office:value-type="float" office:value="570482.5" calcext:value-type="float">
            <text:p>570482.5</text:p>
          </table:table-cell>
          <table:table-cell table:style-name="Default" office:value-type="float" office:value="13540" calcext:value-type="float">
            <text:p>13540</text:p>
          </table:table-cell>
          <table:table-cell table:style-name="Default" office:value-type="float" office:value="10279.5" calcext:value-type="float">
            <text:p>10279.5</text:p>
          </table:table-cell>
          <table:table-cell table:style-name="Default" office:value-type="float" office:value="13440" calcext:value-type="float">
            <text:p>13440</text:p>
          </table:table-cell>
          <table:table-cell table:style-name="Default" office:value-type="float" office:value="33393" calcext:value-type="float">
            <text:p>3339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58])" office:value-type="float" office:value="66" calcext:value-type="float">
            <text:p>66</text:p>
          </table:table-cell>
          <table:table-cell table:formula="of:=ROUND(8*[.B58]/0.0418)" office:value-type="float" office:value="12632" calcext:value-type="float">
            <text:p>12632</text:p>
          </table:table-cell>
          <table:table-cell table:style-name="Default" office:value-type="float" office:value="159563" calcext:value-type="float">
            <text:p>159563</text:p>
          </table:table-cell>
          <table:table-cell table:style-name="Default" office:value-type="float" office:value="5917.5" calcext:value-type="float">
            <text:p>5917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82" calcext:value-type="float">
            <text:p>6682</text:p>
          </table:table-cell>
          <table:table-cell table:style-name="Default" office:value-type="float" office:value="467874" calcext:value-type="float">
            <text:p>467874</text:p>
          </table:table-cell>
          <table:table-cell table:style-name="Default" office:value-type="float" office:value="11066" calcext:value-type="float">
            <text:p>11066</text:p>
          </table:table-cell>
          <table:table-cell table:style-name="Default" office:value-type="float" office:value="9767" calcext:value-type="float">
            <text:p>9767</text:p>
          </table:table-cell>
          <table:table-cell table:style-name="Default" office:value-type="float" office:value="10966" calcext:value-type="float">
            <text:p>10966</text:p>
          </table:table-cell>
          <table:table-cell table:style-name="Default" office:value-type="float" office:value="33903.5" calcext:value-type="float">
            <text:p>33903.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59])" office:value-type="float" office:value="100" calcext:value-type="float">
            <text:p>100</text:p>
          </table:table-cell>
          <table:table-cell table:formula="of:=ROUND(8*[.B59]/0.0418)" office:value-type="float" office:value="19139" calcext:value-type="float">
            <text:p>19139</text:p>
          </table:table-cell>
          <table:table-cell table:style-name="Default" office:value-type="float" office:value="117459" calcext:value-type="float">
            <text:p>117459</text:p>
          </table:table-cell>
          <table:table-cell table:style-name="Default" office:value-type="float" office:value="5066" calcext:value-type="float">
            <text:p>506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13" calcext:value-type="float">
            <text:p>3513</text:p>
          </table:table-cell>
          <table:table-cell table:style-name="Default" office:value-type="float" office:value="245844" calcext:value-type="float">
            <text:p>245844</text:p>
          </table:table-cell>
          <table:table-cell table:style-name="Default" office:value-type="float" office:value="5770" calcext:value-type="float">
            <text:p>5770</text:p>
          </table:table-cell>
          <table:table-cell table:style-name="Default" office:value-type="float" office:value="10209" calcext:value-type="float">
            <text:p>10209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33491" calcext:value-type="float">
            <text:p>3349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60])" office:value-type="float" office:value="111" calcext:value-type="float">
            <text:p>111</text:p>
          </table:table-cell>
          <table:table-cell table:formula="of:=ROUND(8*[.B60]/0.0418)" office:value-type="float" office:value="21244" calcext:value-type="float">
            <text:p>21244</text:p>
          </table:table-cell>
          <table:table-cell table:style-name="Default" office:value-type="float" office:value="127437" calcext:value-type="float">
            <text:p>127437</text:p>
          </table:table-cell>
          <table:table-cell table:style-name="Default" office:value-type="float" office:value="4901.5" calcext:value-type="float">
            <text:p>4901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20.5" calcext:value-type="float">
            <text:p>3520.5</text:p>
          </table:table-cell>
          <table:table-cell table:style-name="Default" office:value-type="float" office:value="246467" calcext:value-type="float">
            <text:p>246467</text:p>
          </table:table-cell>
          <table:table-cell table:style-name="Default" office:value-type="float" office:value="5789" calcext:value-type="float">
            <text:p>5789</text:p>
          </table:table-cell>
          <table:table-cell table:style-name="Default" office:value-type="float" office:value="9992" calcext:value-type="float">
            <text:p>9992</text:p>
          </table:table-cell>
          <table:table-cell table:style-name="Default" office:value-type="float" office:value="5689" calcext:value-type="float">
            <text:p>5689</text:p>
          </table:table-cell>
          <table:table-cell table:style-name="Default" office:value-type="float" office:value="33764" calcext:value-type="float">
            <text:p>3376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61])" office:value-type="float" office:value="125" calcext:value-type="float">
            <text:p>125</text:p>
          </table:table-cell>
          <table:table-cell table:formula="of:=ROUND(8*[.B61]/0.0418)" office:value-type="float" office:value="23923" calcext:value-type="float">
            <text:p>23923</text:p>
          </table:table-cell>
          <table:table-cell table:style-name="Default" office:value-type="float" office:value="145831" calcext:value-type="float">
            <text:p>145831</text:p>
          </table:table-cell>
          <table:table-cell table:style-name="Default" office:value-type="float" office:value="4778.5" calcext:value-type="float">
            <text:p>4778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72" calcext:value-type="float">
            <text:p>3572</text:p>
          </table:table-cell>
          <table:table-cell table:style-name="Default" office:value-type="float" office:value="250178.5" calcext:value-type="float">
            <text:p>250178.5</text:p>
          </table:table-cell>
          <table:table-cell table:style-name="Default" office:value-type="float" office:value="5867" calcext:value-type="float">
            <text:p>5867</text:p>
          </table:table-cell>
          <table:table-cell table:style-name="Default" office:value-type="float" office:value="10304" calcext:value-type="float">
            <text:p>10304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33386.5" calcext:value-type="float">
            <text:p>33386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62])" office:value-type="float" office:value="142" calcext:value-type="float">
            <text:p>142</text:p>
          </table:table-cell>
          <table:table-cell table:formula="of:=ROUND(8*[.B62]/0.0418)" office:value-type="float" office:value="27177" calcext:value-type="float">
            <text:p>27177</text:p>
          </table:table-cell>
          <table:table-cell table:style-name="Default" office:value-type="float" office:value="117814" calcext:value-type="float">
            <text:p>117814</text:p>
          </table:table-cell>
          <table:table-cell table:style-name="Default" office:value-type="float" office:value="4511" calcext:value-type="float">
            <text:p>451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627" calcext:value-type="float">
            <text:p>2627</text:p>
          </table:table-cell>
          <table:table-cell table:style-name="Default" office:value-type="float" office:value="183944" calcext:value-type="float">
            <text:p>183944</text:p>
          </table:table-cell>
          <table:table-cell table:style-name="Default" office:value-type="float" office:value="4296" calcext:value-type="float">
            <text:p>4296</text:p>
          </table:table-cell>
          <table:table-cell table:style-name="Default" office:value-type="float" office:value="10045" calcext:value-type="float">
            <text:p>10045</text:p>
          </table:table-cell>
          <table:table-cell table:style-name="Default" office:value-type="float" office:value="4196" calcext:value-type="float">
            <text:p>4196</text:p>
          </table:table-cell>
          <table:table-cell table:style-name="Default" office:value-type="float" office:value="33708.5" calcext:value-type="float">
            <text:p>33708.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63])" office:value-type="float" office:value="166" calcext:value-type="float">
            <text:p>166</text:p>
          </table:table-cell>
          <table:table-cell table:formula="of:=ROUND(8*[.B63]/0.0418)" office:value-type="float" office:value="31770" calcext:value-type="float">
            <text:p>31770</text:p>
          </table:table-cell>
          <table:table-cell table:style-name="Default" office:value-type="float" office:value="163776" calcext:value-type="float">
            <text:p>163776</text:p>
          </table:table-cell>
          <table:table-cell table:style-name="Default" office:value-type="float" office:value="4331" calcext:value-type="float">
            <text:p>433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38" calcext:value-type="float">
            <text:p>3038</text:p>
          </table:table-cell>
          <table:table-cell table:style-name="Default" office:value-type="float" office:value="213176" calcext:value-type="float">
            <text:p>213176</text:p>
          </table:table-cell>
          <table:table-cell table:style-name="Default" office:value-type="float" office:value="4996" calcext:value-type="float">
            <text:p>4996</text:p>
          </table:table-cell>
          <table:table-cell table:style-name="Default" office:value-type="float" office:value="10083.5" calcext:value-type="float">
            <text:p>10083.5</text:p>
          </table:table-cell>
          <table:table-cell table:style-name="Default" office:value-type="float" office:value="4896" calcext:value-type="float">
            <text:p>4896</text:p>
          </table:table-cell>
          <table:table-cell table:style-name="Default" office:value-type="float" office:value="33499" calcext:value-type="float">
            <text:p>3349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64])" office:value-type="float" office:value="200" calcext:value-type="float">
            <text:p>200</text:p>
          </table:table-cell>
          <table:table-cell table:formula="of:=ROUND(8*[.B64]/0.0418)" office:value-type="float" office:value="38278" calcext:value-type="float">
            <text:p>38278</text:p>
          </table:table-cell>
          <table:table-cell table:style-name="Default" office:value-type="float" office:value="158429" calcext:value-type="float">
            <text:p>158429</text:p>
          </table:table-cell>
          <table:table-cell table:style-name="Default" office:value-type="float" office:value="4269.5" calcext:value-type="float">
            <text:p>4269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29" calcext:value-type="float">
            <text:p>2529</text:p>
          </table:table-cell>
          <table:table-cell table:style-name="Default" office:value-type="float" office:value="176909.5" calcext:value-type="float">
            <text:p>176909.5</text:p>
          </table:table-cell>
          <table:table-cell table:style-name="Default" office:value-type="float" office:value="4111" calcext:value-type="float">
            <text:p>4111</text:p>
          </table:table-cell>
          <table:table-cell table:style-name="Default" office:value-type="float" office:value="10269.5" calcext:value-type="float">
            <text:p>10269.5</text:p>
          </table:table-cell>
          <table:table-cell table:style-name="Default" office:value-type="float" office:value="4011" calcext:value-type="float">
            <text:p>4011</text:p>
          </table:table-cell>
          <table:table-cell table:style-name="Default" office:value-type="float" office:value="33484" calcext:value-type="float">
            <text:p>3348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65])" office:value-type="float" office:value="250" calcext:value-type="float">
            <text:p>250</text:p>
          </table:table-cell>
          <table:table-cell table:formula="of:=ROUND(8*[.B65]/0.0418)" office:value-type="float" office:value="47847" calcext:value-type="float">
            <text:p>47847</text:p>
          </table:table-cell>
          <table:table-cell table:style-name="Default" office:value-type="float" office:value="170763" calcext:value-type="float">
            <text:p>170763</text:p>
          </table:table-cell>
          <table:table-cell table:style-name="Default" office:value-type="float" office:value="4200" calcext:value-type="float">
            <text:p>420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156.5" calcext:value-type="float">
            <text:p>2156.5</text:p>
          </table:table-cell>
          <table:table-cell table:style-name="Default" office:value-type="float" office:value="153054.5" calcext:value-type="float">
            <text:p>153054.5</text:p>
          </table:table-cell>
          <table:table-cell table:style-name="Default" office:value-type="float" office:value="3524" calcext:value-type="float">
            <text:p>3524</text:p>
          </table:table-cell>
          <table:table-cell table:style-name="Default" office:value-type="float" office:value="10281" calcext:value-type="float">
            <text:p>10281</text:p>
          </table:table-cell>
          <table:table-cell table:style-name="Default" office:value-type="float" office:value="3424" calcext:value-type="float">
            <text:p>3424</text:p>
          </table:table-cell>
          <table:table-cell table:style-name="Default" office:value-type="float" office:value="33527" calcext:value-type="float">
            <text:p>3352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66])" office:value-type="float" office:value="333" calcext:value-type="float">
            <text:p>333</text:p>
          </table:table-cell>
          <table:table-cell table:formula="of:=ROUND(8*[.B66]/0.0418)" office:value-type="float" office:value="63732" calcext:value-type="float">
            <text:p>63732</text:p>
          </table:table-cell>
          <table:table-cell table:style-name="Default" office:value-type="float" office:value="144466" calcext:value-type="float">
            <text:p>144466</text:p>
          </table:table-cell>
          <table:table-cell table:style-name="Default" office:value-type="float" office:value="3869.5" calcext:value-type="float">
            <text:p>3869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458.5" calcext:value-type="float">
            <text:p>1458.5</text:p>
          </table:table-cell>
          <table:table-cell table:style-name="Default" office:value-type="float" office:value="102041" calcext:value-type="float">
            <text:p>102041</text:p>
          </table:table-cell>
          <table:table-cell table:style-name="Default" office:value-type="float" office:value="2331" calcext:value-type="float">
            <text:p>2331</text:p>
          </table:table-cell>
          <table:table-cell table:style-name="Default" office:value-type="float" office:value="10159" calcext:value-type="float">
            <text:p>10159</text:p>
          </table:table-cell>
          <table:table-cell table:style-name="Default" office:value-type="float" office:value="2231" calcext:value-type="float">
            <text:p>2231</text:p>
          </table:table-cell>
          <table:table-cell table:style-name="Default" office:value-type="float" office:value="33672" calcext:value-type="float">
            <text:p>3367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67])" office:value-type="float" office:value="500" calcext:value-type="float">
            <text:p>500</text:p>
          </table:table-cell>
          <table:table-cell table:formula="of:=ROUND(8*[.B67]/0.0418)" office:value-type="float" office:value="95694" calcext:value-type="float">
            <text:p>95694</text:p>
          </table:table-cell>
          <table:table-cell table:style-name="Default" office:value-type="float" office:value="161108.5" calcext:value-type="float">
            <text:p>161108.5</text:p>
          </table:table-cell>
          <table:table-cell table:style-name="Default" office:value-type="float" office:value="3734" calcext:value-type="float">
            <text:p>3734</text:p>
          </table:table-cell>
          <table:table-cell table:style-name="Default" office:value-type="float" office:value="72.5" calcext:value-type="float">
            <text:p>72.5</text:p>
          </table:table-cell>
          <table:table-cell table:style-name="Default" office:value-type="float" office:value="1081" calcext:value-type="float">
            <text:p>1081</text:p>
          </table:table-cell>
          <table:table-cell table:style-name="Default" office:value-type="float" office:value="78611" calcext:value-type="float">
            <text:p>78611</text:p>
          </table:table-cell>
          <table:table-cell table:style-name="Default" office:value-type="float" office:value="1753" calcext:value-type="float">
            <text:p>1753</text:p>
          </table:table-cell>
          <table:table-cell table:style-name="Default" office:value-type="float" office:value="10466.5" calcext:value-type="float">
            <text:p>10466.5</text:p>
          </table:table-cell>
          <table:table-cell table:style-name="Default" office:value-type="float" office:value="1653" calcext:value-type="float">
            <text:p>1653</text:p>
          </table:table-cell>
          <table:table-cell table:style-name="Default" office:value-type="float" office:value="33582" calcext:value-type="float">
            <text:p>3358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68])" office:value-type="float" office:value="1000" calcext:value-type="float">
            <text:p>1000</text:p>
          </table:table-cell>
          <table:table-cell table:formula="of:=ROUND(8*[.B68]/0.0418)" office:value-type="float" office:value="191388" calcext:value-type="float">
            <text:p>191388</text:p>
          </table:table-cell>
          <table:table-cell table:style-name="Default" office:value-type="float" office:value="167879" calcext:value-type="float">
            <text:p>167879</text:p>
          </table:table-cell>
          <table:table-cell table:style-name="Default" office:value-type="float" office:value="3185.5" calcext:value-type="float">
            <text:p>318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30.5" calcext:value-type="float">
            <text:p>630.5</text:p>
          </table:table-cell>
          <table:table-cell table:style-name="Default" office:value-type="float" office:value="44287.5" calcext:value-type="float">
            <text:p>44287.5</text:p>
          </table:table-cell>
          <table:table-cell table:style-name="Default" office:value-type="float" office:value="978" calcext:value-type="float">
            <text:p>978</text:p>
          </table:table-cell>
          <table:table-cell table:style-name="Default" office:value-type="float" office:value="11286" calcext:value-type="float">
            <text:p>11286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office:value-type="float" office:value="33839" calcext:value-type="float">
            <text:p>338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Step </text:p>
          </table:table-cell>
          <table:table-cell office:value-type="string" calcext:value-type="string">
            <text:p>bytesConsiderred</text:p>
          </table:table-cell>
          <table:table-cell office:value-type="string" calcext:value-type="string">
            <text:p>bps</text:p>
          </table:table-cell>
          <table:table-cell table:style-name="Default" office:value-type="string" calcext:value-type="string">
            <text:p>valid Messages count</text:p>
          </table:table-cell>
          <table:table-cell table:style-name="Default" office:value-type="string" calcext:value-type="string">
            <text:p>rolling average time between valid words (useconds)</text:p>
          </table:table-cell>
          <table:table-cell table:style-name="Default" office:value-type="string" calcext:value-type="string">
            <text:p>valid actual Messages count</text:p>
          </table:table-cell>
          <table:table-cell table:style-name="Default" office:value-type="string" calcext:value-type="string">
            <text:p>rolling average time between actual messages of interest (mseconds)</text:p>
          </table:table-cell>
          <table:table-cell table:style-name="Default" office:value-type="string" calcext:value-type="string">
            <text:p>Module took (mseconds)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usec interarival packet time</text:p>
          </table:table-cell>
          <table:table-cell table:style-name="Default" office:value-type="string" calcext:value-type="string">
            <text:p>processed</text:p>
          </table:table-cell>
          <table:table-cell table:style-name="Default" office:value-type="string" calcext:value-type="string">
            <text:p>usec processing time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1000/[.A71])" office:value-type="float" office:value="10" calcext:value-type="float">
            <text:p>10</text:p>
          </table:table-cell>
          <table:table-cell table:formula="of:=ROUND(8*[.B71]/0.0418)" office:value-type="float" office:value="1914" calcext:value-type="float">
            <text:p>1914</text:p>
          </table:table-cell>
          <table:table-cell table:style-name="Default" office:value-type="float" office:value="159396" calcext:value-type="float">
            <text:p>159396</text:p>
          </table:table-cell>
          <table:table-cell table:style-name="Default" office:value-type="float" office:value="19141" calcext:value-type="float">
            <text:p>1914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9019.5" calcext:value-type="float">
            <text:p>39019.5</text:p>
          </table:table-cell>
          <table:table-cell table:style-name="Default" office:value-type="float" office:value="2731492" calcext:value-type="float">
            <text:p>2731492</text:p>
          </table:table-cell>
          <table:table-cell table:style-name="Default" office:value-type="float" office:value="65233" calcext:value-type="float">
            <text:p>65233</text:p>
          </table:table-cell>
          <table:table-cell table:style-name="Default" office:value-type="float" office:value="10448" calcext:value-type="float">
            <text:p>10448</text:p>
          </table:table-cell>
          <table:table-cell table:style-name="Default" office:value-type="float" office:value="65133" calcext:value-type="float">
            <text:p>65133</text:p>
          </table:table-cell>
          <table:table-cell table:style-name="Default" office:value-type="float" office:value="33366" calcext:value-type="float">
            <text:p>33366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1000/[.A72])" office:value-type="float" office:value="20" calcext:value-type="float">
            <text:p>20</text:p>
          </table:table-cell>
          <table:table-cell table:formula="of:=ROUND(8*[.B72]/0.0418)" office:value-type="float" office:value="3828" calcext:value-type="float">
            <text:p>3828</text:p>
          </table:table-cell>
          <table:table-cell table:style-name="Default" office:value-type="float" office:value="129663" calcext:value-type="float">
            <text:p>129663</text:p>
          </table:table-cell>
          <table:table-cell table:style-name="Default" office:value-type="float" office:value="10857" calcext:value-type="float">
            <text:p>1085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5888.5" calcext:value-type="float">
            <text:p>15888.5</text:p>
          </table:table-cell>
          <table:table-cell table:style-name="Default" office:value-type="float" office:value="1112463" calcext:value-type="float">
            <text:p>1112463</text:p>
          </table:table-cell>
          <table:table-cell table:style-name="Default" office:value-type="float" office:value="26515" calcext:value-type="float">
            <text:p>26515</text:p>
          </table:table-cell>
          <table:table-cell table:style-name="Default" office:value-type="float" office:value="10155" calcext:value-type="float">
            <text:p>10155</text:p>
          </table:table-cell>
          <table:table-cell table:style-name="Default" office:value-type="float" office:value="26415" calcext:value-type="float">
            <text:p>26415</text:p>
          </table:table-cell>
          <table:table-cell table:style-name="Default" office:value-type="float" office:value="33380" calcext:value-type="float">
            <text:p>3338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1000/[.A73])" office:value-type="float" office:value="40" calcext:value-type="float">
            <text:p>40</text:p>
          </table:table-cell>
          <table:table-cell table:formula="of:=ROUND(8*[.B73]/0.0418)" office:value-type="float" office:value="7656" calcext:value-type="float">
            <text:p>7656</text:p>
          </table:table-cell>
          <table:table-cell table:style-name="Default" office:value-type="float" office:value="157089" calcext:value-type="float">
            <text:p>157089</text:p>
          </table:table-cell>
          <table:table-cell table:style-name="Default" office:value-type="float" office:value="7341.5" calcext:value-type="float">
            <text:p>7341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718" calcext:value-type="float">
            <text:p>10718</text:p>
          </table:table-cell>
          <table:table-cell table:style-name="Default" office:value-type="float" office:value="750551.5" calcext:value-type="float">
            <text:p>750551.5</text:p>
          </table:table-cell>
          <table:table-cell table:style-name="Default" office:value-type="float" office:value="17870" calcext:value-type="float">
            <text:p>17870</text:p>
          </table:table-cell>
          <table:table-cell table:style-name="Default" office:value-type="float" office:value="10406.5" calcext:value-type="float">
            <text:p>10406.5</text:p>
          </table:table-cell>
          <table:table-cell table:style-name="Default" office:value-type="float" office:value="17770" calcext:value-type="float">
            <text:p>17770</text:p>
          </table:table-cell>
          <table:table-cell table:style-name="Default" office:value-type="float" office:value="33353" calcext:value-type="float">
            <text:p>33353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1000/[.A74])" office:value-type="float" office:value="50" calcext:value-type="float">
            <text:p>50</text:p>
          </table:table-cell>
          <table:table-cell table:formula="of:=ROUND(8*[.B74]/0.0418)" office:value-type="float" office:value="9569" calcext:value-type="float">
            <text:p>9569</text:p>
          </table:table-cell>
          <table:table-cell table:style-name="Default" office:value-type="float" office:value="148602" calcext:value-type="float">
            <text:p>148602</text:p>
          </table:table-cell>
          <table:table-cell table:style-name="Default" office:value-type="float" office:value="6767" calcext:value-type="float">
            <text:p>676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175.5" calcext:value-type="float">
            <text:p>8175.5</text:p>
          </table:table-cell>
          <table:table-cell table:style-name="Default" office:value-type="float" office:value="572098" calcext:value-type="float">
            <text:p>572098</text:p>
          </table:table-cell>
          <table:table-cell table:style-name="Default" office:value-type="float" office:value="13540" calcext:value-type="float">
            <text:p>13540</text:p>
          </table:table-cell>
          <table:table-cell table:style-name="Default" office:value-type="float" office:value="10284.5" calcext:value-type="float">
            <text:p>10284.5</text:p>
          </table:table-cell>
          <table:table-cell table:style-name="Default" office:value-type="float" office:value="13440" calcext:value-type="float">
            <text:p>13440</text:p>
          </table:table-cell>
          <table:table-cell table:style-name="Default" office:value-type="float" office:value="33409.5" calcext:value-type="float">
            <text:p>33409.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1000/[.A75])" office:value-type="float" office:value="66" calcext:value-type="float">
            <text:p>66</text:p>
          </table:table-cell>
          <table:table-cell table:formula="of:=ROUND(8*[.B75]/0.0418)" office:value-type="float" office:value="12632" calcext:value-type="float">
            <text:p>12632</text:p>
          </table:table-cell>
          <table:table-cell table:style-name="Default" office:value-type="float" office:value="157369" calcext:value-type="float">
            <text:p>157369</text:p>
          </table:table-cell>
          <table:table-cell table:style-name="Default" office:value-type="float" office:value="5655" calcext:value-type="float">
            <text:p>565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59" calcext:value-type="float">
            <text:p>6659</text:p>
          </table:table-cell>
          <table:table-cell table:style-name="Default" office:value-type="float" office:value="466250" calcext:value-type="float">
            <text:p>466250</text:p>
          </table:table-cell>
          <table:table-cell table:style-name="Default" office:value-type="float" office:value="11066" calcext:value-type="float">
            <text:p>11066</text:p>
          </table:table-cell>
          <table:table-cell table:style-name="Default" office:value-type="float" office:value="9876.5" calcext:value-type="float">
            <text:p>9876.5</text:p>
          </table:table-cell>
          <table:table-cell table:style-name="Default" office:value-type="float" office:value="10966" calcext:value-type="float">
            <text:p>10966</text:p>
          </table:table-cell>
          <table:table-cell table:style-name="Default" office:value-type="float" office:value="33873.5" calcext:value-type="float">
            <text:p>33873.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1000/[.A76])" office:value-type="float" office:value="100" calcext:value-type="float">
            <text:p>100</text:p>
          </table:table-cell>
          <table:table-cell table:formula="of:=ROUND(8*[.B76]/0.0418)" office:value-type="float" office:value="19139" calcext:value-type="float">
            <text:p>19139</text:p>
          </table:table-cell>
          <table:table-cell table:style-name="Default" office:value-type="float" office:value="112018" calcext:value-type="float">
            <text:p>112018</text:p>
          </table:table-cell>
          <table:table-cell table:style-name="Default" office:value-type="float" office:value="5387.5" calcext:value-type="float">
            <text:p>5387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356.5" calcext:value-type="float">
            <text:p>3356.5</text:p>
          </table:table-cell>
          <table:table-cell table:style-name="Default" office:value-type="float" office:value="234978.5" calcext:value-type="float">
            <text:p>234978.5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10257.5" calcext:value-type="float">
            <text:p>10257.5</text:p>
          </table:table-cell>
          <table:table-cell table:style-name="Default" office:value-type="float" office:value="5360" calcext:value-type="float">
            <text:p>5360</text:p>
          </table:table-cell>
          <table:table-cell table:style-name="Default" office:value-type="float" office:value="33522" calcext:value-type="float">
            <text:p>3352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1000/[.A77])" office:value-type="float" office:value="111" calcext:value-type="float">
            <text:p>111</text:p>
          </table:table-cell>
          <table:table-cell table:formula="of:=ROUND(8*[.B77]/0.0418)" office:value-type="float" office:value="21244" calcext:value-type="float">
            <text:p>21244</text:p>
          </table:table-cell>
          <table:table-cell table:style-name="Default" office:value-type="float" office:value="128575" calcext:value-type="float">
            <text:p>128575</text:p>
          </table:table-cell>
          <table:table-cell table:style-name="Default" office:value-type="float" office:value="4881.5" calcext:value-type="float">
            <text:p>4881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17" calcext:value-type="float">
            <text:p>3517</text:p>
          </table:table-cell>
          <table:table-cell table:style-name="Default" office:value-type="float" office:value="246107.5" calcext:value-type="float">
            <text:p>246107.5</text:p>
          </table:table-cell>
          <table:table-cell table:style-name="Default" office:value-type="float" office:value="5789" calcext:value-type="float">
            <text:p>5789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float" office:value="5689" calcext:value-type="float">
            <text:p>5689</text:p>
          </table:table-cell>
          <table:table-cell table:style-name="Default" office:value-type="float" office:value="33758.5" calcext:value-type="float">
            <text:p>33758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1000/[.A78])" office:value-type="float" office:value="125" calcext:value-type="float">
            <text:p>125</text:p>
          </table:table-cell>
          <table:table-cell table:formula="of:=ROUND(8*[.B78]/0.0418)" office:value-type="float" office:value="23923" calcext:value-type="float">
            <text:p>23923</text:p>
          </table:table-cell>
          <table:table-cell table:style-name="Default" office:value-type="float" office:value="145831" calcext:value-type="float">
            <text:p>145831</text:p>
          </table:table-cell>
          <table:table-cell table:style-name="Default" office:value-type="float" office:value="4625.5" calcext:value-type="float">
            <text:p>462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559" calcext:value-type="float">
            <text:p>3559</text:p>
          </table:table-cell>
          <table:table-cell table:style-name="Default" office:value-type="float" office:value="249303" calcext:value-type="float">
            <text:p>249303</text:p>
          </table:table-cell>
          <table:table-cell table:style-name="Default" office:value-type="float" office:value="5867" calcext:value-type="float">
            <text:p>5867</text:p>
          </table:table-cell>
          <table:table-cell table:style-name="Default" office:value-type="float" office:value="10384" calcext:value-type="float">
            <text:p>10384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33375" calcext:value-type="float">
            <text:p>333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1000/[.A79])" office:value-type="float" office:value="142" calcext:value-type="float">
            <text:p>142</text:p>
          </table:table-cell>
          <table:table-cell table:formula="of:=ROUND(8*[.B79]/0.0418)" office:value-type="float" office:value="27177" calcext:value-type="float">
            <text:p>27177</text:p>
          </table:table-cell>
          <table:table-cell table:style-name="Default" office:value-type="float" office:value="118654" calcext:value-type="float">
            <text:p>118654</text:p>
          </table:table-cell>
          <table:table-cell table:style-name="Default" office:value-type="float" office:value="4604.5" calcext:value-type="float">
            <text:p>4604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631.5" calcext:value-type="float">
            <text:p>2631.5</text:p>
          </table:table-cell>
          <table:table-cell table:style-name="Default" office:value-type="float" office:value="184430.5" calcext:value-type="float">
            <text:p>184430.5</text:p>
          </table:table-cell>
          <table:table-cell table:style-name="Default" office:value-type="float" office:value="4296" calcext:value-type="float">
            <text:p>4296</text:p>
          </table:table-cell>
          <table:table-cell table:style-name="Default" office:value-type="float" office:value="10035" calcext:value-type="float">
            <text:p>10035</text:p>
          </table:table-cell>
          <table:table-cell table:style-name="Default" office:value-type="float" office:value="4196" calcext:value-type="float">
            <text:p>4196</text:p>
          </table:table-cell>
          <table:table-cell table:style-name="Default" office:value-type="float" office:value="33721.5" calcext:value-type="float">
            <text:p>33721.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1000/[.A80])" office:value-type="float" office:value="166" calcext:value-type="float">
            <text:p>166</text:p>
          </table:table-cell>
          <table:table-cell table:formula="of:=ROUND(8*[.B80]/0.0418)" office:value-type="float" office:value="31770" calcext:value-type="float">
            <text:p>31770</text:p>
          </table:table-cell>
          <table:table-cell table:style-name="Default" office:value-type="float" office:value="164733" calcext:value-type="float">
            <text:p>164733</text:p>
          </table:table-cell>
          <table:table-cell table:style-name="Default" office:value-type="float" office:value="4343" calcext:value-type="float">
            <text:p>434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40" calcext:value-type="float">
            <text:p>3040</text:p>
          </table:table-cell>
          <table:table-cell table:style-name="Default" office:value-type="float" office:value="213315" calcext:value-type="float">
            <text:p>213315</text:p>
          </table:table-cell>
          <table:table-cell table:style-name="Default" office:value-type="float" office:value="4996" calcext:value-type="float">
            <text:p>4996</text:p>
          </table:table-cell>
          <table:table-cell table:style-name="Default" office:value-type="float" office:value="10090" calcext:value-type="float">
            <text:p>10090</text:p>
          </table:table-cell>
          <table:table-cell table:style-name="Default" office:value-type="float" office:value="4896" calcext:value-type="float">
            <text:p>4896</text:p>
          </table:table-cell>
          <table:table-cell table:style-name="Default" office:value-type="float" office:value="33649.5" calcext:value-type="float">
            <text:p>33649.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1000/[.A81])" office:value-type="float" office:value="200" calcext:value-type="float">
            <text:p>200</text:p>
          </table:table-cell>
          <table:table-cell table:formula="of:=ROUND(8*[.B81]/0.0418)" office:value-type="float" office:value="38278" calcext:value-type="float">
            <text:p>38278</text:p>
          </table:table-cell>
          <table:table-cell table:style-name="Default" office:value-type="float" office:value="158429" calcext:value-type="float">
            <text:p>158429</text:p>
          </table:table-cell>
          <table:table-cell table:style-name="Default" office:value-type="float" office:value="4384.5" calcext:value-type="float">
            <text:p>4384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536" calcext:value-type="float">
            <text:p>2536</text:p>
          </table:table-cell>
          <table:table-cell table:style-name="Default" office:value-type="float" office:value="177486.5" calcext:value-type="float">
            <text:p>177486.5</text:p>
          </table:table-cell>
          <table:table-cell table:style-name="Default" office:value-type="float" office:value="4111" calcext:value-type="float">
            <text:p>4111</text:p>
          </table:table-cell>
          <table:table-cell table:style-name="Default" office:value-type="float" office:value="10223" calcext:value-type="float">
            <text:p>10223</text:p>
          </table:table-cell>
          <table:table-cell table:style-name="Default" office:value-type="float" office:value="4011" calcext:value-type="float">
            <text:p>4011</text:p>
          </table:table-cell>
          <table:table-cell table:style-name="Default" office:value-type="float" office:value="33490.5" calcext:value-type="float">
            <text:p>33490.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1000/[.A82])" office:value-type="float" office:value="250" calcext:value-type="float">
            <text:p>250</text:p>
          </table:table-cell>
          <table:table-cell table:formula="of:=ROUND(8*[.B82]/0.0418)" office:value-type="float" office:value="47847" calcext:value-type="float">
            <text:p>47847</text:p>
          </table:table-cell>
          <table:table-cell table:style-name="Default" office:value-type="float" office:value="170763" calcext:value-type="float">
            <text:p>170763</text:p>
          </table:table-cell>
          <table:table-cell table:style-name="Default" office:value-type="float" office:value="3771.5" calcext:value-type="float">
            <text:p>3771.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123" calcext:value-type="float">
            <text:p>2123</text:p>
          </table:table-cell>
          <table:table-cell table:style-name="Default" office:value-type="float" office:value="150709" calcext:value-type="float">
            <text:p>150709</text:p>
          </table:table-cell>
          <table:table-cell table:style-name="Default" office:value-type="float" office:value="3524" calcext:value-type="float">
            <text:p>3524</text:p>
          </table:table-cell>
          <table:table-cell table:style-name="Default" office:value-type="float" office:value="10285" calcext:value-type="float">
            <text:p>10285</text:p>
          </table:table-cell>
          <table:table-cell table:style-name="Default" office:value-type="float" office:value="3424" calcext:value-type="float">
            <text:p>3424</text:p>
          </table:table-cell>
          <table:table-cell table:style-name="Default" office:value-type="float" office:value="33479.5" calcext:value-type="float">
            <text:p>33479.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1000/[.A83])" office:value-type="float" office:value="333" calcext:value-type="float">
            <text:p>333</text:p>
          </table:table-cell>
          <table:table-cell table:formula="of:=ROUND(8*[.B83]/0.0418)" office:value-type="float" office:value="63732" calcext:value-type="float">
            <text:p>63732</text:p>
          </table:table-cell>
          <table:table-cell table:style-name="Default" office:value-type="float" office:value="143572" calcext:value-type="float">
            <text:p>143572</text:p>
          </table:table-cell>
          <table:table-cell table:style-name="Default" office:value-type="float" office:value="3825.5" calcext:value-type="float">
            <text:p>3825.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458" calcext:value-type="float">
            <text:p>1458</text:p>
          </table:table-cell>
          <table:table-cell table:style-name="Default" office:value-type="float" office:value="102005" calcext:value-type="float">
            <text:p>102005</text:p>
          </table:table-cell>
          <table:table-cell table:style-name="Default" office:value-type="float" office:value="2331" calcext:value-type="float">
            <text:p>2331</text:p>
          </table:table-cell>
          <table:table-cell table:style-name="Default" office:value-type="float" office:value="10169" calcext:value-type="float">
            <text:p>10169</text:p>
          </table:table-cell>
          <table:table-cell table:style-name="Default" office:value-type="float" office:value="2231" calcext:value-type="float">
            <text:p>2231</text:p>
          </table:table-cell>
          <table:table-cell table:style-name="Default" office:value-type="float" office:value="33679.5" calcext:value-type="float">
            <text:p>33679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1000/[.A84])" office:value-type="float" office:value="500" calcext:value-type="float">
            <text:p>500</text:p>
          </table:table-cell>
          <table:table-cell table:formula="of:=ROUND(8*[.B84]/0.0418)" office:value-type="float" office:value="95694" calcext:value-type="float">
            <text:p>95694</text:p>
          </table:table-cell>
          <table:table-cell table:style-name="Default" office:value-type="float" office:value="161439.5" calcext:value-type="float">
            <text:p>161439.5</text:p>
          </table:table-cell>
          <table:table-cell table:style-name="Default" office:value-type="float" office:value="3550.5" calcext:value-type="float">
            <text:p>3550.5</text:p>
          </table:table-cell>
          <table:table-cell table:style-name="Default" office:value-type="float" office:value="72.5" calcext:value-type="float">
            <text:p>72.5</text:p>
          </table:table-cell>
          <table:table-cell table:style-name="Default" office:value-type="float" office:value="1066" calcext:value-type="float">
            <text:p>1066</text:p>
          </table:table-cell>
          <table:table-cell table:style-name="Default" office:value-type="float" office:value="77529" calcext:value-type="float">
            <text:p>77529</text:p>
          </table:table-cell>
          <table:table-cell table:style-name="Default" office:value-type="float" office:value="1753" calcext:value-type="float">
            <text:p>1753</text:p>
          </table:table-cell>
          <table:table-cell table:style-name="Default" office:value-type="float" office:value="10450" calcext:value-type="float">
            <text:p>10450</text:p>
          </table:table-cell>
          <table:table-cell table:style-name="Default" office:value-type="float" office:value="1653" calcext:value-type="float">
            <text:p>1653</text:p>
          </table:table-cell>
          <table:table-cell table:style-name="Default" office:value-type="float" office:value="33557" calcext:value-type="float">
            <text:p>3355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1000/[.A85])" office:value-type="float" office:value="1000" calcext:value-type="float">
            <text:p>1000</text:p>
          </table:table-cell>
          <table:table-cell table:formula="of:=ROUND(8*[.B85]/0.0418)" office:value-type="float" office:value="191388" calcext:value-type="float">
            <text:p>191388</text:p>
          </table:table-cell>
          <table:table-cell table:style-name="Default" table:number-columns-repeated="9"/>
          <table:table-cell table:number-columns-repeated="101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8:19:14.336211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2:57:55.161757443</meta:creation-date>
    <dc:date>2019-01-02T09:56:45.958048186</dc:date>
    <meta:editing-duration>PT3H10M16S</meta:editing-duration>
    <meta:editing-cycles>53</meta:editing-cycles>
    <meta:generator>LibreOffice/6.0.7.3$Linux_X86_64 LibreOffice_project/00m0$Build-3</meta:generator>
    <meta:document-statistic meta:table-count="2" meta:cell-count="1816" meta:object-count="0"/>
  </office:meta>
</office:document-meta>
</file>